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objectwithoutfill">
      <style:graphic-properties draw:fill="none" draw:textarea-vertical-align="middle"/>
    </style:style>
    <style:style style:name="gr9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85cm" fo:min-width="1.352cm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522cm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934cm" fo:min-width="0.706cm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2.849cm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22cm" fo:min-width="1.695cm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3.074cm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22cm" fo:min-width="1.695cm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1.441cm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1.789cm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06cm" fo:min-width="1.924cm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099cm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06cm" fo:min-width="1.793cm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06cm" fo:min-width="1.793cm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2.336cm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22cm" fo:min-width="1.695cm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1.599cm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934cm" fo:min-width="0.706cm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2.849cm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22cm" fo:min-width="1.695cm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3.074cm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22cm" fo:min-width="1.695cm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1.441cm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1.789cm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06cm" fo:min-width="1.924cm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099cm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06cm" fo:min-width="1.793cm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06cm" fo:min-width="1.793cm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2.336cm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22cm" fo:min-width="1.695cm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79cm" fo:min-width="1.599cm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6pt" style:font-size-asian="6pt" style:font-size-complex="6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7pt" fo:font-style="normal" fo:text-shadow="none" style:text-underline-style="none" fo:font-weight="normal" style:letter-kerning="true" style:font-family-asian="'Microsoft YaHei'" style:font-family-generic-asian="system" style:font-pitch-asian="variable" style:font-size-asian="7pt" style:font-style-asian="normal" style:font-weight-asian="normal" style:font-family-complex="Mangal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7pt" fo:font-style="normal" fo:text-shadow="none" style:text-underline-style="none" fo:font-weight="normal" style:letter-kerning="true" style:font-family-asian="'Microsoft YaHei'" style:font-family-generic-asian="system" style:font-pitch-asian="variable" style:font-size-asian="7pt" style:font-style-asian="normal" style:font-weight-asian="normal" style:font-family-complex="Mangal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7pt" fo:font-style="normal" fo:text-shadow="none" style:text-underline-style="none" fo:font-weight="normal" style:letter-kerning="true" style:font-family-asian="'Microsoft YaHei'" style:font-family-generic-asian="system" style:font-pitch-asian="variable" style:font-size-asian="7pt" style:font-style-asian="normal" style:font-weight-asian="normal" style:font-family-complex="Mangal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1" draw:text-style-name="P1" draw:layer="layout" svg:x1="6.704cm" svg:y1="3.499cm" svg:x2="6.704cm" svg:y2="4.499cm">
              <text:p/>
            </draw:line>
            <draw:line draw:style-name="gr2" draw:text-style-name="P1" draw:layer="layout" svg:x1="6.454cm" svg:y1="3.998cm" svg:x2="6.954cm" svg:y2="3.998cm">
              <text:p/>
            </draw:line>
            <draw:g>
              <draw:rect draw:style-name="gr3" draw:text-style-name="P1" draw:layer="layout" svg:width="1cm" svg:height="1cm" svg:x="6.205cm" svg:y="2.5cm">
                <text:p/>
              </draw:rect>
              <draw:rect draw:style-name="gr4" draw:text-style-name="P1" draw:layer="layout" svg:width="0.804cm" svg:height="0.831cm" svg:x="6.303cm" svg:y="2.585cm">
                <text:p text:style-name="P2"><text:span text:style-name="T1">0</text:span></text:p>
              </draw:rect>
            </draw:g>
          </draw:g>
          <draw:frame draw:style-name="gr5" draw:text-style-name="P4" draw:layer="layout" svg:width="2.022cm" svg:height="0.64cm" svg:x="6.955cm" svg:y="3.673cm">
            <draw:text-box>
              <text:p text:style-name="P3"><text:span text:style-name="T2">Continuar</text:span></text:p>
            </draw:text-box>
          </draw:frame>
          <draw:g>
            <draw:line draw:style-name="gr6" draw:text-style-name="P1" draw:layer="layout" svg:x1="7.2cm" svg:y1="3cm" svg:x2="7.747cm" svg:y2="3cm">
              <text:p/>
            </draw:line>
            <draw:g>
              <draw:rect draw:style-name="gr7" draw:text-style-name="P5" draw:layer="layout" svg:width="2.733cm" svg:height="1cm" svg:x="8.567cm" svg:y="2.5cm">
                <text:p text:style-name="P2"><text:span text:style-name="T2">Inicializar planta</text:span></text:p>
              </draw:rect>
              <draw:rect draw:style-name="gr8" draw:text-style-name="P5" draw:layer="layout" svg:width="0.82cm" svg:height="1cm" svg:x="7.747cm" svg:y="2.5cm">
                <text:p text:style-name="P2"><text:span text:style-name="T2">N</text:span></text:p>
              </draw:rect>
            </draw:g>
          </draw:g>
          <draw:g>
            <draw:rect draw:style-name="gr9" draw:text-style-name="P1" draw:layer="layout" svg:width="1cm" svg:height="1cm" svg:x="6.205cm" svg:y="4.5cm">
              <text:p text:style-name="P2"><text:span text:style-name="T1">1</text:span></text:p>
            </draw:rect>
            <draw:line draw:style-name="gr10" draw:text-style-name="P1" draw:layer="layout" svg:x1="6.705cm" svg:y1="5.5cm" svg:x2="6.705cm" svg:y2="6.5cm">
              <draw:glue-point draw:id="4" svg:x="0cm" svg:y="5cm"/>
              <text:p/>
            </draw:line>
            <draw:line draw:style-name="gr11" draw:text-style-name="P1" draw:layer="layout" svg:x1="6.455cm" svg:y1="6cm" svg:x2="6.955cm" svg:y2="6cm">
              <text:p/>
            </draw:line>
            <draw:frame draw:style-name="gr12" draw:text-style-name="P4" draw:layer="layout" svg:width="2.022cm" svg:height="0.64cm" svg:x="6.955cm" svg:y="5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13" draw:text-style-name="P1" draw:layer="layout" svg:x1="7.2cm" svg:y1="5cm" svg:x2="7.847cm" svg:y2="5cm">
              <text:p/>
            </draw:line>
            <draw:g>
              <draw:rect draw:style-name="gr14" draw:text-style-name="P5" draw:layer="layout" svg:width="3.233cm" svg:height="1cm" svg:x="8.817cm" svg:y="4.5cm">
                <text:p text:style-name="P2"><text:span text:style-name="T2">Posicionar inyector </text:span></text:p>
                <text:p text:style-name="P2"><text:span text:style-name="T2">en Molde espaldar 2</text:span></text:p>
              </draw:rect>
              <draw:rect draw:style-name="gr15" draw:text-style-name="P5" draw:layer="layout" svg:width="0.97cm" svg:height="1cm" svg:x="7.847cm" svg:y="4.5cm">
                <text:p text:style-name="P2"><text:span text:style-name="T2">N</text:span></text:p>
              </draw:rect>
            </draw:g>
          </draw:g>
          <draw:g>
            <draw:rect draw:style-name="gr16" draw:text-style-name="P1" draw:layer="layout" svg:width="1cm" svg:height="1cm" svg:x="6.2cm" svg:y="6.5cm">
              <text:p text:style-name="P2"><text:span text:style-name="T1">2</text:span></text:p>
            </draw:rect>
            <draw:line draw:style-name="gr17" draw:text-style-name="P1" draw:layer="layout" svg:x1="6.7cm" svg:y1="7.5cm" svg:x2="6.7cm" svg:y2="8.5cm">
              <draw:glue-point draw:id="4" svg:x="0cm" svg:y="5cm"/>
              <text:p/>
            </draw:line>
            <draw:line draw:style-name="gr18" draw:text-style-name="P1" draw:layer="layout" svg:x1="6.45cm" svg:y1="8cm" svg:x2="6.95cm" svg:y2="8cm">
              <text:p/>
            </draw:line>
            <draw:frame draw:style-name="gr19" draw:text-style-name="P4" draw:layer="layout" svg:width="2.022cm" svg:height="0.64cm" svg:x="6.95cm" svg:y="7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20" draw:text-style-name="P1" draw:layer="layout" svg:x1="7.2cm" svg:y1="6.75cm" svg:x2="7.88cm" svg:y2="6.75cm">
              <text:p/>
            </draw:line>
            <draw:g>
              <draw:rect draw:style-name="gr21" draw:text-style-name="P5" draw:layer="layout" svg:width="3.4cm" svg:height="0.5cm" svg:x="8.9cm" svg:y="6.5cm">
                <text:p text:style-name="P2"><text:span text:style-name="T2">Inyectar PU</text:span></text:p>
              </draw:rect>
              <draw:rect draw:style-name="gr22" draw:text-style-name="P5" draw:layer="layout" svg:width="1.02cm" svg:height="0.5cm" svg:x="7.88cm" svg:y="6.5cm">
                <text:p text:style-name="P2"><text:span text:style-name="T2">N</text:span></text:p>
              </draw:rect>
            </draw:g>
          </draw:g>
          <draw:g>
            <draw:rect draw:style-name="gr23" draw:text-style-name="P5" draw:layer="layout" svg:width="3.338cm" svg:height="0.5cm" svg:x="8.912cm" svg:y="7cm">
              <text:p text:style-name="P2"><text:span text:style-name="T2">Dejar de Inyectar PU</text:span></text:p>
            </draw:rect>
            <draw:rect draw:style-name="gr24" draw:text-style-name="P5" draw:layer="layout" svg:width="1.001cm" svg:height="0.5cm" svg:x="7.911cm" svg:y="7cm">
              <text:p text:style-name="P2"><text:span text:style-name="T2">N</text:span></text:p>
            </draw:rect>
          </draw:g>
          <draw:g>
            <draw:rect draw:style-name="gr25" draw:text-style-name="P1" draw:layer="layout" svg:width="1cm" svg:height="1cm" svg:x="6.205cm" svg:y="8.5cm">
              <text:p text:style-name="P2"><text:span text:style-name="T1">3</text:span></text:p>
            </draw:rect>
            <draw:line draw:style-name="gr26" draw:text-style-name="P1" draw:layer="layout" svg:x1="6.705cm" svg:y1="9.5cm" svg:x2="6.705cm" svg:y2="10.5cm">
              <draw:glue-point draw:id="4" svg:x="0cm" svg:y="5cm"/>
              <text:p/>
            </draw:line>
            <draw:line draw:style-name="gr27" draw:text-style-name="P1" draw:layer="layout" svg:x1="6.455cm" svg:y1="10cm" svg:x2="6.955cm" svg:y2="10cm">
              <text:p/>
            </draw:line>
            <draw:frame draw:style-name="gr28" draw:text-style-name="P4" draw:layer="layout" svg:width="2.022cm" svg:height="0.64cm" svg:x="6.955cm" svg:y="9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29" draw:text-style-name="P1" draw:layer="layout" svg:x1="7.2cm" svg:y1="9cm" svg:x2="7.847cm" svg:y2="9cm">
              <text:p/>
            </draw:line>
            <draw:g>
              <draw:rect draw:style-name="gr30" draw:text-style-name="P5" draw:layer="layout" svg:width="3.233cm" svg:height="1cm" svg:x="8.817cm" svg:y="8.5cm">
                <text:p text:style-name="P2"><text:span text:style-name="T2">Posicionar inyector </text:span></text:p>
                <text:p text:style-name="P2"><text:span text:style-name="T2">en Molde cojin 2</text:span></text:p>
              </draw:rect>
              <draw:rect draw:style-name="gr31" draw:text-style-name="P5" draw:layer="layout" svg:width="0.97cm" svg:height="1cm" svg:x="7.847cm" svg:y="8.5cm">
                <text:p text:style-name="P2"><text:span text:style-name="T2">N</text:span></text:p>
              </draw:rect>
            </draw:g>
          </draw:g>
          <draw:g>
            <draw:rect draw:style-name="gr32" draw:text-style-name="P1" draw:layer="layout" svg:width="1cm" svg:height="1cm" svg:x="6.2cm" svg:y="10.5cm">
              <text:p text:style-name="P2"><text:span text:style-name="T1">4</text:span></text:p>
            </draw:rect>
            <draw:line draw:style-name="gr33" draw:text-style-name="P1" draw:layer="layout" svg:x1="6.7cm" svg:y1="11.5cm" svg:x2="6.7cm" svg:y2="12.5cm">
              <draw:glue-point draw:id="4" svg:x="0cm" svg:y="5cm"/>
              <text:p/>
            </draw:line>
            <draw:line draw:style-name="gr34" draw:text-style-name="P1" draw:layer="layout" svg:x1="6.45cm" svg:y1="12cm" svg:x2="6.95cm" svg:y2="12cm">
              <text:p/>
            </draw:line>
            <draw:frame draw:style-name="gr35" draw:text-style-name="P4" draw:layer="layout" svg:width="2.022cm" svg:height="0.64cm" svg:x="6.95cm" svg:y="11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36" draw:text-style-name="P1" draw:layer="layout" svg:x1="7.2cm" svg:y1="10.75cm" svg:x2="7.88cm" svg:y2="10.75cm">
              <text:p/>
            </draw:line>
            <draw:g>
              <draw:rect draw:style-name="gr37" draw:text-style-name="P5" draw:layer="layout" svg:width="3.4cm" svg:height="0.5cm" svg:x="8.9cm" svg:y="10.5cm">
                <text:p text:style-name="P2"><text:span text:style-name="T2">Inyectar PU</text:span></text:p>
              </draw:rect>
              <draw:rect draw:style-name="gr38" draw:text-style-name="P5" draw:layer="layout" svg:width="1.02cm" svg:height="0.5cm" svg:x="7.88cm" svg:y="10.5cm">
                <text:p text:style-name="P2"><text:span text:style-name="T2">N</text:span></text:p>
              </draw:rect>
            </draw:g>
          </draw:g>
          <draw:g>
            <draw:rect draw:style-name="gr39" draw:text-style-name="P5" draw:layer="layout" svg:width="3.338cm" svg:height="0.5cm" svg:x="8.912cm" svg:y="11cm">
              <text:p text:style-name="P2"><text:span text:style-name="T2">Dejar de Inyectar PU</text:span></text:p>
            </draw:rect>
            <draw:rect draw:style-name="gr40" draw:text-style-name="P5" draw:layer="layout" svg:width="1.001cm" svg:height="0.5cm" svg:x="7.911cm" svg:y="11cm">
              <text:p text:style-name="P2"><text:span text:style-name="T2">N</text:span></text:p>
            </draw:rect>
          </draw:g>
          <draw:g>
            <draw:rect draw:style-name="gr41" draw:text-style-name="P1" draw:layer="layout" svg:width="1cm" svg:height="1cm" svg:x="6.205cm" svg:y="12.5cm">
              <text:p text:style-name="P2"><text:span text:style-name="T1">5</text:span></text:p>
            </draw:rect>
            <draw:line draw:style-name="gr42" draw:text-style-name="P1" draw:layer="layout" svg:x1="6.705cm" svg:y1="13.5cm" svg:x2="6.705cm" svg:y2="14.5cm">
              <draw:glue-point draw:id="4" svg:x="0cm" svg:y="5cm"/>
              <text:p/>
            </draw:line>
            <draw:line draw:style-name="gr43" draw:text-style-name="P1" draw:layer="layout" svg:x1="6.455cm" svg:y1="14cm" svg:x2="6.955cm" svg:y2="14cm">
              <text:p/>
            </draw:line>
            <draw:frame draw:style-name="gr44" draw:text-style-name="P4" draw:layer="layout" svg:width="2.022cm" svg:height="0.64cm" svg:x="6.955cm" svg:y="13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45" draw:text-style-name="P1" draw:layer="layout" svg:x1="7.2cm" svg:y1="13cm" svg:x2="7.847cm" svg:y2="13cm">
              <text:p/>
            </draw:line>
            <draw:g>
              <draw:rect draw:style-name="gr46" draw:text-style-name="P5" draw:layer="layout" svg:width="3.233cm" svg:height="1cm" svg:x="8.817cm" svg:y="12.5cm">
                <text:p text:style-name="P2"><text:span text:style-name="T2">Posicionar inyector </text:span></text:p>
                <text:p text:style-name="P2"><text:span text:style-name="T2">en Molde cojin 1</text:span></text:p>
              </draw:rect>
              <draw:rect draw:style-name="gr47" draw:text-style-name="P5" draw:layer="layout" svg:width="0.97cm" svg:height="1cm" svg:x="7.847cm" svg:y="12.5cm">
                <text:p text:style-name="P2"><text:span text:style-name="T2">N</text:span></text:p>
              </draw:rect>
            </draw:g>
          </draw:g>
          <draw:g>
            <draw:rect draw:style-name="gr48" draw:text-style-name="P1" draw:layer="layout" svg:width="1cm" svg:height="1cm" svg:x="6.2cm" svg:y="14.5cm">
              <text:p text:style-name="P2"><text:span text:style-name="T1">6</text:span></text:p>
            </draw:rect>
            <draw:line draw:style-name="gr49" draw:text-style-name="P1" draw:layer="layout" svg:x1="6.7cm" svg:y1="15.5cm" svg:x2="6.7cm" svg:y2="16.5cm">
              <draw:glue-point draw:id="4" svg:x="0cm" svg:y="5cm"/>
              <text:p/>
            </draw:line>
            <draw:line draw:style-name="gr50" draw:text-style-name="P1" draw:layer="layout" svg:x1="6.45cm" svg:y1="16cm" svg:x2="6.95cm" svg:y2="16cm">
              <text:p/>
            </draw:line>
            <draw:frame draw:style-name="gr51" draw:text-style-name="P4" draw:layer="layout" svg:width="2.022cm" svg:height="0.64cm" svg:x="6.95cm" svg:y="15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52" draw:text-style-name="P1" draw:layer="layout" svg:x1="7.2cm" svg:y1="14.75cm" svg:x2="7.88cm" svg:y2="14.75cm">
              <text:p/>
            </draw:line>
            <draw:g>
              <draw:rect draw:style-name="gr53" draw:text-style-name="P5" draw:layer="layout" svg:width="3.4cm" svg:height="0.5cm" svg:x="8.9cm" svg:y="14.5cm">
                <text:p text:style-name="P2"><text:span text:style-name="T2">Inyectar PU</text:span></text:p>
              </draw:rect>
              <draw:rect draw:style-name="gr54" draw:text-style-name="P5" draw:layer="layout" svg:width="1.02cm" svg:height="0.5cm" svg:x="7.88cm" svg:y="14.5cm">
                <text:p text:style-name="P2"><text:span text:style-name="T2">N</text:span></text:p>
              </draw:rect>
            </draw:g>
          </draw:g>
          <draw:g>
            <draw:rect draw:style-name="gr55" draw:text-style-name="P5" draw:layer="layout" svg:width="3.338cm" svg:height="0.5cm" svg:x="8.912cm" svg:y="15cm">
              <text:p text:style-name="P2"><text:span text:style-name="T2">Dejar de Inyectar PU</text:span></text:p>
            </draw:rect>
            <draw:rect draw:style-name="gr56" draw:text-style-name="P5" draw:layer="layout" svg:width="1.001cm" svg:height="0.5cm" svg:x="7.911cm" svg:y="15cm">
              <text:p text:style-name="P2"><text:span text:style-name="T2">N</text:span></text:p>
            </draw:rect>
          </draw:g>
          <draw:g>
            <draw:rect draw:style-name="gr57" draw:text-style-name="P1" draw:layer="layout" svg:width="1cm" svg:height="1cm" svg:x="6.205cm" svg:y="16.5cm">
              <text:p text:style-name="P2"><text:span text:style-name="T1">7</text:span></text:p>
            </draw:rect>
            <draw:line draw:style-name="gr58" draw:text-style-name="P1" draw:layer="layout" svg:x1="6.705cm" svg:y1="17.5cm" svg:x2="6.705cm" svg:y2="18.5cm">
              <draw:glue-point draw:id="4" svg:x="0cm" svg:y="5cm"/>
              <text:p/>
            </draw:line>
            <draw:line draw:style-name="gr59" draw:text-style-name="P1" draw:layer="layout" svg:x1="6.455cm" svg:y1="18cm" svg:x2="6.955cm" svg:y2="18cm">
              <text:p/>
            </draw:line>
            <draw:frame draw:style-name="gr60" draw:text-style-name="P4" draw:layer="layout" svg:width="2.022cm" svg:height="0.64cm" svg:x="6.955cm" svg:y="17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61" draw:text-style-name="P1" draw:layer="layout" svg:x1="7.2cm" svg:y1="17cm" svg:x2="7.847cm" svg:y2="17cm">
              <text:p/>
            </draw:line>
            <draw:g>
              <draw:rect draw:style-name="gr62" draw:text-style-name="P5" draw:layer="layout" svg:width="3.233cm" svg:height="1cm" svg:x="8.817cm" svg:y="16.5cm">
                <text:p text:style-name="P2"><text:span text:style-name="T2">Posicionar inyector </text:span></text:p>
                <text:p text:style-name="P2"><text:span text:style-name="T2">en Molde espaldar 1</text:span></text:p>
              </draw:rect>
              <draw:rect draw:style-name="gr63" draw:text-style-name="P5" draw:layer="layout" svg:width="0.97cm" svg:height="1cm" svg:x="7.847cm" svg:y="16.5cm">
                <text:p text:style-name="P2"><text:span text:style-name="T2">N</text:span></text:p>
              </draw:rect>
            </draw:g>
          </draw:g>
          <draw:g>
            <draw:rect draw:style-name="gr64" draw:text-style-name="P1" draw:layer="layout" svg:width="1cm" svg:height="1cm" svg:x="6.2cm" svg:y="22.5cm">
              <text:p text:style-name="P2"><text:span text:style-name="T1">10</text:span></text:p>
            </draw:rect>
            <draw:line draw:style-name="gr65" draw:text-style-name="P1" draw:layer="layout" svg:x1="6.7cm" svg:y1="23.5cm" svg:x2="6.7cm" svg:y2="24.5cm">
              <draw:glue-point draw:id="4" svg:x="0cm" svg:y="5cm"/>
              <text:p/>
            </draw:line>
            <draw:line draw:style-name="gr66" draw:text-style-name="P1" draw:layer="layout" svg:x1="6.45cm" svg:y1="24cm" svg:x2="6.95cm" svg:y2="24cm">
              <text:p/>
            </draw:line>
            <draw:frame draw:style-name="gr67" draw:text-style-name="P4" draw:layer="layout" svg:width="2.022cm" svg:height="0.64cm" svg:x="6.95cm" svg:y="23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68" draw:text-style-name="P1" draw:layer="layout" svg:x1="7.2cm" svg:y1="22.75cm" svg:x2="7.88cm" svg:y2="22.75cm">
              <text:p/>
            </draw:line>
            <draw:g>
              <draw:rect draw:style-name="gr69" draw:text-style-name="P5" draw:layer="layout" svg:width="3.4cm" svg:height="0.5cm" svg:x="8.9cm" svg:y="22.5cm">
                <text:p text:style-name="P2"><text:span text:style-name="T2">Eyectar PU canales</text:span></text:p>
              </draw:rect>
              <draw:rect draw:style-name="gr70" draw:text-style-name="P5" draw:layer="layout" svg:width="1.02cm" svg:height="0.5cm" svg:x="7.88cm" svg:y="22.5cm">
                <text:p text:style-name="P2"><text:span text:style-name="T2">N</text:span></text:p>
              </draw:rect>
            </draw:g>
          </draw:g>
          <draw:g>
            <draw:rect draw:style-name="gr71" draw:text-style-name="P5" draw:layer="layout" svg:width="3.338cm" svg:height="0.5cm" svg:x="8.912cm" svg:y="23cm">
              <text:p text:style-name="P2"><text:span text:style-name="T2">Dejar de Eyectar PU</text:span></text:p>
            </draw:rect>
            <draw:rect draw:style-name="gr72" draw:text-style-name="P5" draw:layer="layout" svg:width="1.001cm" svg:height="0.5cm" svg:x="7.911cm" svg:y="23cm">
              <text:p text:style-name="P2"><text:span text:style-name="T2">N</text:span></text:p>
            </draw:rect>
          </draw:g>
          <draw:g>
            <draw:rect draw:style-name="gr73" draw:text-style-name="P5" draw:layer="layout" svg:width="2.5cm" svg:height="1cm" svg:x="13.05cm" svg:y="10.5cm">
              <text:p text:style-name="P2"><text:span text:style-name="T2">Cerrar molde</text:span></text:p>
              <text:p text:style-name="P2"><text:span text:style-name="T2">espaldar 2</text:span></text:p>
            </draw:rect>
            <draw:rect draw:style-name="gr74" draw:text-style-name="P5" draw:layer="layout" svg:width="0.75cm" svg:height="1cm" svg:x="12.3cm" svg:y="10.5cm">
              <text:p text:style-name="P2"><text:span text:style-name="T2">N</text:span></text:p>
            </draw:rect>
          </draw:g>
          <draw:g>
            <draw:rect draw:style-name="gr75" draw:text-style-name="P5" draw:layer="layout" svg:width="2.5cm" svg:height="1cm" svg:x="13.05cm" svg:y="14.5cm">
              <text:p text:style-name="P2"><text:span text:style-name="T2">Cerrar molde</text:span></text:p>
              <text:p text:style-name="P2"><text:span text:style-name="T2">cojin 2</text:span></text:p>
            </draw:rect>
            <draw:rect draw:style-name="gr76" draw:text-style-name="P5" draw:layer="layout" svg:width="0.75cm" svg:height="1cm" svg:x="12.3cm" svg:y="14.5cm">
              <text:p text:style-name="P2"><text:span text:style-name="T2">N</text:span></text:p>
            </draw:rect>
          </draw:g>
          <draw:g>
            <draw:rect draw:style-name="gr77" draw:text-style-name="P5" draw:layer="layout" svg:width="2.5cm" svg:height="1cm" svg:x="13.05cm" svg:y="22.5cm">
              <text:p text:style-name="P2"><text:span text:style-name="T2">Cerrar molde</text:span></text:p>
              <text:p text:style-name="P2"><text:span text:style-name="T2">espaldar 1</text:span></text:p>
            </draw:rect>
            <draw:rect draw:style-name="gr78" draw:text-style-name="P5" draw:layer="layout" svg:width="0.75cm" svg:height="1cm" svg:x="12.3cm" svg:y="22.5cm">
              <text:p text:style-name="P2"><text:span text:style-name="T2">N</text:span></text:p>
            </draw:rect>
          </draw:g>
          <draw:g>
            <draw:rect draw:style-name="gr79" draw:text-style-name="P1" draw:layer="layout" svg:width="1cm" svg:height="1cm" svg:x="6.228cm" svg:y="20.5cm">
              <text:p text:style-name="P2"><text:span text:style-name="T1">9</text:span></text:p>
            </draw:rect>
            <draw:line draw:style-name="gr80" draw:text-style-name="P1" draw:layer="layout" svg:x1="6.728cm" svg:y1="21.5cm" svg:x2="6.728cm" svg:y2="22.5cm">
              <draw:glue-point draw:id="4" svg:x="0cm" svg:y="5cm"/>
              <text:p/>
            </draw:line>
            <draw:line draw:style-name="gr81" draw:text-style-name="P1" draw:layer="layout" svg:x1="6.478cm" svg:y1="22cm" svg:x2="6.978cm" svg:y2="22cm">
              <text:p/>
            </draw:line>
            <draw:frame draw:style-name="gr82" draw:text-style-name="P4" draw:layer="layout" svg:width="2.022cm" svg:height="0.64cm" svg:x="6.978cm" svg:y="21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83" draw:text-style-name="P1" draw:layer="layout" svg:x1="7.25cm" svg:y1="21cm" svg:x2="7.897cm" svg:y2="21cm">
              <text:p/>
            </draw:line>
            <draw:g>
              <draw:rect draw:style-name="gr84" draw:text-style-name="P5" draw:layer="layout" svg:width="3.233cm" svg:height="1cm" svg:x="8.867cm" svg:y="20.5cm">
                <text:p text:style-name="P2"><text:span text:style-name="T2">Posicionar inyector </text:span></text:p>
                <text:p text:style-name="P2"><text:span text:style-name="T2">en caneca</text:span></text:p>
              </draw:rect>
              <draw:rect draw:style-name="gr85" draw:text-style-name="P5" draw:layer="layout" svg:width="0.97cm" svg:height="1cm" svg:x="7.897cm" svg:y="20.5cm">
                <text:p text:style-name="P2"><text:span text:style-name="T2">N</text:span></text:p>
              </draw:rect>
            </draw:g>
          </draw:g>
          <draw:g>
            <draw:rect draw:style-name="gr86" draw:text-style-name="P1" draw:layer="layout" svg:width="1cm" svg:height="1cm" svg:x="6.2cm" svg:y="18.5cm">
              <text:p text:style-name="P2"><text:span text:style-name="T1">8</text:span></text:p>
            </draw:rect>
            <draw:line draw:style-name="gr87" draw:text-style-name="P1" draw:layer="layout" svg:x1="6.7cm" svg:y1="19.5cm" svg:x2="6.7cm" svg:y2="20.5cm">
              <draw:glue-point draw:id="4" svg:x="0cm" svg:y="5cm"/>
              <text:p/>
            </draw:line>
            <draw:line draw:style-name="gr88" draw:text-style-name="P1" draw:layer="layout" svg:x1="6.45cm" svg:y1="20cm" svg:x2="6.95cm" svg:y2="20cm">
              <text:p/>
            </draw:line>
            <draw:frame draw:style-name="gr89" draw:text-style-name="P4" draw:layer="layout" svg:width="2.022cm" svg:height="0.64cm" svg:x="6.95cm" svg:y="19.678cm">
              <draw:text-box>
                <text:p text:style-name="P3"><text:span text:style-name="T2">Continuar</text:span></text:p>
              </draw:text-box>
            </draw:frame>
          </draw:g>
          <draw:g>
            <draw:line draw:style-name="gr90" draw:text-style-name="P1" draw:layer="layout" svg:x1="7.2cm" svg:y1="18.75cm" svg:x2="7.88cm" svg:y2="18.75cm">
              <text:p/>
            </draw:line>
            <draw:g>
              <draw:rect draw:style-name="gr91" draw:text-style-name="P5" draw:layer="layout" svg:width="3.4cm" svg:height="0.5cm" svg:x="8.9cm" svg:y="18.5cm">
                <text:p text:style-name="P2"><text:span text:style-name="T2">Inyectar PU</text:span></text:p>
              </draw:rect>
              <draw:rect draw:style-name="gr92" draw:text-style-name="P5" draw:layer="layout" svg:width="1.02cm" svg:height="0.5cm" svg:x="7.88cm" svg:y="18.5cm">
                <text:p text:style-name="P2"><text:span text:style-name="T2">N</text:span></text:p>
              </draw:rect>
            </draw:g>
          </draw:g>
          <draw:g>
            <draw:rect draw:style-name="gr93" draw:text-style-name="P5" draw:layer="layout" svg:width="3.338cm" svg:height="0.5cm" svg:x="8.912cm" svg:y="19cm">
              <text:p text:style-name="P2"><text:span text:style-name="T2">Dejar de Inyectar PU</text:span></text:p>
            </draw:rect>
            <draw:rect draw:style-name="gr94" draw:text-style-name="P5" draw:layer="layout" svg:width="1.001cm" svg:height="0.5cm" svg:x="7.911cm" svg:y="19cm">
              <text:p text:style-name="P2"><text:span text:style-name="T2">N</text:span></text:p>
            </draw:rect>
          </draw:g>
          <draw:g>
            <draw:rect draw:style-name="gr95" draw:text-style-name="P5" draw:layer="layout" svg:width="2.5cm" svg:height="1cm" svg:x="13.05cm" svg:y="18.5cm">
              <text:p text:style-name="P2"><text:span text:style-name="T2">Cerrar molde</text:span></text:p>
              <text:p text:style-name="P2"><text:span text:style-name="T2">cojin 1</text:span></text:p>
            </draw:rect>
            <draw:rect draw:style-name="gr96" draw:text-style-name="P5" draw:layer="layout" svg:width="0.75cm" svg:height="1cm" svg:x="12.3cm" svg:y="18.5cm">
              <text:p text:style-name="P2"><text:span text:style-name="T2">N</text:span></text:p>
            </draw:rect>
          </draw:g>
          <draw:polyline draw:style-name="gr97" draw:text-style-name="P6" draw:layer="layout" svg:width="1.399cm" svg:height="20.099cm" svg:x="5.3cm" svg:y="4.4cm" svg:viewBox="0 0 1400 20100" draw:points="1400,20100 0,20100 0,0 1400,0">
            <text:p/>
          </draw:polyline>
        </draw:g>
      </draw:page>
      <draw:page draw:name="page2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98" draw:text-style-name="P1" draw:layer="layout" svg:x1="6.704cm" svg:y1="3.499cm" svg:x2="6.704cm" svg:y2="4.499cm">
              <text:p/>
            </draw:line>
            <draw:line draw:style-name="gr99" draw:text-style-name="P1" draw:layer="layout" svg:x1="6.454cm" svg:y1="3.998cm" svg:x2="6.954cm" svg:y2="3.998cm">
              <text:p/>
            </draw:line>
            <draw:g>
              <draw:rect draw:style-name="gr100" draw:text-style-name="P1" draw:layer="layout" svg:width="1cm" svg:height="1cm" svg:x="6.205cm" svg:y="2.5cm">
                <text:p/>
              </draw:rect>
              <draw:rect draw:style-name="gr101" draw:text-style-name="P1" draw:layer="layout" svg:width="0.804cm" svg:height="0.831cm" svg:x="6.303cm" svg:y="2.585cm">
                <text:p text:style-name="P2"><text:span text:style-name="T1">0</text:span></text:p>
              </draw:rect>
            </draw:g>
          </draw:g>
          <draw:frame draw:style-name="gr102" draw:text-style-name="P7" draw:layer="layout" svg:width="1.852cm" svg:height="0.735cm" svg:x="6.955cm" svg:y="3.673cm">
            <draw:text-box>
              <text:p text:style-name="P3"><text:span text:style-name="T3">Active_PU = 1</text:span></text:p>
              <text:p text:style-name="P3"><text:span text:style-name="T3">Temp_PU = 1</text:span></text:p>
            </draw:text-box>
          </draw:frame>
          <draw:g>
            <draw:line draw:style-name="gr103" draw:text-style-name="P1" draw:layer="layout" svg:x1="7.2cm" svg:y1="3cm" svg:x2="7.84cm" svg:y2="3cm">
              <text:p/>
            </draw:line>
            <draw:g>
              <draw:rect draw:style-name="gr104" draw:text-style-name="P8" draw:layer="layout" svg:width="3.2cm" svg:height="1cm" svg:x="8.8cm" svg:y="2.5cm">
                <text:p text:style-name="P2"><text:span text:style-name="T3">PU_R1=0, PU_R2=0, PU_R3=0</text:span></text:p>
                <text:p text:style-name="P2"><text:span text:style-name="T3">PU_ME_1=0, PU_ME_2=0</text:span></text:p>
                <text:p text:style-name="P2"><text:span text:style-name="T3">PU_MC_1=0, PU_MC_2=0</text:span></text:p>
              </draw:rect>
              <draw:rect draw:style-name="gr105" draw:text-style-name="P5" draw:layer="layout" svg:width="0.96cm" svg:height="1cm" svg:x="7.84cm" svg:y="2.5cm">
                <text:p text:style-name="P2"><text:span text:style-name="T2">N</text:span></text:p>
              </draw:rect>
            </draw:g>
          </draw:g>
          <draw:g>
            <draw:rect draw:style-name="gr106" draw:text-style-name="P1" draw:layer="layout" svg:width="1cm" svg:height="1cm" svg:x="6.205cm" svg:y="4.5cm">
              <text:p text:style-name="P2"><text:span text:style-name="T1">1</text:span></text:p>
            </draw:rect>
            <draw:line draw:style-name="gr107" draw:text-style-name="P1" draw:layer="layout" svg:x1="6.705cm" svg:y1="5.5cm" svg:x2="6.705cm" svg:y2="6.5cm">
              <draw:glue-point draw:id="4" svg:x="0cm" svg:y="5cm"/>
              <text:p/>
            </draw:line>
            <draw:line draw:style-name="gr108" draw:text-style-name="P1" draw:layer="layout" svg:x1="6.455cm" svg:y1="6cm" svg:x2="6.955cm" svg:y2="6cm">
              <text:p/>
            </draw:line>
            <draw:frame draw:style-name="gr109" draw:text-style-name="P4" draw:layer="layout" svg:width="1.852cm" svg:height="0.735cm" svg:x="6.955cm" svg:y="5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line draw:style-name="gr110" draw:text-style-name="P1" draw:layer="layout" svg:x1="7.2cm" svg:y1="5cm" svg:x2="7.847cm" svg:y2="5cm">
              <text:p/>
            </draw:line>
            <draw:g>
              <draw:rect draw:style-name="gr111" draw:text-style-name="P9" draw:layer="layout" svg:width="3.233cm" svg:height="1cm" svg:x="8.817cm" svg:y="4.5cm">
                <text:p text:style-name="P2"><text:span text:style-name="T5">PU_R1=35</text:span></text:p>
                <text:p text:style-name="P2"><text:span text:style-name="T5">PU_R2=-10</text:span></text:p>
                <text:p text:style-name="P2"><text:span text:style-name="T5">PU_R3=-10</text:span></text:p>
              </draw:rect>
              <draw:rect draw:style-name="gr112" draw:text-style-name="P5" draw:layer="layout" svg:width="0.97cm" svg:height="1cm" svg:x="7.847cm" svg:y="4.5cm">
                <text:p text:style-name="P2"><text:span text:style-name="T2">N</text:span></text:p>
              </draw:rect>
            </draw:g>
          </draw:g>
          <draw:g>
            <draw:rect draw:style-name="gr113" draw:text-style-name="P1" draw:layer="layout" svg:width="1cm" svg:height="1cm" svg:x="6.2cm" svg:y="6.5cm">
              <text:p text:style-name="P2"><text:span text:style-name="T1">2</text:span></text:p>
            </draw:rect>
            <draw:line draw:style-name="gr114" draw:text-style-name="P1" draw:layer="layout" svg:x1="6.7cm" svg:y1="7.5cm" svg:x2="6.7cm" svg:y2="8.5cm">
              <draw:glue-point draw:id="4" svg:x="0cm" svg:y="5cm"/>
              <text:p/>
            </draw:line>
            <draw:line draw:style-name="gr115" draw:text-style-name="P1" draw:layer="layout" svg:x1="6.45cm" svg:y1="8cm" svg:x2="6.95cm" svg:y2="8cm">
              <text:p/>
            </draw:line>
            <draw:frame draw:style-name="gr116" draw:text-style-name="P4" draw:layer="layout" svg:width="1.852cm" svg:height="0.735cm" svg:x="6.95cm" svg:y="7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rect draw:style-name="gr117" draw:text-style-name="P1" draw:layer="layout" svg:width="1cm" svg:height="1cm" svg:x="6.205cm" svg:y="8.5cm">
              <text:p text:style-name="P2"><text:span text:style-name="T1">3</text:span></text:p>
            </draw:rect>
            <draw:line draw:style-name="gr118" draw:text-style-name="P1" draw:layer="layout" svg:x1="6.705cm" svg:y1="9.5cm" svg:x2="6.705cm" svg:y2="10.5cm">
              <draw:glue-point draw:id="4" svg:x="0cm" svg:y="5cm"/>
              <text:p/>
            </draw:line>
            <draw:line draw:style-name="gr119" draw:text-style-name="P1" draw:layer="layout" svg:x1="6.455cm" svg:y1="10cm" svg:x2="6.955cm" svg:y2="10cm">
              <text:p/>
            </draw:line>
            <draw:frame draw:style-name="gr120" draw:text-style-name="P4" draw:layer="layout" svg:width="1.852cm" svg:height="0.735cm" svg:x="6.955cm" svg:y="9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line draw:style-name="gr121" draw:text-style-name="P1" draw:layer="layout" svg:x1="7.2cm" svg:y1="9cm" svg:x2="7.847cm" svg:y2="9cm">
              <text:p/>
            </draw:line>
            <draw:g>
              <draw:rect draw:style-name="gr122" draw:text-style-name="P5" draw:layer="layout" svg:width="3.233cm" svg:height="1cm" svg:x="8.817cm" svg:y="8.5cm">
                <text:p text:style-name="P2"><text:span text:style-name="T5">PU_R1=15</text:span></text:p>
                <text:p text:style-name="P2"><text:span text:style-name="T6">PU_R2=-10</text:span></text:p>
                <text:p text:style-name="P2"><text:span text:style-name="T6">PU_R3=-10</text:span></text:p>
              </draw:rect>
              <draw:rect draw:style-name="gr123" draw:text-style-name="P5" draw:layer="layout" svg:width="0.97cm" svg:height="1cm" svg:x="7.847cm" svg:y="8.5cm">
                <text:p text:style-name="P2"><text:span text:style-name="T2">N</text:span></text:p>
              </draw:rect>
            </draw:g>
          </draw:g>
          <draw:g>
            <draw:rect draw:style-name="gr124" draw:text-style-name="P1" draw:layer="layout" svg:width="1cm" svg:height="1cm" svg:x="6.2cm" svg:y="10.5cm">
              <text:p text:style-name="P2"><text:span text:style-name="T1">4</text:span></text:p>
            </draw:rect>
            <draw:line draw:style-name="gr125" draw:text-style-name="P1" draw:layer="layout" svg:x1="6.7cm" svg:y1="11.5cm" svg:x2="6.7cm" svg:y2="12.5cm">
              <draw:glue-point draw:id="4" svg:x="0cm" svg:y="5cm"/>
              <text:p/>
            </draw:line>
            <draw:line draw:style-name="gr126" draw:text-style-name="P1" draw:layer="layout" svg:x1="6.45cm" svg:y1="12cm" svg:x2="6.95cm" svg:y2="12cm">
              <text:p/>
            </draw:line>
            <draw:frame draw:style-name="gr127" draw:text-style-name="P4" draw:layer="layout" svg:width="1.852cm" svg:height="0.735cm" svg:x="6.95cm" svg:y="11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rect draw:style-name="gr128" draw:text-style-name="P1" draw:layer="layout" svg:width="1cm" svg:height="1cm" svg:x="6.205cm" svg:y="12.5cm">
              <text:p text:style-name="P2"><text:span text:style-name="T1">5</text:span></text:p>
            </draw:rect>
            <draw:line draw:style-name="gr129" draw:text-style-name="P1" draw:layer="layout" svg:x1="6.705cm" svg:y1="13.5cm" svg:x2="6.705cm" svg:y2="14.5cm">
              <draw:glue-point draw:id="4" svg:x="0cm" svg:y="5cm"/>
              <text:p/>
            </draw:line>
            <draw:line draw:style-name="gr130" draw:text-style-name="P1" draw:layer="layout" svg:x1="6.455cm" svg:y1="14cm" svg:x2="6.955cm" svg:y2="14cm">
              <text:p/>
            </draw:line>
            <draw:frame draw:style-name="gr131" draw:text-style-name="P4" draw:layer="layout" svg:width="1.852cm" svg:height="0.735cm" svg:x="6.955cm" svg:y="13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line draw:style-name="gr132" draw:text-style-name="P1" draw:layer="layout" svg:x1="7.2cm" svg:y1="13cm" svg:x2="7.847cm" svg:y2="13cm">
              <text:p/>
            </draw:line>
            <draw:g>
              <draw:rect draw:style-name="gr133" draw:text-style-name="P5" draw:layer="layout" svg:width="3.233cm" svg:height="1cm" svg:x="8.817cm" svg:y="12.5cm">
                <text:p text:style-name="P2"><text:span text:style-name="T6">PU_R1=-15</text:span></text:p>
                <text:p text:style-name="P2"><text:span text:style-name="T6">PU_R2=-10</text:span></text:p>
                <text:p text:style-name="P2"><text:span text:style-name="T6">PU_R3=-10</text:span></text:p>
              </draw:rect>
              <draw:rect draw:style-name="gr134" draw:text-style-name="P5" draw:layer="layout" svg:width="0.97cm" svg:height="1cm" svg:x="7.847cm" svg:y="12.5cm">
                <text:p text:style-name="P2"><text:span text:style-name="T2">N</text:span></text:p>
              </draw:rect>
            </draw:g>
          </draw:g>
          <draw:g>
            <draw:rect draw:style-name="gr135" draw:text-style-name="P1" draw:layer="layout" svg:width="1cm" svg:height="1cm" svg:x="6.2cm" svg:y="14.5cm">
              <text:p text:style-name="P2"><text:span text:style-name="T1">6</text:span></text:p>
            </draw:rect>
            <draw:line draw:style-name="gr136" draw:text-style-name="P1" draw:layer="layout" svg:x1="6.7cm" svg:y1="15.5cm" svg:x2="6.7cm" svg:y2="16.5cm">
              <draw:glue-point draw:id="4" svg:x="0cm" svg:y="5cm"/>
              <text:p/>
            </draw:line>
            <draw:line draw:style-name="gr137" draw:text-style-name="P1" draw:layer="layout" svg:x1="6.45cm" svg:y1="16cm" svg:x2="6.95cm" svg:y2="16cm">
              <text:p/>
            </draw:line>
            <draw:frame draw:style-name="gr138" draw:text-style-name="P4" draw:layer="layout" svg:width="1.852cm" svg:height="0.735cm" svg:x="6.95cm" svg:y="15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rect draw:style-name="gr139" draw:text-style-name="P1" draw:layer="layout" svg:width="1cm" svg:height="1cm" svg:x="6.205cm" svg:y="16.5cm">
              <text:p text:style-name="P2"><text:span text:style-name="T1">7</text:span></text:p>
            </draw:rect>
            <draw:line draw:style-name="gr140" draw:text-style-name="P1" draw:layer="layout" svg:x1="6.705cm" svg:y1="17.5cm" svg:x2="6.705cm" svg:y2="18.5cm">
              <draw:glue-point draw:id="4" svg:x="0cm" svg:y="5cm"/>
              <text:p/>
            </draw:line>
            <draw:line draw:style-name="gr141" draw:text-style-name="P1" draw:layer="layout" svg:x1="6.455cm" svg:y1="18cm" svg:x2="6.955cm" svg:y2="18cm">
              <text:p/>
            </draw:line>
            <draw:frame draw:style-name="gr142" draw:text-style-name="P4" draw:layer="layout" svg:width="1.852cm" svg:height="0.735cm" svg:x="6.955cm" svg:y="17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rect draw:style-name="gr143" draw:text-style-name="P1" draw:layer="layout" svg:width="1cm" svg:height="1cm" svg:x="6.2cm" svg:y="22.5cm">
              <text:p text:style-name="P2"><text:span text:style-name="T1">10</text:span></text:p>
            </draw:rect>
            <draw:line draw:style-name="gr144" draw:text-style-name="P1" draw:layer="layout" svg:x1="6.7cm" svg:y1="23.5cm" svg:x2="6.7cm" svg:y2="24.5cm">
              <draw:glue-point draw:id="4" svg:x="0cm" svg:y="5cm"/>
              <text:p/>
            </draw:line>
            <draw:line draw:style-name="gr145" draw:text-style-name="P1" draw:layer="layout" svg:x1="6.45cm" svg:y1="24cm" svg:x2="6.95cm" svg:y2="24cm">
              <text:p/>
            </draw:line>
            <draw:frame draw:style-name="gr146" draw:text-style-name="P4" draw:layer="layout" svg:width="1.852cm" svg:height="0.735cm" svg:x="6.95cm" svg:y="23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rect draw:style-name="gr147" draw:text-style-name="P1" draw:layer="layout" svg:width="1cm" svg:height="1cm" svg:x="6.228cm" svg:y="20.5cm">
              <text:p text:style-name="P2"><text:span text:style-name="T1">9</text:span></text:p>
            </draw:rect>
            <draw:line draw:style-name="gr148" draw:text-style-name="P1" draw:layer="layout" svg:x1="6.728cm" svg:y1="21.5cm" svg:x2="6.728cm" svg:y2="22.5cm">
              <draw:glue-point draw:id="4" svg:x="0cm" svg:y="5cm"/>
              <text:p/>
            </draw:line>
            <draw:line draw:style-name="gr149" draw:text-style-name="P1" draw:layer="layout" svg:x1="6.478cm" svg:y1="22cm" svg:x2="6.978cm" svg:y2="22cm">
              <text:p/>
            </draw:line>
            <draw:frame draw:style-name="gr150" draw:text-style-name="P4" draw:layer="layout" svg:width="1.852cm" svg:height="0.735cm" svg:x="6.978cm" svg:y="21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g>
            <draw:rect draw:style-name="gr151" draw:text-style-name="P1" draw:layer="layout" svg:width="1cm" svg:height="1cm" svg:x="6.2cm" svg:y="18.5cm">
              <text:p text:style-name="P2"><text:span text:style-name="T1">8</text:span></text:p>
            </draw:rect>
            <draw:line draw:style-name="gr152" draw:text-style-name="P1" draw:layer="layout" svg:x1="6.7cm" svg:y1="19.5cm" svg:x2="6.7cm" svg:y2="20.5cm">
              <draw:glue-point draw:id="4" svg:x="0cm" svg:y="5cm"/>
              <text:p/>
            </draw:line>
            <draw:line draw:style-name="gr153" draw:text-style-name="P1" draw:layer="layout" svg:x1="6.45cm" svg:y1="20cm" svg:x2="6.95cm" svg:y2="20cm">
              <text:p/>
            </draw:line>
            <draw:frame draw:style-name="gr154" draw:text-style-name="P4" draw:layer="layout" svg:width="1.852cm" svg:height="0.735cm" svg:x="6.95cm" svg:y="19.678cm">
              <draw:text-box>
                <text:p text:style-name="P3"><text:span text:style-name="T4">Active_PU = 1</text:span></text:p>
                <text:p text:style-name="P3"><text:span text:style-name="T4">Temp_PU = 1</text:span></text:p>
              </draw:text-box>
            </draw:frame>
          </draw:g>
          <draw:polyline draw:style-name="gr97" draw:text-style-name="P6" draw:layer="layout" svg:width="1.399cm" svg:height="20.099cm" svg:x="5.3cm" svg:y="4.4cm" svg:viewBox="0 0 1400 20100" draw:points="1400,20100 0,20100 0,0 1400,0">
            <text:p/>
          </draw:polyline>
          <draw:g>
            <draw:line draw:style-name="gr155" draw:text-style-name="P1" draw:layer="layout" svg:x1="7.2cm" svg:y1="6.9cm" svg:x2="7.847cm" svg:y2="6.9cm">
              <text:p/>
            </draw:line>
            <draw:g>
              <draw:rect draw:style-name="gr156" draw:text-style-name="P5" draw:layer="layout" svg:width="3.233cm" svg:height="1cm" svg:x="8.817cm" svg:y="6.4cm">
                <text:p text:style-name="P2"><text:span text:style-name="T2">PU_Act_Inyector=1</text:span></text:p>
                <text:p text:style-name="P2"><text:span text:style-name="T7">PU_Act_Inyector=0</text:span></text:p>
              </draw:rect>
              <draw:rect draw:style-name="gr157" draw:text-style-name="P5" draw:layer="layout" svg:width="0.97cm" svg:height="1cm" svg:x="7.847cm" svg:y="6.4cm">
                <text:p text:style-name="P2"><text:span text:style-name="T2">N</text:span></text:p>
              </draw:rect>
            </draw:g>
          </draw:g>
          <draw:g>
            <draw:line draw:style-name="gr158" draw:text-style-name="P1" draw:layer="layout" svg:x1="7.2cm" svg:y1="11cm" svg:x2="7.847cm" svg:y2="11cm">
              <text:p/>
            </draw:line>
            <draw:g>
              <draw:rect draw:style-name="gr159" draw:text-style-name="P8" draw:layer="layout" svg:width="3.233cm" svg:height="1cm" svg:x="8.817cm" svg:y="10.5cm">
                <text:p text:style-name="P2"><text:span text:style-name="T3">PU_Act_Inyector=1</text:span></text:p>
                <text:p text:style-name="P2"><text:span text:style-name="T4">PU_Act_Inyector=0</text:span></text:p>
                <text:p text:style-name="P2"><text:span text:style-name="T4">PU_ME_2=90</text:span></text:p>
              </draw:rect>
              <draw:rect draw:style-name="gr160" draw:text-style-name="P5" draw:layer="layout" svg:width="0.97cm" svg:height="1cm" svg:x="7.847cm" svg:y="10.5cm">
                <text:p text:style-name="P2"><text:span text:style-name="T2">N</text:span></text:p>
              </draw:rect>
            </draw:g>
          </draw:g>
          <draw:g>
            <draw:line draw:style-name="gr161" draw:text-style-name="P1" draw:layer="layout" svg:x1="7.2cm" svg:y1="15cm" svg:x2="7.847cm" svg:y2="15cm">
              <text:p/>
            </draw:line>
            <draw:g>
              <draw:rect draw:style-name="gr162" draw:text-style-name="P8" draw:layer="layout" svg:width="3.233cm" svg:height="1cm" svg:x="8.817cm" svg:y="14.5cm">
                <text:p text:style-name="P2"><text:span text:style-name="T3">PU_Act_Inyector=1</text:span></text:p>
                <text:p text:style-name="P2"><text:span text:style-name="T4">PU_Act_Inyector=0</text:span></text:p>
                <text:p text:style-name="P2"><text:span text:style-name="T4">PU_MC_2=90</text:span></text:p>
              </draw:rect>
              <draw:rect draw:style-name="gr163" draw:text-style-name="P5" draw:layer="layout" svg:width="0.97cm" svg:height="1cm" svg:x="7.847cm" svg:y="14.5cm">
                <text:p text:style-name="P2"><text:span text:style-name="T2">N</text:span></text:p>
              </draw:rect>
            </draw:g>
          </draw:g>
          <draw:g>
            <draw:line draw:style-name="gr164" draw:text-style-name="P1" draw:layer="layout" svg:x1="7.2cm" svg:y1="17cm" svg:x2="7.847cm" svg:y2="17cm">
              <text:p/>
            </draw:line>
            <draw:g>
              <draw:rect draw:style-name="gr165" draw:text-style-name="P5" draw:layer="layout" svg:width="3.233cm" svg:height="1cm" svg:x="8.817cm" svg:y="16.5cm">
                <text:p text:style-name="P2"><text:span text:style-name="T6">PU_R1=-35</text:span></text:p>
                <text:p text:style-name="P2"><text:span text:style-name="T6">PU_R2=-10</text:span></text:p>
                <text:p text:style-name="P2"><text:span text:style-name="T6">PU_R3=-10</text:span></text:p>
              </draw:rect>
              <draw:rect draw:style-name="gr166" draw:text-style-name="P5" draw:layer="layout" svg:width="0.97cm" svg:height="1cm" svg:x="7.847cm" svg:y="16.5cm">
                <text:p text:style-name="P2"><text:span text:style-name="T2">N</text:span></text:p>
              </draw:rect>
            </draw:g>
          </draw:g>
          <draw:g>
            <draw:line draw:style-name="gr167" draw:text-style-name="P1" draw:layer="layout" svg:x1="7.2cm" svg:y1="19cm" svg:x2="7.847cm" svg:y2="19cm">
              <text:p/>
            </draw:line>
            <draw:g>
              <draw:rect draw:style-name="gr168" draw:text-style-name="P8" draw:layer="layout" svg:width="3.233cm" svg:height="1cm" svg:x="8.817cm" svg:y="18.5cm">
                <text:p text:style-name="P2"><text:span text:style-name="T3">PU_Act_Inyector=1</text:span></text:p>
                <text:p text:style-name="P2"><text:span text:style-name="T4">PU_Act_Inyector=0</text:span></text:p>
                <text:p text:style-name="P2"><text:span text:style-name="T4">PU_MC_1=90</text:span></text:p>
              </draw:rect>
              <draw:rect draw:style-name="gr169" draw:text-style-name="P5" draw:layer="layout" svg:width="0.97cm" svg:height="1cm" svg:x="7.847cm" svg:y="18.5cm">
                <text:p text:style-name="P2"><text:span text:style-name="T2">N</text:span></text:p>
              </draw:rect>
            </draw:g>
          </draw:g>
          <draw:g>
            <draw:line draw:style-name="gr170" draw:text-style-name="P1" draw:layer="layout" svg:x1="7.2cm" svg:y1="23cm" svg:x2="7.847cm" svg:y2="23cm">
              <text:p/>
            </draw:line>
            <draw:g>
              <draw:rect draw:style-name="gr171" draw:text-style-name="P8" draw:layer="layout" svg:width="3.233cm" svg:height="1cm" svg:x="8.817cm" svg:y="22.5cm">
                <text:p text:style-name="P2"><text:span text:style-name="T3">PU_Act_Eyector=1</text:span></text:p>
                <text:p text:style-name="P2"><text:span text:style-name="T4">PU_Act_Eyector=0</text:span></text:p>
                <text:p text:style-name="P2"><text:span text:style-name="T4">PU_ME_1=90</text:span></text:p>
              </draw:rect>
              <draw:rect draw:style-name="gr172" draw:text-style-name="P5" draw:layer="layout" svg:width="0.97cm" svg:height="1cm" svg:x="7.847cm" svg:y="22.5cm">
                <text:p text:style-name="P2"><text:span text:style-name="T2">N</text:span></text:p>
              </draw:rect>
            </draw:g>
          </draw:g>
          <draw:g>
            <draw:line draw:style-name="gr173" draw:text-style-name="P1" draw:layer="layout" svg:x1="7.2cm" svg:y1="21cm" svg:x2="7.847cm" svg:y2="21cm">
              <text:p/>
            </draw:line>
            <draw:g>
              <draw:rect draw:style-name="gr174" draw:text-style-name="P5" draw:layer="layout" svg:width="3.233cm" svg:height="1cm" svg:x="8.817cm" svg:y="20.5cm">
                <text:p text:style-name="P2"><text:span text:style-name="T6">PU_R1=0</text:span></text:p>
                <text:p text:style-name="P2"><text:span text:style-name="T6">PU_R2=-10</text:span></text:p>
                <text:p text:style-name="P2"><text:span text:style-name="T6">PU_R3=-10</text:span></text:p>
              </draw:rect>
              <draw:rect draw:style-name="gr175" draw:text-style-name="P5" draw:layer="layout" svg:width="0.97cm" svg:height="1cm" svg:x="7.847cm" svg:y="20.5cm">
                <text:p text:style-name="P2"><text:span text:style-name="T2">N</text:span></text:p>
              </draw:rect>
            </draw:g>
          </draw:g>
        </draw:g>
      </draw:page>
      <draw:page draw:name="page3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176" draw:text-style-name="P1" draw:layer="layout" svg:x1="6.704cm" svg:y1="3.499cm" svg:x2="6.704cm" svg:y2="4.499cm">
              <text:p/>
            </draw:line>
            <draw:line draw:style-name="gr177" draw:text-style-name="P1" draw:layer="layout" svg:x1="6.454cm" svg:y1="3.998cm" svg:x2="6.954cm" svg:y2="3.998cm">
              <text:p/>
            </draw:line>
            <draw:g>
              <draw:rect draw:style-name="gr178" draw:text-style-name="P1" draw:layer="layout" svg:width="1cm" svg:height="1cm" svg:x="6.205cm" svg:y="2.5cm">
                <text:p/>
              </draw:rect>
              <draw:rect draw:style-name="gr179" draw:text-style-name="P1" draw:layer="layout" svg:width="0.804cm" svg:height="0.831cm" svg:x="6.303cm" svg:y="2.585cm">
                <text:p text:style-name="P2"><text:span text:style-name="T1">0</text:span></text:p>
              </draw:rect>
            </draw:g>
          </draw:g>
          <draw:frame draw:style-name="gr180" draw:text-style-name="P4" draw:layer="layout" svg:width="2.022cm" svg:height="0.64cm" svg:x="6.955cm" svg:y="3.673cm">
            <draw:text-box>
              <text:p text:style-name="P3"><text:span text:style-name="T2">Continuar</text:span></text:p>
            </draw:text-box>
          </draw:frame>
          <draw:g>
            <draw:line draw:style-name="gr181" draw:text-style-name="P1" draw:layer="layout" svg:x1="7.2cm" svg:y1="3cm" svg:x2="7.747cm" svg:y2="3cm">
              <text:p/>
            </draw:line>
            <draw:g>
              <draw:rect draw:style-name="gr182" draw:text-style-name="P5" draw:layer="layout" svg:width="2.733cm" svg:height="1cm" svg:x="8.567cm" svg:y="2.5cm">
                <text:p text:style-name="P2"><text:span text:style-name="T2">Inicializar planta</text:span></text:p>
              </draw:rect>
              <draw:rect draw:style-name="gr183" draw:text-style-name="P5" draw:layer="layout" svg:width="0.82cm" svg:height="1cm" svg:x="7.747cm" svg:y="2.5cm">
                <text:p text:style-name="P2"><text:span text:style-name="T2">N</text:span></text:p>
              </draw:rect>
            </draw:g>
          </draw:g>
          <draw:g>
            <draw:rect draw:style-name="gr184" draw:text-style-name="P1" draw:layer="layout" svg:width="1cm" svg:height="1cm" svg:x="6.205cm" svg:y="4.5cm">
              <text:p text:style-name="P2"><text:span text:style-name="T1">1</text:span></text:p>
            </draw:rect>
            <draw:line draw:style-name="gr185" draw:text-style-name="P1" draw:layer="layout" svg:x1="6.705cm" svg:y1="5.5cm" svg:x2="6.705cm" svg:y2="6.5cm">
              <draw:glue-point draw:id="4" svg:x="0cm" svg:y="5cm"/>
              <text:p/>
            </draw:line>
            <draw:line draw:style-name="gr186" draw:text-style-name="P1" draw:layer="layout" svg:x1="6.455cm" svg:y1="6cm" svg:x2="6.955cm" svg:y2="6cm">
              <text:p/>
            </draw:line>
            <draw:frame draw:style-name="gr187" draw:text-style-name="P4" draw:layer="layout" svg:width="2.623cm" svg:height="0.64cm" svg:x="6.955cm" svg:y="5.678cm">
              <draw:text-box>
                <text:p text:style-name="P3"><text:span text:style-name="T2">Molde abierto</text:span></text:p>
              </draw:text-box>
            </draw:frame>
          </draw:g>
          <draw:g>
            <draw:line draw:style-name="gr188" draw:text-style-name="P1" draw:layer="layout" svg:x1="7.2cm" svg:y1="5cm" svg:x2="7.847cm" svg:y2="5cm">
              <text:p/>
            </draw:line>
            <draw:g>
              <draw:rect draw:style-name="gr189" draw:text-style-name="P5" draw:layer="layout" svg:width="3.233cm" svg:height="1cm" svg:x="8.817cm" svg:y="4.5cm">
                <text:p text:style-name="P2"><text:span text:style-name="T2">Abrir molde</text:span></text:p>
              </draw:rect>
              <draw:rect draw:style-name="gr190" draw:text-style-name="P5" draw:layer="layout" svg:width="0.97cm" svg:height="1cm" svg:x="7.847cm" svg:y="4.5cm">
                <text:p text:style-name="P2"><text:span text:style-name="T2">N</text:span></text:p>
              </draw:rect>
            </draw:g>
          </draw:g>
          <draw:g>
            <draw:rect draw:style-name="gr191" draw:text-style-name="P1" draw:layer="layout" svg:width="1cm" svg:height="1cm" svg:x="6.2cm" svg:y="6.5cm">
              <text:p text:style-name="P2"><text:span text:style-name="T1">2</text:span></text:p>
            </draw:rect>
            <draw:line draw:style-name="gr192" draw:text-style-name="P1" draw:layer="layout" svg:x1="6.7cm" svg:y1="7.5cm" svg:x2="6.7cm" svg:y2="8.5cm">
              <draw:glue-point draw:id="4" svg:x="0cm" svg:y="5cm"/>
              <text:p/>
            </draw:line>
            <draw:line draw:style-name="gr193" draw:text-style-name="P1" draw:layer="layout" svg:x1="6.45cm" svg:y1="8cm" svg:x2="6.95cm" svg:y2="8cm">
              <text:p/>
            </draw:line>
            <draw:frame draw:style-name="gr194" draw:text-style-name="P4" draw:layer="layout" svg:width="2.97cm" svg:height="0.64cm" svg:x="6.95cm" svg:y="7.678cm">
              <draw:text-box>
                <text:p text:style-name="P3"><text:span text:style-name="T2">Timer finalizado</text:span></text:p>
              </draw:text-box>
            </draw:frame>
          </draw:g>
          <draw:g>
            <draw:line draw:style-name="gr195" draw:text-style-name="P1" draw:layer="layout" svg:x1="7.2cm" svg:y1="6.75cm" svg:x2="7.88cm" svg:y2="6.75cm">
              <text:p/>
            </draw:line>
            <draw:g>
              <draw:rect draw:style-name="gr196" draw:text-style-name="P5" draw:layer="layout" svg:width="3.4cm" svg:height="0.5cm" svg:x="8.9cm" svg:y="6.5cm">
                <text:p text:style-name="P2"><text:span text:style-name="T2">Prender resistencia</text:span></text:p>
              </draw:rect>
              <draw:rect draw:style-name="gr197" draw:text-style-name="P5" draw:layer="layout" svg:width="1.02cm" svg:height="0.5cm" svg:x="7.88cm" svg:y="6.5cm">
                <text:p text:style-name="P2"><text:span text:style-name="T2">N</text:span></text:p>
              </draw:rect>
            </draw:g>
          </draw:g>
          <draw:g>
            <draw:rect draw:style-name="gr198" draw:text-style-name="P5" draw:layer="layout" svg:width="3.385cm" svg:height="0.5cm" svg:x="8.915cm" svg:y="7cm">
              <text:p text:style-name="P2"><text:span text:style-name="T2">Encender timer</text:span></text:p>
            </draw:rect>
            <draw:rect draw:style-name="gr199" draw:text-style-name="P5" draw:layer="layout" svg:width="1.015cm" svg:height="0.5cm" svg:x="7.9cm" svg:y="7cm">
              <text:p text:style-name="P2"><text:span text:style-name="T2">N</text:span></text:p>
            </draw:rect>
          </draw:g>
          <draw:g>
            <draw:rect draw:style-name="gr200" draw:text-style-name="P1" draw:layer="layout" svg:width="1cm" svg:height="1cm" svg:x="6.205cm" svg:y="8.5cm">
              <text:p text:style-name="P2"><text:span text:style-name="T1">3</text:span></text:p>
            </draw:rect>
            <draw:line draw:style-name="gr201" draw:text-style-name="P1" draw:layer="layout" svg:x1="6.705cm" svg:y1="9.5cm" svg:x2="6.705cm" svg:y2="10.5cm">
              <draw:glue-point draw:id="4" svg:x="0cm" svg:y="5cm"/>
              <text:p/>
            </draw:line>
            <draw:line draw:style-name="gr202" draw:text-style-name="P1" draw:layer="layout" svg:x1="6.455cm" svg:y1="10cm" svg:x2="6.955cm" svg:y2="10cm">
              <text:p/>
            </draw:line>
            <draw:frame draw:style-name="gr203" draw:text-style-name="P4" draw:layer="layout" svg:width="2.746cm" svg:height="0.64cm" svg:x="6.955cm" svg:y="9.678cm">
              <draw:text-box>
                <text:p text:style-name="P3"><text:span text:style-name="T2">Molde cerrado</text:span></text:p>
              </draw:text-box>
            </draw:frame>
          </draw:g>
          <draw:g>
            <draw:line draw:style-name="gr204" draw:text-style-name="P1" draw:layer="layout" svg:x1="7.2cm" svg:y1="9cm" svg:x2="7.847cm" svg:y2="9cm">
              <text:p/>
            </draw:line>
            <draw:g>
              <draw:rect draw:style-name="gr205" draw:text-style-name="P5" draw:layer="layout" svg:width="3.233cm" svg:height="1cm" svg:x="8.817cm" svg:y="8.5cm">
                <text:p text:style-name="P2"><text:span text:style-name="T2">Cerrar molde</text:span></text:p>
              </draw:rect>
              <draw:rect draw:style-name="gr206" draw:text-style-name="P5" draw:layer="layout" svg:width="0.97cm" svg:height="1cm" svg:x="7.847cm" svg:y="8.5cm">
                <text:p text:style-name="P2"><text:span text:style-name="T2">N</text:span></text:p>
              </draw:rect>
            </draw:g>
          </draw:g>
          <draw:g>
            <draw:rect draw:style-name="gr207" draw:text-style-name="P1" draw:layer="layout" svg:width="1cm" svg:height="1cm" svg:x="6.2cm" svg:y="10.5cm">
              <text:p text:style-name="P2"><text:span text:style-name="T1">4</text:span></text:p>
            </draw:rect>
            <draw:line draw:style-name="gr208" draw:text-style-name="P1" draw:layer="layout" svg:x1="6.7cm" svg:y1="11.5cm" svg:x2="6.7cm" svg:y2="12.5cm">
              <draw:glue-point draw:id="4" svg:x="0cm" svg:y="5cm"/>
              <text:p/>
            </draw:line>
            <draw:line draw:style-name="gr209" draw:text-style-name="P1" draw:layer="layout" svg:x1="6.45cm" svg:y1="12cm" svg:x2="6.95cm" svg:y2="12cm">
              <text:p/>
            </draw:line>
            <draw:frame draw:style-name="gr210" draw:text-style-name="P4" draw:layer="layout" svg:width="3.063cm" svg:height="0.64cm" svg:x="6.95cm" svg:y="11.678cm">
              <draw:text-box>
                <text:p text:style-name="P3"><text:span text:style-name="T2">Timer terminado</text:span></text:p>
              </draw:text-box>
            </draw:frame>
          </draw:g>
          <draw:g>
            <draw:line draw:style-name="gr211" draw:text-style-name="P1" draw:layer="layout" svg:x1="7.2cm" svg:y1="10.75cm" svg:x2="8.013cm" svg:y2="10.75cm">
              <text:p/>
            </draw:line>
            <draw:g>
              <draw:rect draw:style-name="gr212" draw:text-style-name="P5" draw:layer="layout" svg:width="4.066cm" svg:height="0.5cm" svg:x="9.234cm" svg:y="10.5cm">
                <text:p text:style-name="P2"><text:span text:style-name="T2">Accionar tornillo extrusor</text:span></text:p>
              </draw:rect>
              <draw:rect draw:style-name="gr213" draw:text-style-name="P5" draw:layer="layout" svg:width="1.22cm" svg:height="0.5cm" svg:x="8.014cm" svg:y="10.5cm">
                <text:p text:style-name="P2"><text:span text:style-name="T2">N</text:span></text:p>
              </draw:rect>
            </draw:g>
          </draw:g>
          <draw:g>
            <draw:rect draw:style-name="gr214" draw:text-style-name="P5" draw:layer="layout" svg:width="4.077cm" svg:height="0.5cm" svg:x="9.223cm" svg:y="11cm">
              <text:p text:style-name="P2"><text:span text:style-name="T2">Encender timer</text:span></text:p>
            </draw:rect>
            <draw:rect draw:style-name="gr215" draw:text-style-name="P5" draw:layer="layout" svg:width="1.223cm" svg:height="0.5cm" svg:x="8cm" svg:y="11cm">
              <text:p text:style-name="P2"><text:span text:style-name="T2">N</text:span></text:p>
            </draw:rect>
          </draw:g>
          <draw:g>
            <draw:rect draw:style-name="gr216" draw:text-style-name="P1" draw:layer="layout" svg:width="1cm" svg:height="1cm" svg:x="6.205cm" svg:y="12.5cm">
              <text:p text:style-name="P2"><text:span text:style-name="T1">5</text:span></text:p>
            </draw:rect>
            <draw:line draw:style-name="gr217" draw:text-style-name="P1" draw:layer="layout" svg:x1="6.705cm" svg:y1="13.5cm" svg:x2="6.705cm" svg:y2="14.5cm">
              <draw:glue-point draw:id="4" svg:x="0cm" svg:y="5cm"/>
              <text:p/>
            </draw:line>
            <draw:line draw:style-name="gr218" draw:text-style-name="P1" draw:layer="layout" svg:x1="6.455cm" svg:y1="14cm" svg:x2="6.955cm" svg:y2="14cm">
              <text:p/>
            </draw:line>
            <draw:frame draw:style-name="gr219" draw:text-style-name="P4" draw:layer="layout" svg:width="3.063cm" svg:height="0.64cm" svg:x="6.955cm" svg:y="13.678cm">
              <draw:text-box>
                <text:p text:style-name="P3"><text:span text:style-name="T2">Timer terminado</text:span></text:p>
              </draw:text-box>
            </draw:frame>
          </draw:g>
          <draw:g>
            <draw:rect draw:style-name="gr220" draw:text-style-name="P1" draw:layer="layout" svg:width="1cm" svg:height="1cm" svg:x="6.2cm" svg:y="14.5cm">
              <text:p text:style-name="P2"><text:span text:style-name="T1">6</text:span></text:p>
            </draw:rect>
            <draw:line draw:style-name="gr221" draw:text-style-name="P1" draw:layer="layout" svg:x1="6.7cm" svg:y1="15.5cm" svg:x2="6.7cm" svg:y2="16.5cm">
              <draw:glue-point draw:id="4" svg:x="0cm" svg:y="5cm"/>
              <text:p/>
            </draw:line>
            <draw:line draw:style-name="gr222" draw:text-style-name="P1" draw:layer="layout" svg:x1="6.45cm" svg:y1="16cm" svg:x2="6.95cm" svg:y2="16cm">
              <text:p/>
            </draw:line>
            <draw:frame draw:style-name="gr223" draw:text-style-name="P4" draw:layer="layout" svg:width="2.623cm" svg:height="0.64cm" svg:x="6.95cm" svg:y="15.678cm">
              <draw:text-box>
                <text:p text:style-name="P3"><text:span text:style-name="T2">Molde abierto</text:span></text:p>
              </draw:text-box>
            </draw:frame>
          </draw:g>
          <draw:g>
            <draw:rect draw:style-name="gr224" draw:text-style-name="P1" draw:layer="layout" svg:width="1cm" svg:height="1cm" svg:x="6.205cm" svg:y="16.5cm">
              <text:p text:style-name="P2"><text:span text:style-name="T1">7</text:span></text:p>
            </draw:rect>
            <draw:line draw:style-name="gr225" draw:text-style-name="P1" draw:layer="layout" svg:x1="6.705cm" svg:y1="17.5cm" svg:x2="6.705cm" svg:y2="18.5cm">
              <draw:glue-point draw:id="4" svg:x="0cm" svg:y="5cm"/>
              <text:p/>
            </draw:line>
            <draw:line draw:style-name="gr226" draw:text-style-name="P1" draw:layer="layout" svg:x1="6.455cm" svg:y1="18cm" svg:x2="6.955cm" svg:y2="18cm">
              <text:p/>
            </draw:line>
            <draw:frame draw:style-name="gr227" draw:text-style-name="P4" draw:layer="layout" svg:width="3.698cm" svg:height="0.64cm" svg:x="6.955cm" svg:y="17.678cm">
              <draw:text-box>
                <text:p text:style-name="P3"><text:span text:style-name="T2">Sensor banda salida</text:span></text:p>
              </draw:text-box>
            </draw:frame>
          </draw:g>
          <draw:g>
            <draw:rect draw:style-name="gr228" draw:text-style-name="P1" draw:layer="layout" svg:width="1cm" svg:height="1cm" svg:x="6.2cm" svg:y="18.5cm">
              <text:p text:style-name="P2"><text:span text:style-name="T1">8</text:span></text:p>
            </draw:rect>
            <draw:line draw:style-name="gr229" draw:text-style-name="P1" draw:layer="layout" svg:x1="6.7cm" svg:y1="19.5cm" svg:x2="6.7cm" svg:y2="20.5cm">
              <draw:glue-point draw:id="4" svg:x="0cm" svg:y="5cm"/>
              <text:p/>
            </draw:line>
            <draw:line draw:style-name="gr230" draw:text-style-name="P1" draw:layer="layout" svg:x1="6.45cm" svg:y1="20cm" svg:x2="6.95cm" svg:y2="20cm">
              <text:p/>
            </draw:line>
            <draw:frame draw:style-name="gr231" draw:text-style-name="P4" draw:layer="layout" svg:width="2.022cm" svg:height="0.64cm" svg:x="6.95cm" svg:y="19.678cm">
              <draw:text-box>
                <text:p text:style-name="P3"><text:span text:style-name="T2">Continuar</text:span></text:p>
              </draw:text-box>
            </draw:frame>
          </draw:g>
          <draw:polyline draw:style-name="gr97" draw:text-style-name="P6" draw:layer="layout" svg:width="1.399cm" svg:height="12.199cm" svg:x="5.3cm" svg:y="8.3cm" svg:viewBox="0 0 1400 12200" draw:points="1400,12200 0,12200 0,0 1400,0">
            <text:p/>
          </draw:polyline>
          <draw:g>
            <draw:line draw:style-name="gr232" draw:text-style-name="P1" draw:layer="layout" svg:x1="7.2cm" svg:y1="12.75cm" svg:x2="8.013cm" svg:y2="12.75cm">
              <text:p/>
            </draw:line>
            <draw:g>
              <draw:rect draw:style-name="gr233" draw:text-style-name="P5" draw:layer="layout" svg:width="4.066cm" svg:height="0.5cm" svg:x="9.234cm" svg:y="12.5cm">
                <text:p text:style-name="P2"><text:span text:style-name="T2">Apagar tornillo extrusor</text:span></text:p>
              </draw:rect>
              <draw:rect draw:style-name="gr234" draw:text-style-name="P5" draw:layer="layout" svg:width="1.22cm" svg:height="0.5cm" svg:x="8.014cm" svg:y="12.5cm">
                <text:p text:style-name="P2"><text:span text:style-name="T2">N</text:span></text:p>
              </draw:rect>
            </draw:g>
          </draw:g>
          <draw:g>
            <draw:rect draw:style-name="gr235" draw:text-style-name="P5" draw:layer="layout" svg:width="4.03cm" svg:height="0.5cm" svg:x="9.27cm" svg:y="13cm">
              <text:p text:style-name="P2"><text:span text:style-name="T2">Encender timer</text:span></text:p>
            </draw:rect>
            <draw:rect draw:style-name="gr236" draw:text-style-name="P5" draw:layer="layout" svg:width="1.209cm" svg:height="0.5cm" svg:x="8.061cm" svg:y="13cm">
              <text:p text:style-name="P2"><text:span text:style-name="T2">N</text:span></text:p>
            </draw:rect>
          </draw:g>
          <draw:g>
            <draw:line draw:style-name="gr237" draw:text-style-name="P1" draw:layer="layout" svg:x1="7.2cm" svg:y1="15cm" svg:x2="7.847cm" svg:y2="15cm">
              <text:p/>
            </draw:line>
            <draw:g>
              <draw:rect draw:style-name="gr238" draw:text-style-name="P5" draw:layer="layout" svg:width="3.233cm" svg:height="1cm" svg:x="8.817cm" svg:y="14.5cm">
                <text:p text:style-name="P2"><text:span text:style-name="T2">Abrir molde</text:span></text:p>
              </draw:rect>
              <draw:rect draw:style-name="gr239" draw:text-style-name="P5" draw:layer="layout" svg:width="0.97cm" svg:height="1cm" svg:x="7.847cm" svg:y="14.5cm">
                <text:p text:style-name="P2"><text:span text:style-name="T2">N</text:span></text:p>
              </draw:rect>
            </draw:g>
          </draw:g>
          <draw:g>
            <draw:line draw:style-name="gr240" draw:text-style-name="P1" draw:layer="layout" svg:x1="7.2cm" svg:y1="16.75cm" svg:x2="7.907cm" svg:y2="16.75cm">
              <text:p/>
            </draw:line>
            <draw:g>
              <draw:rect draw:style-name="gr241" draw:text-style-name="P5" draw:layer="layout" svg:width="3.533cm" svg:height="0.5cm" svg:x="8.967cm" svg:y="16.5cm">
                <text:p text:style-name="P2"><text:span text:style-name="T2">Generar reposabrazo</text:span></text:p>
              </draw:rect>
              <draw:rect draw:style-name="gr242" draw:text-style-name="P5" draw:layer="layout" svg:width="1.06cm" svg:height="0.5cm" svg:x="7.907cm" svg:y="16.5cm">
                <text:p text:style-name="P2"><text:span text:style-name="T2">N</text:span></text:p>
              </draw:rect>
            </draw:g>
          </draw:g>
          <draw:g>
            <draw:rect draw:style-name="gr243" draw:text-style-name="P5" draw:layer="layout" svg:width="3.539cm" svg:height="0.5cm" svg:x="8.961cm" svg:y="17cm">
              <text:p text:style-name="P2"><text:span text:style-name="T2">Accionar banda salida</text:span></text:p>
            </draw:rect>
            <draw:rect draw:style-name="gr244" draw:text-style-name="P5" draw:layer="layout" svg:width="1.061cm" svg:height="0.5cm" svg:x="7.9cm" svg:y="17cm">
              <text:p text:style-name="P2"><text:span text:style-name="T2">N</text:span></text:p>
            </draw:rect>
          </draw:g>
          <draw:g>
            <draw:line draw:style-name="gr245" draw:text-style-name="P1" draw:layer="layout" svg:x1="7.2cm" svg:y1="19cm" svg:x2="7.88cm" svg:y2="19cm">
              <text:p/>
            </draw:line>
            <draw:g>
              <draw:rect draw:style-name="gr246" draw:text-style-name="P5" draw:layer="layout" svg:width="3.4cm" svg:height="1cm" svg:x="8.9cm" svg:y="18.5cm">
                <text:p text:style-name="P2"><text:span text:style-name="T2">Apagar banda salida</text:span></text:p>
              </draw:rect>
              <draw:rect draw:style-name="gr247" draw:text-style-name="P5" draw:layer="layout" svg:width="1.02cm" svg:height="1cm" svg:x="7.88cm" svg:y="18.5cm">
                <text:p text:style-name="P2"><text:span text:style-name="T2">N</text:span></text:p>
              </draw:rect>
            </draw:g>
          </draw:g>
        </draw:g>
      </draw:page>
      <draw:page draw:name="page4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248" draw:text-style-name="P1" draw:layer="layout" svg:x1="6.704cm" svg:y1="3.499cm" svg:x2="6.704cm" svg:y2="4.499cm">
              <text:p/>
            </draw:line>
            <draw:line draw:style-name="gr249" draw:text-style-name="P1" draw:layer="layout" svg:x1="6.454cm" svg:y1="3.998cm" svg:x2="6.954cm" svg:y2="3.998cm">
              <text:p/>
            </draw:line>
            <draw:g>
              <draw:rect draw:style-name="gr250" draw:text-style-name="P1" draw:layer="layout" svg:width="1cm" svg:height="1cm" svg:x="6.205cm" svg:y="2.5cm">
                <text:p/>
              </draw:rect>
              <draw:rect draw:style-name="gr251" draw:text-style-name="P1" draw:layer="layout" svg:width="0.804cm" svg:height="0.831cm" svg:x="6.303cm" svg:y="2.585cm">
                <text:p text:style-name="P2"><text:span text:style-name="T1">0</text:span></text:p>
              </draw:rect>
            </draw:g>
          </draw:g>
          <draw:frame draw:style-name="gr252" draw:text-style-name="P4" draw:layer="layout" svg:width="2.022cm" svg:height="0.64cm" svg:x="6.955cm" svg:y="3.673cm">
            <draw:text-box>
              <text:p text:style-name="P3"><text:span text:style-name="T2">Continuar</text:span></text:p>
            </draw:text-box>
          </draw:frame>
          <draw:g>
            <draw:line draw:style-name="gr253" draw:text-style-name="P1" draw:layer="layout" svg:x1="7.2cm" svg:y1="3cm" svg:x2="7.747cm" svg:y2="3cm">
              <text:p/>
            </draw:line>
            <draw:g>
              <draw:rect draw:style-name="gr254" draw:text-style-name="P5" draw:layer="layout" svg:width="2.733cm" svg:height="1cm" svg:x="8.567cm" svg:y="2.5cm">
                <text:p text:style-name="P2"><text:span text:style-name="T2">Inicializar planta</text:span></text:p>
              </draw:rect>
              <draw:rect draw:style-name="gr255" draw:text-style-name="P5" draw:layer="layout" svg:width="0.82cm" svg:height="1cm" svg:x="7.747cm" svg:y="2.5cm">
                <text:p text:style-name="P2"><text:span text:style-name="T2">N</text:span></text:p>
              </draw:rect>
            </draw:g>
          </draw:g>
          <draw:g>
            <draw:rect draw:style-name="gr256" draw:text-style-name="P1" draw:layer="layout" svg:width="1cm" svg:height="1cm" svg:x="6.205cm" svg:y="4.5cm">
              <text:p text:style-name="P2"><text:span text:style-name="T1">1</text:span></text:p>
            </draw:rect>
            <draw:line draw:style-name="gr257" draw:text-style-name="P1" draw:layer="layout" svg:x1="6.705cm" svg:y1="5.5cm" svg:x2="6.705cm" svg:y2="6.5cm">
              <draw:glue-point draw:id="4" svg:x="0cm" svg:y="5cm"/>
              <text:p/>
            </draw:line>
            <draw:line draw:style-name="gr258" draw:text-style-name="P1" draw:layer="layout" svg:x1="6.455cm" svg:y1="6cm" svg:x2="6.955cm" svg:y2="6cm">
              <text:p/>
            </draw:line>
            <draw:frame draw:style-name="gr259" draw:text-style-name="P4" draw:layer="layout" svg:width="5.125cm" svg:height="0.64cm" svg:x="6.955cm" svg:y="5.678cm">
              <draw:text-box>
                <text:p text:style-name="P3"><text:span text:style-name="T2">PP_Sensor_Molde_Abierto=1</text:span></text:p>
              </draw:text-box>
            </draw:frame>
          </draw:g>
          <draw:g>
            <draw:line draw:style-name="gr260" draw:text-style-name="P1" draw:layer="layout" svg:x1="7.2cm" svg:y1="5cm" svg:x2="7.847cm" svg:y2="5cm">
              <text:p/>
            </draw:line>
            <draw:g>
              <draw:rect draw:style-name="gr261" draw:text-style-name="P5" draw:layer="layout" svg:width="3.233cm" svg:height="1cm" svg:x="8.817cm" svg:y="4.5cm">
                <text:p text:style-name="P2"><text:span text:style-name="T2">PP_Pos_Molde=0</text:span></text:p>
              </draw:rect>
              <draw:rect draw:style-name="gr262" draw:text-style-name="P5" draw:layer="layout" svg:width="0.97cm" svg:height="1cm" svg:x="7.847cm" svg:y="4.5cm">
                <text:p text:style-name="P2"><text:span text:style-name="T2">N</text:span></text:p>
              </draw:rect>
            </draw:g>
          </draw:g>
          <draw:g>
            <draw:rect draw:style-name="gr263" draw:text-style-name="P1" draw:layer="layout" svg:width="1cm" svg:height="1cm" svg:x="6.2cm" svg:y="6.5cm">
              <text:p text:style-name="P2"><text:span text:style-name="T1">2</text:span></text:p>
            </draw:rect>
            <draw:line draw:style-name="gr264" draw:text-style-name="P1" draw:layer="layout" svg:x1="6.7cm" svg:y1="7.5cm" svg:x2="6.7cm" svg:y2="8.5cm">
              <draw:glue-point draw:id="4" svg:x="0cm" svg:y="5cm"/>
              <text:p/>
            </draw:line>
            <draw:line draw:style-name="gr265" draw:text-style-name="P1" draw:layer="layout" svg:x1="6.45cm" svg:y1="8cm" svg:x2="6.95cm" svg:y2="8cm">
              <text:p/>
            </draw:line>
            <draw:frame draw:style-name="gr266" draw:text-style-name="P4" draw:layer="layout" svg:width="2.835cm" svg:height="0.64cm" svg:x="6.95cm" svg:y="7.678cm">
              <draw:text-box>
                <text:p text:style-name="P3"><text:span text:style-name="T2">TON_01.DN=1</text:span></text:p>
              </draw:text-box>
            </draw:frame>
          </draw:g>
          <draw:g>
            <draw:line draw:style-name="gr267" draw:text-style-name="P1" draw:layer="layout" svg:x1="7.2cm" svg:y1="6.75cm" svg:x2="7.88cm" svg:y2="6.75cm">
              <text:p/>
            </draw:line>
            <draw:g>
              <draw:rect draw:style-name="gr268" draw:text-style-name="P5" draw:layer="layout" svg:width="3.4cm" svg:height="0.5cm" svg:x="8.9cm" svg:y="6.5cm">
                <text:p text:style-name="P2"><text:span text:style-name="T2">PP_Resistencia=1</text:span></text:p>
              </draw:rect>
              <draw:rect draw:style-name="gr269" draw:text-style-name="P5" draw:layer="layout" svg:width="1.02cm" svg:height="0.5cm" svg:x="7.88cm" svg:y="6.5cm">
                <text:p text:style-name="P2"><text:span text:style-name="T2">N</text:span></text:p>
              </draw:rect>
            </draw:g>
          </draw:g>
          <draw:g>
            <draw:rect draw:style-name="gr270" draw:text-style-name="P5" draw:layer="layout" svg:width="3.385cm" svg:height="0.5cm" svg:x="8.915cm" svg:y="7cm">
              <text:p text:style-name="P2"><text:span text:style-name="T2">TON_01</text:span></text:p>
            </draw:rect>
            <draw:rect draw:style-name="gr271" draw:text-style-name="P5" draw:layer="layout" svg:width="1.015cm" svg:height="0.5cm" svg:x="7.9cm" svg:y="7cm">
              <text:p text:style-name="P2"><text:span text:style-name="T2">N</text:span></text:p>
            </draw:rect>
          </draw:g>
          <draw:g>
            <draw:rect draw:style-name="gr272" draw:text-style-name="P1" draw:layer="layout" svg:width="1cm" svg:height="1cm" svg:x="6.205cm" svg:y="8.5cm">
              <text:p text:style-name="P2"><text:span text:style-name="T1">3</text:span></text:p>
            </draw:rect>
            <draw:line draw:style-name="gr273" draw:text-style-name="P1" draw:layer="layout" svg:x1="6.705cm" svg:y1="9.5cm" svg:x2="6.705cm" svg:y2="10.5cm">
              <draw:glue-point draw:id="4" svg:x="0cm" svg:y="5cm"/>
              <text:p/>
            </draw:line>
            <draw:line draw:style-name="gr274" draw:text-style-name="P1" draw:layer="layout" svg:x1="6.455cm" svg:y1="10cm" svg:x2="6.955cm" svg:y2="10cm">
              <text:p/>
            </draw:line>
            <draw:frame draw:style-name="gr275" draw:text-style-name="P4" draw:layer="layout" svg:width="5.286cm" svg:height="0.64cm" svg:x="6.955cm" svg:y="9.678cm">
              <draw:text-box>
                <text:p text:style-name="P3"><text:span text:style-name="T2">PP_Sensor_Molde_Cerrado=1</text:span></text:p>
              </draw:text-box>
            </draw:frame>
          </draw:g>
          <draw:g>
            <draw:line draw:style-name="gr276" draw:text-style-name="P1" draw:layer="layout" svg:x1="7.2cm" svg:y1="9cm" svg:x2="7.867cm" svg:y2="9cm">
              <text:p/>
            </draw:line>
            <draw:g>
              <draw:rect draw:style-name="gr277" draw:text-style-name="P5" draw:layer="layout" svg:width="3.333cm" svg:height="1cm" svg:x="8.867cm" svg:y="8.5cm">
                <text:p text:style-name="P2"><text:span text:style-name="T7">PP_Pos_Molde=203</text:span></text:p>
              </draw:rect>
              <draw:rect draw:style-name="gr278" draw:text-style-name="P5" draw:layer="layout" svg:width="1cm" svg:height="1cm" svg:x="7.867cm" svg:y="8.5cm">
                <text:p text:style-name="P2"><text:span text:style-name="T2">N</text:span></text:p>
              </draw:rect>
            </draw:g>
          </draw:g>
          <draw:g>
            <draw:rect draw:style-name="gr279" draw:text-style-name="P1" draw:layer="layout" svg:width="1cm" svg:height="1cm" svg:x="6.2cm" svg:y="10.5cm">
              <text:p text:style-name="P2"><text:span text:style-name="T1">4</text:span></text:p>
            </draw:rect>
            <draw:line draw:style-name="gr280" draw:text-style-name="P1" draw:layer="layout" svg:x1="6.7cm" svg:y1="11.5cm" svg:x2="6.7cm" svg:y2="12.5cm">
              <draw:glue-point draw:id="4" svg:x="0cm" svg:y="5cm"/>
              <text:p/>
            </draw:line>
            <draw:line draw:style-name="gr281" draw:text-style-name="P1" draw:layer="layout" svg:x1="6.45cm" svg:y1="12cm" svg:x2="6.95cm" svg:y2="12cm">
              <text:p/>
            </draw:line>
            <draw:frame draw:style-name="gr282" draw:text-style-name="P4" draw:layer="layout" svg:width="2.835cm" svg:height="0.64cm" svg:x="6.95cm" svg:y="11.678cm">
              <draw:text-box>
                <text:p text:style-name="P3"><text:span text:style-name="T2">TON_02.DN=1</text:span></text:p>
              </draw:text-box>
            </draw:frame>
          </draw:g>
          <draw:g>
            <draw:line draw:style-name="gr283" draw:text-style-name="P1" draw:layer="layout" svg:x1="7.2cm" svg:y1="10.75cm" svg:x2="8.013cm" svg:y2="10.75cm">
              <text:p/>
            </draw:line>
            <draw:g>
              <draw:rect draw:style-name="gr284" draw:text-style-name="P5" draw:layer="layout" svg:width="4.066cm" svg:height="0.5cm" svg:x="9.234cm" svg:y="10.5cm">
                <text:p text:style-name="P2"><text:span text:style-name="T2">PP_Tornillo_Ext=60</text:span></text:p>
              </draw:rect>
              <draw:rect draw:style-name="gr285" draw:text-style-name="P5" draw:layer="layout" svg:width="1.22cm" svg:height="0.5cm" svg:x="8.014cm" svg:y="10.5cm">
                <text:p text:style-name="P2"><text:span text:style-name="T2">N</text:span></text:p>
              </draw:rect>
            </draw:g>
          </draw:g>
          <draw:g>
            <draw:rect draw:style-name="gr286" draw:text-style-name="P5" draw:layer="layout" svg:width="4.077cm" svg:height="0.5cm" svg:x="9.223cm" svg:y="11cm">
              <text:p text:style-name="P2"><text:span text:style-name="T2">TON_02</text:span></text:p>
            </draw:rect>
            <draw:rect draw:style-name="gr287" draw:text-style-name="P5" draw:layer="layout" svg:width="1.223cm" svg:height="0.5cm" svg:x="8cm" svg:y="11cm">
              <text:p text:style-name="P2"><text:span text:style-name="T2">N</text:span></text:p>
            </draw:rect>
          </draw:g>
          <draw:g>
            <draw:rect draw:style-name="gr288" draw:text-style-name="P1" draw:layer="layout" svg:width="1cm" svg:height="1cm" svg:x="6.205cm" svg:y="12.5cm">
              <text:p text:style-name="P2"><text:span text:style-name="T1">5</text:span></text:p>
            </draw:rect>
            <draw:line draw:style-name="gr289" draw:text-style-name="P1" draw:layer="layout" svg:x1="6.705cm" svg:y1="13.5cm" svg:x2="6.705cm" svg:y2="14.5cm">
              <draw:glue-point draw:id="4" svg:x="0cm" svg:y="5cm"/>
              <text:p/>
            </draw:line>
            <draw:line draw:style-name="gr290" draw:text-style-name="P1" draw:layer="layout" svg:x1="6.455cm" svg:y1="14cm" svg:x2="6.955cm" svg:y2="14cm">
              <text:p/>
            </draw:line>
            <draw:frame draw:style-name="gr291" draw:text-style-name="P4" draw:layer="layout" svg:width="2.835cm" svg:height="0.64cm" svg:x="6.955cm" svg:y="13.678cm">
              <draw:text-box>
                <text:p text:style-name="P3"><text:span text:style-name="T2">TON_03.DN=1</text:span></text:p>
              </draw:text-box>
            </draw:frame>
          </draw:g>
          <draw:g>
            <draw:rect draw:style-name="gr292" draw:text-style-name="P1" draw:layer="layout" svg:width="1cm" svg:height="1cm" svg:x="6.2cm" svg:y="14.5cm">
              <text:p text:style-name="P2"><text:span text:style-name="T1">6</text:span></text:p>
            </draw:rect>
            <draw:line draw:style-name="gr293" draw:text-style-name="P1" draw:layer="layout" svg:x1="6.7cm" svg:y1="15.5cm" svg:x2="6.7cm" svg:y2="16.5cm">
              <draw:glue-point draw:id="4" svg:x="0cm" svg:y="5cm"/>
              <text:p/>
            </draw:line>
            <draw:line draw:style-name="gr294" draw:text-style-name="P1" draw:layer="layout" svg:x1="6.45cm" svg:y1="16cm" svg:x2="6.95cm" svg:y2="16cm">
              <text:p/>
            </draw:line>
            <draw:frame draw:style-name="gr295" draw:text-style-name="P4" draw:layer="layout" svg:width="5.125cm" svg:height="0.64cm" svg:x="6.95cm" svg:y="15.678cm">
              <draw:text-box>
                <text:p text:style-name="P3"><text:span text:style-name="T2">PP_Sensor_Molde_Abierto=1</text:span></text:p>
              </draw:text-box>
            </draw:frame>
          </draw:g>
          <draw:g>
            <draw:rect draw:style-name="gr296" draw:text-style-name="P1" draw:layer="layout" svg:width="1cm" svg:height="1cm" svg:x="6.205cm" svg:y="16.5cm">
              <text:p text:style-name="P2"><text:span text:style-name="T1">7</text:span></text:p>
            </draw:rect>
            <draw:line draw:style-name="gr297" draw:text-style-name="P1" draw:layer="layout" svg:x1="6.705cm" svg:y1="17.5cm" svg:x2="6.705cm" svg:y2="18.5cm">
              <draw:glue-point draw:id="4" svg:x="0cm" svg:y="5cm"/>
              <text:p/>
            </draw:line>
            <draw:line draw:style-name="gr298" draw:text-style-name="P1" draw:layer="layout" svg:x1="6.455cm" svg:y1="18cm" svg:x2="6.955cm" svg:y2="18cm">
              <text:p/>
            </draw:line>
            <draw:frame draw:style-name="gr299" draw:text-style-name="P4" draw:layer="layout" svg:width="5.044cm" svg:height="0.64cm" svg:x="6.955cm" svg:y="17.678cm">
              <draw:text-box>
                <text:p text:style-name="P3"><text:span text:style-name="T2">PP_Sensor_Banda_Salida=1</text:span></text:p>
              </draw:text-box>
            </draw:frame>
          </draw:g>
          <draw:g>
            <draw:rect draw:style-name="gr300" draw:text-style-name="P1" draw:layer="layout" svg:width="1cm" svg:height="1cm" svg:x="6.2cm" svg:y="18.5cm">
              <text:p text:style-name="P2"><text:span text:style-name="T1">8</text:span></text:p>
            </draw:rect>
            <draw:line draw:style-name="gr301" draw:text-style-name="P1" draw:layer="layout" svg:x1="6.7cm" svg:y1="19.5cm" svg:x2="6.7cm" svg:y2="20.5cm">
              <draw:glue-point draw:id="4" svg:x="0cm" svg:y="5cm"/>
              <text:p/>
            </draw:line>
            <draw:line draw:style-name="gr302" draw:text-style-name="P1" draw:layer="layout" svg:x1="6.45cm" svg:y1="20cm" svg:x2="6.95cm" svg:y2="20cm">
              <text:p/>
            </draw:line>
            <draw:frame draw:style-name="gr303" draw:text-style-name="P4" draw:layer="layout" svg:width="3.393cm" svg:height="0.64cm" svg:x="6.95cm" svg:y="19.678cm">
              <draw:text-box>
                <text:p text:style-name="P3"><text:span text:style-name="T2">Parar_Ciclo_PP=0</text:span></text:p>
              </draw:text-box>
            </draw:frame>
          </draw:g>
          <draw:polyline draw:style-name="gr97" draw:text-style-name="P6" draw:layer="layout" svg:width="1.399cm" svg:height="12.199cm" svg:x="5.3cm" svg:y="8.3cm" svg:viewBox="0 0 1400 12200" draw:points="1400,12200 0,12200 0,0 1400,0">
            <text:p/>
          </draw:polyline>
          <draw:g>
            <draw:line draw:style-name="gr304" draw:text-style-name="P1" draw:layer="layout" svg:x1="7.2cm" svg:y1="12.75cm" svg:x2="8.013cm" svg:y2="12.75cm">
              <text:p/>
            </draw:line>
            <draw:g>
              <draw:rect draw:style-name="gr305" draw:text-style-name="P5" draw:layer="layout" svg:width="4.066cm" svg:height="0.5cm" svg:x="9.234cm" svg:y="12.5cm">
                <text:p text:style-name="P2"><text:span text:style-name="T2">PP_Tornillo_Ext=0</text:span></text:p>
              </draw:rect>
              <draw:rect draw:style-name="gr306" draw:text-style-name="P5" draw:layer="layout" svg:width="1.22cm" svg:height="0.5cm" svg:x="8.014cm" svg:y="12.5cm">
                <text:p text:style-name="P2"><text:span text:style-name="T2">N</text:span></text:p>
              </draw:rect>
            </draw:g>
          </draw:g>
          <draw:g>
            <draw:rect draw:style-name="gr307" draw:text-style-name="P5" draw:layer="layout" svg:width="4.03cm" svg:height="0.5cm" svg:x="9.27cm" svg:y="13cm">
              <text:p text:style-name="P2"><text:span text:style-name="T2">TON_03</text:span></text:p>
            </draw:rect>
            <draw:rect draw:style-name="gr308" draw:text-style-name="P5" draw:layer="layout" svg:width="1.209cm" svg:height="0.5cm" svg:x="8.061cm" svg:y="13cm">
              <text:p text:style-name="P2"><text:span text:style-name="T2">N</text:span></text:p>
            </draw:rect>
          </draw:g>
          <draw:g>
            <draw:line draw:style-name="gr309" draw:text-style-name="P1" draw:layer="layout" svg:x1="7.2cm" svg:y1="15cm" svg:x2="7.847cm" svg:y2="15cm">
              <text:p/>
            </draw:line>
            <draw:g>
              <draw:rect draw:style-name="gr310" draw:text-style-name="P5" draw:layer="layout" svg:width="3.233cm" svg:height="1cm" svg:x="8.817cm" svg:y="14.5cm">
                <text:p text:style-name="P2"><text:span text:style-name="T2">PP_Pos_Molde=0</text:span></text:p>
              </draw:rect>
              <draw:rect draw:style-name="gr311" draw:text-style-name="P5" draw:layer="layout" svg:width="0.97cm" svg:height="1cm" svg:x="7.847cm" svg:y="14.5cm">
                <text:p text:style-name="P2"><text:span text:style-name="T2">N</text:span></text:p>
              </draw:rect>
            </draw:g>
          </draw:g>
          <draw:g>
            <draw:line draw:style-name="gr312" draw:text-style-name="P1" draw:layer="layout" svg:x1="7.2cm" svg:y1="16.75cm" svg:x2="8.013cm" svg:y2="16.75cm">
              <text:p/>
            </draw:line>
            <draw:g>
              <draw:rect draw:style-name="gr313" draw:text-style-name="P5" draw:layer="layout" svg:width="4.067cm" svg:height="0.5cm" svg:x="9.233cm" svg:y="16.5cm">
                <text:p text:style-name="P2"><text:span text:style-name="T2">PP_Gen_Reposabrazo=1</text:span></text:p>
              </draw:rect>
              <draw:rect draw:style-name="gr314" draw:text-style-name="P5" draw:layer="layout" svg:width="1.22cm" svg:height="0.5cm" svg:x="8.013cm" svg:y="16.5cm">
                <text:p text:style-name="P2"><text:span text:style-name="T2">N</text:span></text:p>
              </draw:rect>
            </draw:g>
          </draw:g>
          <draw:g>
            <draw:rect draw:style-name="gr315" draw:text-style-name="P5" draw:layer="layout" svg:width="4.078cm" svg:height="0.5cm" svg:x="9.222cm" svg:y="17cm">
              <text:p text:style-name="P2"><text:span text:style-name="T2">PP_Banda = 1</text:span></text:p>
            </draw:rect>
            <draw:rect draw:style-name="gr316" draw:text-style-name="P5" draw:layer="layout" svg:width="1.222cm" svg:height="0.5cm" svg:x="8cm" svg:y="17cm">
              <text:p text:style-name="P2"><text:span text:style-name="T2">N</text:span></text:p>
            </draw:rect>
          </draw:g>
          <draw:g>
            <draw:line draw:style-name="gr317" draw:text-style-name="P1" draw:layer="layout" svg:x1="7.2cm" svg:y1="19cm" svg:x2="7.88cm" svg:y2="19cm">
              <text:p/>
            </draw:line>
            <draw:g>
              <draw:rect draw:style-name="gr318" draw:text-style-name="P5" draw:layer="layout" svg:width="3.4cm" svg:height="1cm" svg:x="8.9cm" svg:y="18.5cm">
                <text:p text:style-name="P2"><text:span text:style-name="T2">PP_Banda=0</text:span></text:p>
              </draw:rect>
              <draw:rect draw:style-name="gr319" draw:text-style-name="P5" draw:layer="layout" svg:width="1.02cm" svg:height="1cm" svg:x="7.88cm" svg:y="18.5cm">
                <text:p text:style-name="P2"><text:span text:style-name="T2">N</text:span></text:p>
              </draw:rect>
            </draw:g>
          </draw:g>
        </draw:g>
      </draw:page>
      <draw:page draw:name="page5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320" draw:text-style-name="P1" draw:layer="layout" svg:x1="6.704cm" svg:y1="3.499cm" svg:x2="6.704cm" svg:y2="4.499cm">
              <text:p/>
            </draw:line>
            <draw:line draw:style-name="gr321" draw:text-style-name="P1" draw:layer="layout" svg:x1="6.454cm" svg:y1="3.998cm" svg:x2="6.954cm" svg:y2="3.998cm">
              <text:p/>
            </draw:line>
            <draw:g>
              <draw:rect draw:style-name="gr322" draw:text-style-name="P1" draw:layer="layout" svg:width="1cm" svg:height="1cm" svg:x="6.205cm" svg:y="2.5cm">
                <text:p/>
              </draw:rect>
              <draw:rect draw:style-name="gr323" draw:text-style-name="P1" draw:layer="layout" svg:width="0.804cm" svg:height="0.831cm" svg:x="6.303cm" svg:y="2.585cm">
                <text:p text:style-name="P2"><text:span text:style-name="T1">0</text:span></text:p>
              </draw:rect>
            </draw:g>
          </draw:g>
          <draw:frame draw:style-name="gr324" draw:text-style-name="P4" draw:layer="layout" svg:width="2.022cm" svg:height="0.64cm" svg:x="6.955cm" svg:y="3.673cm">
            <draw:text-box>
              <text:p text:style-name="P3"><text:span text:style-name="T2">Continuar</text:span></text:p>
            </draw:text-box>
          </draw:frame>
          <draw:g>
            <draw:line draw:style-name="gr325" draw:text-style-name="P1" draw:layer="layout" svg:x1="7.2cm" svg:y1="3cm" svg:x2="7.747cm" svg:y2="3cm">
              <text:p/>
            </draw:line>
            <draw:g>
              <draw:rect draw:style-name="gr326" draw:text-style-name="P5" draw:layer="layout" svg:width="2.733cm" svg:height="1cm" svg:x="8.567cm" svg:y="2.5cm">
                <text:p text:style-name="P2"><text:span text:style-name="T2">Inicializar planta</text:span></text:p>
              </draw:rect>
              <draw:rect draw:style-name="gr327" draw:text-style-name="P5" draw:layer="layout" svg:width="0.82cm" svg:height="1cm" svg:x="7.747cm" svg:y="2.5cm">
                <text:p text:style-name="P2"><text:span text:style-name="T2">N</text:span></text:p>
              </draw:rect>
            </draw:g>
          </draw:g>
          <draw:g>
            <draw:rect draw:style-name="gr328" draw:text-style-name="P1" draw:layer="layout" svg:width="1cm" svg:height="1cm" svg:x="6.205cm" svg:y="4.5cm">
              <text:p text:style-name="P2"><text:span text:style-name="T1">1</text:span></text:p>
            </draw:rect>
            <draw:line draw:style-name="gr329" draw:text-style-name="P1" draw:layer="layout" svg:x1="6.705cm" svg:y1="5.5cm" svg:x2="6.705cm" svg:y2="6.5cm">
              <draw:glue-point draw:id="4" svg:x="0cm" svg:y="5cm"/>
              <text:p/>
            </draw:line>
            <draw:line draw:style-name="gr330" draw:text-style-name="P1" draw:layer="layout" svg:x1="6.455cm" svg:y1="6cm" svg:x2="6.955cm" svg:y2="6cm">
              <text:p/>
            </draw:line>
            <draw:frame draw:style-name="gr331" draw:text-style-name="P4" draw:layer="layout" svg:width="4.714cm" svg:height="0.64cm" svg:x="6.955cm" svg:y="5.678cm">
              <draw:text-box>
                <text:p text:style-name="P3"><text:span text:style-name="T2">Sensor final banda entrada</text:span></text:p>
              </draw:text-box>
            </draw:frame>
          </draw:g>
          <draw:g>
            <draw:rect draw:style-name="gr332" draw:text-style-name="P1" draw:layer="layout" svg:width="1cm" svg:height="1cm" svg:x="6.2cm" svg:y="6.5cm">
              <text:p text:style-name="P2"><text:span text:style-name="T1">2</text:span></text:p>
            </draw:rect>
            <draw:line draw:style-name="gr333" draw:text-style-name="P1" draw:layer="layout" svg:x1="6.7cm" svg:y1="7.5cm" svg:x2="6.7cm" svg:y2="8.5cm">
              <draw:glue-point draw:id="4" svg:x="0cm" svg:y="5cm"/>
              <text:p/>
            </draw:line>
            <draw:line draw:style-name="gr334" draw:text-style-name="P1" draw:layer="layout" svg:x1="6.45cm" svg:y1="8cm" svg:x2="6.95cm" svg:y2="8cm">
              <text:p/>
            </draw:line>
            <draw:frame draw:style-name="gr335" draw:text-style-name="P4" draw:layer="layout" svg:width="2.97cm" svg:height="0.64cm" svg:x="6.95cm" svg:y="7.678cm">
              <draw:text-box>
                <text:p text:style-name="P3"><text:span text:style-name="T2">Timer finalizado</text:span></text:p>
              </draw:text-box>
            </draw:frame>
          </draw:g>
          <draw:g>
            <draw:line draw:style-name="gr336" draw:text-style-name="P1" draw:layer="layout" svg:x1="7.2cm" svg:y1="6.75cm" svg:x2="7.933cm" svg:y2="6.75cm">
              <text:p/>
            </draw:line>
            <draw:g>
              <draw:rect draw:style-name="gr337" draw:text-style-name="P5" draw:layer="layout" svg:width="3.667cm" svg:height="0.5cm" svg:x="9.033cm" svg:y="6.5cm">
                <text:p text:style-name="P2"><text:span text:style-name="T2">Apagar banda entrada</text:span></text:p>
              </draw:rect>
              <draw:rect draw:style-name="gr338" draw:text-style-name="P5" draw:layer="layout" svg:width="1.1cm" svg:height="0.5cm" svg:x="7.933cm" svg:y="6.5cm">
                <text:p text:style-name="P2"><text:span text:style-name="T2">N</text:span></text:p>
              </draw:rect>
            </draw:g>
          </draw:g>
          <draw:g>
            <draw:rect draw:style-name="gr339" draw:text-style-name="P5" draw:layer="layout" svg:width="3.693cm" svg:height="0.5cm" svg:x="9.007cm" svg:y="7cm">
              <text:p text:style-name="P2"><text:span text:style-name="T2">Encender timer</text:span></text:p>
            </draw:rect>
            <draw:rect draw:style-name="gr340" draw:text-style-name="P5" draw:layer="layout" svg:width="1.107cm" svg:height="0.5cm" svg:x="7.9cm" svg:y="7cm">
              <text:p text:style-name="P2"><text:span text:style-name="T2">N</text:span></text:p>
            </draw:rect>
          </draw:g>
          <draw:g>
            <draw:rect draw:style-name="gr341" draw:text-style-name="P1" draw:layer="layout" svg:width="1cm" svg:height="1cm" svg:x="6.205cm" svg:y="8.5cm">
              <text:p text:style-name="P2"><text:span text:style-name="T1">3</text:span></text:p>
            </draw:rect>
            <draw:line draw:style-name="gr342" draw:text-style-name="P1" draw:layer="layout" svg:x1="6.705cm" svg:y1="9.5cm" svg:x2="6.705cm" svg:y2="10.5cm">
              <draw:glue-point draw:id="4" svg:x="0cm" svg:y="5cm"/>
              <text:p/>
            </draw:line>
            <draw:line draw:style-name="gr343" draw:text-style-name="P1" draw:layer="layout" svg:x1="6.455cm" svg:y1="10cm" svg:x2="6.955cm" svg:y2="10cm">
              <text:p/>
            </draw:line>
            <draw:frame draw:style-name="gr344" draw:text-style-name="P4" draw:layer="layout" svg:width="5.294cm" svg:height="0.64cm" svg:x="6.955cm" svg:y="9.678cm">
              <draw:text-box>
                <text:p text:style-name="P3"><text:span text:style-name="T2">Primera soldadura completada</text:span></text:p>
              </draw:text-box>
            </draw:frame>
          </draw:g>
          <draw:g>
            <draw:rect draw:style-name="gr345" draw:text-style-name="P1" draw:layer="layout" svg:width="1cm" svg:height="1cm" svg:x="6.2cm" svg:y="10.5cm">
              <text:p text:style-name="P2"><text:span text:style-name="T1">4</text:span></text:p>
            </draw:rect>
            <draw:line draw:style-name="gr346" draw:text-style-name="P1" draw:layer="layout" svg:x1="6.7cm" svg:y1="11.5cm" svg:x2="6.7cm" svg:y2="12.5cm">
              <draw:glue-point draw:id="4" svg:x="0cm" svg:y="5cm"/>
              <text:p/>
            </draw:line>
            <draw:line draw:style-name="gr347" draw:text-style-name="P1" draw:layer="layout" svg:x1="6.45cm" svg:y1="12cm" svg:x2="6.95cm" svg:y2="12cm">
              <text:p/>
            </draw:line>
            <draw:frame draw:style-name="gr348" draw:text-style-name="P4" draw:layer="layout" svg:width="2.868cm" svg:height="0.64cm" svg:x="6.95cm" svg:y="11.678cm">
              <draw:text-box>
                <text:p text:style-name="P3"><text:span text:style-name="T2">Matriz volteada</text:span></text:p>
              </draw:text-box>
            </draw:frame>
          </draw:g>
          <draw:g>
            <draw:rect draw:style-name="gr349" draw:text-style-name="P1" draw:layer="layout" svg:width="1cm" svg:height="1cm" svg:x="6.205cm" svg:y="12.5cm">
              <text:p text:style-name="P2"><text:span text:style-name="T1">5</text:span></text:p>
            </draw:rect>
            <draw:line draw:style-name="gr350" draw:text-style-name="P1" draw:layer="layout" svg:x1="6.705cm" svg:y1="13.5cm" svg:x2="6.705cm" svg:y2="14.5cm">
              <draw:glue-point draw:id="4" svg:x="0cm" svg:y="5cm"/>
              <text:p/>
            </draw:line>
            <draw:line draw:style-name="gr351" draw:text-style-name="P1" draw:layer="layout" svg:x1="6.455cm" svg:y1="14cm" svg:x2="6.955cm" svg:y2="14cm">
              <text:p/>
            </draw:line>
            <draw:frame draw:style-name="gr352" draw:text-style-name="P4" draw:layer="layout" svg:width="5.459cm" svg:height="0.64cm" svg:x="6.955cm" svg:y="13.678cm">
              <draw:text-box>
                <text:p text:style-name="P3"><text:span text:style-name="T2">Segunda soldadura completada</text:span></text:p>
              </draw:text-box>
            </draw:frame>
          </draw:g>
          <draw:g>
            <draw:rect draw:style-name="gr353" draw:text-style-name="P1" draw:layer="layout" svg:width="1cm" svg:height="1cm" svg:x="6.2cm" svg:y="14.5cm">
              <text:p text:style-name="P2"><text:span text:style-name="T1">6</text:span></text:p>
            </draw:rect>
            <draw:line draw:style-name="gr354" draw:text-style-name="P1" draw:layer="layout" svg:x1="6.7cm" svg:y1="15.5cm" svg:x2="6.7cm" svg:y2="16.5cm">
              <draw:glue-point draw:id="4" svg:x="0cm" svg:y="5cm"/>
              <text:p/>
            </draw:line>
            <draw:line draw:style-name="gr355" draw:text-style-name="P1" draw:layer="layout" svg:x1="6.45cm" svg:y1="16cm" svg:x2="6.95cm" svg:y2="16cm">
              <text:p/>
            </draw:line>
            <draw:frame draw:style-name="gr356" draw:text-style-name="P4" draw:layer="layout" svg:width="2.868cm" svg:height="0.64cm" svg:x="6.95cm" svg:y="15.678cm">
              <draw:text-box>
                <text:p text:style-name="P3"><text:span text:style-name="T2">Matriz volteada</text:span></text:p>
              </draw:text-box>
            </draw:frame>
          </draw:g>
          <draw:g>
            <draw:rect draw:style-name="gr357" draw:text-style-name="P1" draw:layer="layout" svg:width="1cm" svg:height="1cm" svg:x="6.205cm" svg:y="16.5cm">
              <text:p text:style-name="P2"><text:span text:style-name="T1">7</text:span></text:p>
            </draw:rect>
            <draw:line draw:style-name="gr358" draw:text-style-name="P1" draw:layer="layout" svg:x1="6.705cm" svg:y1="17.5cm" svg:x2="6.705cm" svg:y2="18.5cm">
              <draw:glue-point draw:id="4" svg:x="0cm" svg:y="5cm"/>
              <text:p/>
            </draw:line>
            <draw:line draw:style-name="gr359" draw:text-style-name="P1" draw:layer="layout" svg:x1="6.455cm" svg:y1="18cm" svg:x2="6.955cm" svg:y2="18cm">
              <text:p/>
            </draw:line>
            <draw:frame draw:style-name="gr360" draw:text-style-name="P4" draw:layer="layout" svg:width="2.97cm" svg:height="0.64cm" svg:x="6.955cm" svg:y="17.678cm">
              <draw:text-box>
                <text:p text:style-name="P3"><text:span text:style-name="T2">Timer finalizado</text:span></text:p>
              </draw:text-box>
            </draw:frame>
          </draw:g>
          <draw:g>
            <draw:rect draw:style-name="gr361" draw:text-style-name="P1" draw:layer="layout" svg:width="1cm" svg:height="1cm" svg:x="6.2cm" svg:y="18.5cm">
              <text:p text:style-name="P2"><text:span text:style-name="T1">8</text:span></text:p>
            </draw:rect>
            <draw:line draw:style-name="gr362" draw:text-style-name="P1" draw:layer="layout" svg:x1="6.7cm" svg:y1="19.5cm" svg:x2="6.7cm" svg:y2="20.5cm">
              <draw:glue-point draw:id="4" svg:x="0cm" svg:y="5cm"/>
              <text:p/>
            </draw:line>
            <draw:line draw:style-name="gr363" draw:text-style-name="P1" draw:layer="layout" svg:x1="6.45cm" svg:y1="20cm" svg:x2="6.95cm" svg:y2="20cm">
              <text:p/>
            </draw:line>
            <draw:frame draw:style-name="gr364" draw:text-style-name="P4" draw:layer="layout" svg:width="4.439cm" svg:height="0.64cm" svg:x="6.95cm" svg:y="19.678cm">
              <draw:text-box>
                <text:p text:style-name="P3"><text:span text:style-name="T2">Sensor final banda salida</text:span></text:p>
              </draw:text-box>
            </draw:frame>
          </draw:g>
          <draw:polyline draw:style-name="gr97" draw:text-style-name="P6" draw:layer="layout" svg:width="1.399cm" svg:height="18.099cm" svg:x="5.3cm" svg:y="4.4cm" svg:viewBox="0 0 1400 18100" draw:points="1400,18100 0,18100 0,0 1400,0">
            <text:p/>
          </draw:polyline>
          <draw:g>
            <draw:line draw:style-name="gr365" draw:text-style-name="P1" draw:layer="layout" svg:x1="7.2cm" svg:y1="15cm" svg:x2="7.847cm" svg:y2="15cm">
              <text:p/>
            </draw:line>
            <draw:g>
              <draw:rect draw:style-name="gr366" draw:text-style-name="P5" draw:layer="layout" svg:width="3.233cm" svg:height="1cm" svg:x="8.817cm" svg:y="14.5cm">
                <text:p text:style-name="P2"><text:span text:style-name="T2">Voltear matriz</text:span></text:p>
              </draw:rect>
              <draw:rect draw:style-name="gr367" draw:text-style-name="P5" draw:layer="layout" svg:width="0.97cm" svg:height="1cm" svg:x="7.847cm" svg:y="14.5cm">
                <text:p text:style-name="P2"><text:span text:style-name="T2">N</text:span></text:p>
              </draw:rect>
            </draw:g>
          </draw:g>
          <draw:g>
            <draw:line draw:style-name="gr368" draw:text-style-name="P1" draw:layer="layout" svg:x1="7.2cm" svg:y1="4.75cm" svg:x2="8.027cm" svg:y2="4.75cm">
              <text:p/>
            </draw:line>
            <draw:g>
              <draw:rect draw:style-name="gr369" draw:text-style-name="P5" draw:layer="layout" svg:width="4.133cm" svg:height="0.5cm" svg:x="9.267cm" svg:y="4.5cm">
                <text:p text:style-name="P2"><text:span text:style-name="T2">Generar material entrada</text:span></text:p>
              </draw:rect>
              <draw:rect draw:style-name="gr370" draw:text-style-name="P5" draw:layer="layout" svg:width="1.24cm" svg:height="0.5cm" svg:x="8.027cm" svg:y="4.5cm">
                <text:p text:style-name="P2"><text:span text:style-name="T2">N</text:span></text:p>
              </draw:rect>
            </draw:g>
          </draw:g>
          <draw:g>
            <draw:rect draw:style-name="gr371" draw:text-style-name="P5" draw:layer="layout" svg:width="4.154cm" svg:height="0.5cm" svg:x="9.246cm" svg:y="5cm">
              <text:p text:style-name="P2"><text:span text:style-name="T2">Accionar banda entrada</text:span></text:p>
            </draw:rect>
            <draw:rect draw:style-name="gr372" draw:text-style-name="P5" draw:layer="layout" svg:width="1.246cm" svg:height="0.5cm" svg:x="8cm" svg:y="5cm">
              <text:p text:style-name="P2"><text:span text:style-name="T2">N</text:span></text:p>
            </draw:rect>
          </draw:g>
          <draw:g>
            <draw:line draw:style-name="gr373" draw:text-style-name="P1" draw:layer="layout" svg:x1="7.2cm" svg:y1="8.75cm" svg:x2="8.013cm" svg:y2="8.75cm">
              <text:p/>
            </draw:line>
            <draw:g>
              <draw:rect draw:style-name="gr374" draw:text-style-name="P5" draw:layer="layout" svg:width="4.067cm" svg:height="0.5cm" svg:x="9.233cm" svg:y="8.5cm">
                <text:p text:style-name="P2"><text:span text:style-name="T2">Activar señal operario</text:span></text:p>
              </draw:rect>
              <draw:rect draw:style-name="gr375" draw:text-style-name="P5" draw:layer="layout" svg:width="1.22cm" svg:height="0.5cm" svg:x="8.013cm" svg:y="8.5cm">
                <text:p text:style-name="P2"><text:span text:style-name="T2">N</text:span></text:p>
              </draw:rect>
            </draw:g>
          </draw:g>
          <draw:g>
            <draw:rect draw:style-name="gr376" draw:text-style-name="P5" draw:layer="layout" svg:width="4.078cm" svg:height="0.5cm" svg:x="9.222cm" svg:y="9cm">
              <text:p text:style-name="P2"><text:span text:style-name="T2">Eliminar material entrada</text:span></text:p>
            </draw:rect>
            <draw:rect draw:style-name="gr377" draw:text-style-name="P5" draw:layer="layout" svg:width="1.222cm" svg:height="0.5cm" svg:x="8cm" svg:y="9cm">
              <text:p text:style-name="P2"><text:span text:style-name="T2">N</text:span></text:p>
            </draw:rect>
          </draw:g>
          <draw:g>
            <draw:line draw:style-name="gr378" draw:text-style-name="P1" draw:layer="layout" svg:x1="7.2cm" svg:y1="11cm" svg:x2="7.747cm" svg:y2="11cm">
              <text:p/>
            </draw:line>
            <draw:g>
              <draw:rect draw:style-name="gr379" draw:text-style-name="P5" draw:layer="layout" svg:width="2.733cm" svg:height="1cm" svg:x="8.567cm" svg:y="10.5cm">
                <text:p text:style-name="P2"><text:span text:style-name="T2">Voltear matriz</text:span></text:p>
              </draw:rect>
              <draw:rect draw:style-name="gr380" draw:text-style-name="P5" draw:layer="layout" svg:width="0.82cm" svg:height="1cm" svg:x="7.747cm" svg:y="10.5cm">
                <text:p text:style-name="P2"><text:span text:style-name="T2">N</text:span></text:p>
              </draw:rect>
            </draw:g>
          </draw:g>
          <draw:g>
            <draw:line draw:style-name="gr381" draw:text-style-name="P1" draw:layer="layout" svg:x1="7.2cm" svg:y1="13cm" svg:x2="7.747cm" svg:y2="13cm">
              <text:p/>
            </draw:line>
            <draw:g>
              <draw:rect draw:style-name="gr382" draw:text-style-name="P5" draw:layer="layout" svg:width="2.733cm" svg:height="1cm" svg:x="8.567cm" svg:y="12.5cm">
                <text:p text:style-name="P2"><text:span text:style-name="T2">Activar señal </text:span></text:p>
                <text:p text:style-name="P2"><text:span text:style-name="T2">giro listo</text:span></text:p>
              </draw:rect>
              <draw:rect draw:style-name="gr383" draw:text-style-name="P5" draw:layer="layout" svg:width="0.82cm" svg:height="1cm" svg:x="7.747cm" svg:y="12.5cm">
                <text:p text:style-name="P2"><text:span text:style-name="T2">N</text:span></text:p>
              </draw:rect>
            </draw:g>
          </draw:g>
          <draw:g>
            <draw:line draw:style-name="gr384" draw:text-style-name="P1" draw:layer="layout" svg:x1="7.2cm" svg:y1="17cm" svg:x2="7.847cm" svg:y2="17cm">
              <text:p/>
            </draw:line>
            <draw:g>
              <draw:rect draw:style-name="gr385" draw:text-style-name="P5" draw:layer="layout" svg:width="3.233cm" svg:height="1cm" svg:x="8.817cm" svg:y="16.5cm">
                <text:p text:style-name="P2"><text:span text:style-name="T2">Encender timer</text:span></text:p>
              </draw:rect>
              <draw:rect draw:style-name="gr386" draw:text-style-name="P5" draw:layer="layout" svg:width="0.97cm" svg:height="1cm" svg:x="7.847cm" svg:y="16.5cm">
                <text:p text:style-name="P2"><text:span text:style-name="T2">N</text:span></text:p>
              </draw:rect>
            </draw:g>
          </draw:g>
          <draw:g>
            <draw:line draw:style-name="gr387" draw:text-style-name="P1" draw:layer="layout" svg:x1="7.2cm" svg:y1="18.75cm" svg:x2="8.013cm" svg:y2="18.75cm">
              <text:p/>
            </draw:line>
            <draw:g>
              <draw:rect draw:style-name="gr388" draw:text-style-name="P5" draw:layer="layout" svg:width="4.067cm" svg:height="0.5cm" svg:x="9.233cm" svg:y="18.5cm">
                <text:p text:style-name="P2"><text:span text:style-name="T2">Generar marco</text:span></text:p>
              </draw:rect>
              <draw:rect draw:style-name="gr389" draw:text-style-name="P5" draw:layer="layout" svg:width="1.22cm" svg:height="0.5cm" svg:x="8.013cm" svg:y="18.5cm">
                <text:p text:style-name="P2"><text:span text:style-name="T2">N</text:span></text:p>
              </draw:rect>
            </draw:g>
          </draw:g>
          <draw:g>
            <draw:rect draw:style-name="gr390" draw:text-style-name="P5" draw:layer="layout" svg:width="4.078cm" svg:height="0.5cm" svg:x="9.222cm" svg:y="19cm">
              <text:p text:style-name="P2"><text:span text:style-name="T2">Enceder banda salida</text:span></text:p>
            </draw:rect>
            <draw:rect draw:style-name="gr391" draw:text-style-name="P5" draw:layer="layout" svg:width="1.222cm" svg:height="0.5cm" svg:x="8cm" svg:y="19cm">
              <text:p text:style-name="P2"><text:span text:style-name="T2">N</text:span></text:p>
            </draw:rect>
          </draw:g>
          <draw:g>
            <draw:rect draw:style-name="gr392" draw:text-style-name="P1" draw:layer="layout" svg:width="1cm" svg:height="1cm" svg:x="6.2cm" svg:y="20.5cm">
              <text:p text:style-name="P2"><text:span text:style-name="T1">9</text:span></text:p>
            </draw:rect>
            <draw:line draw:style-name="gr393" draw:text-style-name="P1" draw:layer="layout" svg:x1="6.7cm" svg:y1="21.5cm" svg:x2="6.7cm" svg:y2="22.5cm">
              <draw:glue-point draw:id="4" svg:x="0cm" svg:y="5cm"/>
              <text:p/>
            </draw:line>
            <draw:line draw:style-name="gr394" draw:text-style-name="P1" draw:layer="layout" svg:x1="6.45cm" svg:y1="22cm" svg:x2="6.95cm" svg:y2="22cm">
              <text:p/>
            </draw:line>
            <draw:frame draw:style-name="gr395" draw:text-style-name="P4" draw:layer="layout" svg:width="5.434cm" svg:height="0.64cm" svg:x="6.95cm" svg:y="21.678cm">
              <draw:text-box>
                <text:p text:style-name="P3"><text:span text:style-name="T2">Marco eliminado correctamente</text:span></text:p>
              </draw:text-box>
            </draw:frame>
          </draw:g>
          <draw:g>
            <draw:line draw:style-name="gr396" draw:text-style-name="P1" draw:layer="layout" svg:x1="7.2cm" svg:y1="21cm" svg:x2="7.847cm" svg:y2="21cm">
              <text:p/>
            </draw:line>
            <draw:g>
              <draw:rect draw:style-name="gr397" draw:text-style-name="P5" draw:layer="layout" svg:width="3.233cm" svg:height="1cm" svg:x="8.817cm" svg:y="20.5cm">
                <text:p text:style-name="P2"><text:span text:style-name="T2">Eliminar marco</text:span></text:p>
              </draw:rect>
              <draw:rect draw:style-name="gr398" draw:text-style-name="P5" draw:layer="layout" svg:width="0.97cm" svg:height="1cm" svg:x="7.847cm" svg:y="20.5cm">
                <text:p text:style-name="P2"><text:span text:style-name="T2">N</text:span></text:p>
              </draw:rect>
            </draw:g>
          </draw:g>
        </draw:g>
      </draw:page>
      <draw:page draw:name="page6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399" draw:text-style-name="P1" draw:layer="layout" svg:x1="6.704cm" svg:y1="3.499cm" svg:x2="6.704cm" svg:y2="4.499cm">
              <text:p/>
            </draw:line>
            <draw:line draw:style-name="gr400" draw:text-style-name="P1" draw:layer="layout" svg:x1="6.454cm" svg:y1="3.998cm" svg:x2="6.954cm" svg:y2="3.998cm">
              <text:p/>
            </draw:line>
            <draw:g>
              <draw:rect draw:style-name="gr401" draw:text-style-name="P1" draw:layer="layout" svg:width="1cm" svg:height="1cm" svg:x="6.205cm" svg:y="2.5cm">
                <text:p/>
              </draw:rect>
              <draw:rect draw:style-name="gr402" draw:text-style-name="P1" draw:layer="layout" svg:width="0.804cm" svg:height="0.831cm" svg:x="6.303cm" svg:y="2.585cm">
                <text:p text:style-name="P2"><text:span text:style-name="T1">0</text:span></text:p>
              </draw:rect>
            </draw:g>
          </draw:g>
          <draw:frame draw:style-name="gr403" draw:text-style-name="P4" draw:layer="layout" svg:width="2.022cm" svg:height="0.64cm" svg:x="6.955cm" svg:y="3.673cm">
            <draw:text-box>
              <text:p text:style-name="P3"><text:span text:style-name="T2">Continuar</text:span></text:p>
            </draw:text-box>
          </draw:frame>
          <draw:g>
            <draw:line draw:style-name="gr404" draw:text-style-name="P1" draw:layer="layout" svg:x1="7.2cm" svg:y1="3cm" svg:x2="7.747cm" svg:y2="3cm">
              <text:p/>
            </draw:line>
            <draw:g>
              <draw:rect draw:style-name="gr405" draw:text-style-name="P5" draw:layer="layout" svg:width="2.733cm" svg:height="1cm" svg:x="8.567cm" svg:y="2.5cm">
                <text:p text:style-name="P2"><text:span text:style-name="T2">Inicializar planta</text:span></text:p>
              </draw:rect>
              <draw:rect draw:style-name="gr406" draw:text-style-name="P5" draw:layer="layout" svg:width="0.82cm" svg:height="1cm" svg:x="7.747cm" svg:y="2.5cm">
                <text:p text:style-name="P2"><text:span text:style-name="T2">N</text:span></text:p>
              </draw:rect>
            </draw:g>
          </draw:g>
          <draw:g>
            <draw:rect draw:style-name="gr407" draw:text-style-name="P1" draw:layer="layout" svg:width="1cm" svg:height="1cm" svg:x="6.205cm" svg:y="4.5cm">
              <text:p text:style-name="P2"><text:span text:style-name="T1">1</text:span></text:p>
            </draw:rect>
            <draw:line draw:style-name="gr408" draw:text-style-name="P1" draw:layer="layout" svg:x1="6.705cm" svg:y1="5.5cm" svg:x2="6.705cm" svg:y2="6.5cm">
              <draw:glue-point draw:id="4" svg:x="0cm" svg:y="5cm"/>
              <text:p/>
            </draw:line>
            <draw:line draw:style-name="gr409" draw:text-style-name="P1" draw:layer="layout" svg:x1="6.455cm" svg:y1="6cm" svg:x2="6.955cm" svg:y2="6cm">
              <text:p/>
            </draw:line>
            <draw:frame draw:style-name="gr410" draw:text-style-name="P4" draw:layer="layout" svg:width="5.226cm" svg:height="0.64cm" svg:x="6.955cm" svg:y="5.678cm">
              <draw:text-box>
                <text:p text:style-name="P3"><text:span text:style-name="T2">Soldadura_Sensor_Entrada=1</text:span></text:p>
              </draw:text-box>
            </draw:frame>
          </draw:g>
          <draw:g>
            <draw:rect draw:style-name="gr411" draw:text-style-name="P1" draw:layer="layout" svg:width="1cm" svg:height="1cm" svg:x="6.2cm" svg:y="6.5cm">
              <text:p text:style-name="P2"><text:span text:style-name="T1">2</text:span></text:p>
            </draw:rect>
            <draw:line draw:style-name="gr412" draw:text-style-name="P1" draw:layer="layout" svg:x1="6.7cm" svg:y1="7.5cm" svg:x2="6.7cm" svg:y2="8.5cm">
              <draw:glue-point draw:id="4" svg:x="0cm" svg:y="5cm"/>
              <text:p/>
            </draw:line>
            <draw:line draw:style-name="gr413" draw:text-style-name="P1" draw:layer="layout" svg:x1="6.45cm" svg:y1="8cm" svg:x2="6.95cm" svg:y2="8cm">
              <text:p/>
            </draw:line>
            <draw:frame draw:style-name="gr414" draw:text-style-name="P4" draw:layer="layout" svg:width="2.835cm" svg:height="0.64cm" svg:x="6.95cm" svg:y="7.678cm">
              <draw:text-box>
                <text:p text:style-name="P3"><text:span text:style-name="T2">TON_04.DN=1</text:span></text:p>
              </draw:text-box>
            </draw:frame>
          </draw:g>
          <draw:g>
            <draw:line draw:style-name="gr415" draw:text-style-name="P1" draw:layer="layout" svg:x1="7.2cm" svg:y1="6.75cm" svg:x2="8.16cm" svg:y2="6.75cm">
              <text:p/>
            </draw:line>
            <draw:g>
              <draw:rect draw:style-name="gr416" draw:text-style-name="P5" draw:layer="layout" svg:width="4.8cm" svg:height="0.5cm" svg:x="9.6cm" svg:y="6.5cm">
                <text:p text:style-name="P2"><text:span text:style-name="T2">Soldadura_Banda_Entrada=0</text:span></text:p>
              </draw:rect>
              <draw:rect draw:style-name="gr417" draw:text-style-name="P5" draw:layer="layout" svg:width="1.44cm" svg:height="0.5cm" svg:x="8.16cm" svg:y="6.5cm">
                <text:p text:style-name="P2"><text:span text:style-name="T2">N</text:span></text:p>
              </draw:rect>
            </draw:g>
          </draw:g>
          <draw:g>
            <draw:rect draw:style-name="gr418" draw:text-style-name="P5" draw:layer="layout" svg:width="4.77cm" svg:height="0.5cm" svg:x="9.63cm" svg:y="7cm">
              <text:p text:style-name="P2"><text:span text:style-name="T2">TON_04</text:span></text:p>
            </draw:rect>
            <draw:rect draw:style-name="gr419" draw:text-style-name="P5" draw:layer="layout" svg:width="1.43cm" svg:height="0.5cm" svg:x="8.2cm" svg:y="7cm">
              <text:p text:style-name="P2"><text:span text:style-name="T2">N</text:span></text:p>
            </draw:rect>
          </draw:g>
          <draw:g>
            <draw:rect draw:style-name="gr420" draw:text-style-name="P1" draw:layer="layout" svg:width="1cm" svg:height="1cm" svg:x="6.205cm" svg:y="8.5cm">
              <text:p text:style-name="P2"><text:span text:style-name="T1">3</text:span></text:p>
            </draw:rect>
            <draw:line draw:style-name="gr421" draw:text-style-name="P1" draw:layer="layout" svg:x1="6.705cm" svg:y1="9.5cm" svg:x2="6.705cm" svg:y2="10.5cm">
              <draw:glue-point draw:id="4" svg:x="0cm" svg:y="5cm"/>
              <text:p/>
            </draw:line>
            <draw:line draw:style-name="gr422" draw:text-style-name="P1" draw:layer="layout" svg:x1="6.455cm" svg:y1="10cm" svg:x2="6.955cm" svg:y2="10cm">
              <text:p/>
            </draw:line>
            <draw:frame draw:style-name="gr423" draw:text-style-name="P4" draw:layer="layout" svg:width="4.862cm" svg:height="0.64cm" svg:x="6.955cm" svg:y="9.678cm">
              <draw:text-box>
                <text:p text:style-name="P3"><text:span text:style-name="T2">Soldadura_Primera_Listo=1</text:span></text:p>
              </draw:text-box>
            </draw:frame>
          </draw:g>
          <draw:g>
            <draw:rect draw:style-name="gr424" draw:text-style-name="P1" draw:layer="layout" svg:width="1cm" svg:height="1cm" svg:x="6.2cm" svg:y="10.5cm">
              <text:p text:style-name="P2"><text:span text:style-name="T1">4</text:span></text:p>
            </draw:rect>
            <draw:line draw:style-name="gr425" draw:text-style-name="P1" draw:layer="layout" svg:x1="6.7cm" svg:y1="11.5cm" svg:x2="6.7cm" svg:y2="12.5cm">
              <draw:glue-point draw:id="4" svg:x="0cm" svg:y="5cm"/>
              <text:p/>
            </draw:line>
            <draw:line draw:style-name="gr426" draw:text-style-name="P1" draw:layer="layout" svg:x1="6.45cm" svg:y1="12cm" svg:x2="6.95cm" svg:y2="12cm">
              <text:p/>
            </draw:line>
            <draw:frame draw:style-name="gr427" draw:text-style-name="P4" draw:layer="layout" svg:width="5.07cm" svg:height="0.64cm" svg:x="6.95cm" svg:y="11.678cm">
              <draw:text-box>
                <text:p text:style-name="P3"><text:span text:style-name="T2">Soldadura_Giro_180_Listo=1</text:span></text:p>
              </draw:text-box>
            </draw:frame>
          </draw:g>
          <draw:g>
            <draw:rect draw:style-name="gr428" draw:text-style-name="P1" draw:layer="layout" svg:width="1cm" svg:height="1cm" svg:x="6.205cm" svg:y="12.5cm">
              <text:p text:style-name="P2"><text:span text:style-name="T1">5</text:span></text:p>
            </draw:rect>
            <draw:line draw:style-name="gr429" draw:text-style-name="P1" draw:layer="layout" svg:x1="6.705cm" svg:y1="13.5cm" svg:x2="6.705cm" svg:y2="14.5cm">
              <draw:glue-point draw:id="4" svg:x="0cm" svg:y="5cm"/>
              <text:p/>
            </draw:line>
            <draw:line draw:style-name="gr430" draw:text-style-name="P1" draw:layer="layout" svg:x1="6.455cm" svg:y1="14cm" svg:x2="6.955cm" svg:y2="14cm">
              <text:p/>
            </draw:line>
            <draw:frame draw:style-name="gr431" draw:text-style-name="P4" draw:layer="layout" svg:width="5.027cm" svg:height="0.64cm" svg:x="6.955cm" svg:y="13.678cm">
              <draw:text-box>
                <text:p text:style-name="P3"><text:span text:style-name="T2">Soldadura_Segunda_Listo=1</text:span></text:p>
              </draw:text-box>
            </draw:frame>
          </draw:g>
          <draw:g>
            <draw:rect draw:style-name="gr432" draw:text-style-name="P1" draw:layer="layout" svg:width="1cm" svg:height="1cm" svg:x="6.2cm" svg:y="14.5cm">
              <text:p text:style-name="P2"><text:span text:style-name="T1">6</text:span></text:p>
            </draw:rect>
            <draw:line draw:style-name="gr433" draw:text-style-name="P1" draw:layer="layout" svg:x1="6.7cm" svg:y1="15.5cm" svg:x2="6.7cm" svg:y2="16.5cm">
              <draw:glue-point draw:id="4" svg:x="0cm" svg:y="5cm"/>
              <text:p/>
            </draw:line>
            <draw:line draw:style-name="gr434" draw:text-style-name="P1" draw:layer="layout" svg:x1="6.45cm" svg:y1="16cm" svg:x2="6.95cm" svg:y2="16cm">
              <text:p/>
            </draw:line>
            <draw:frame draw:style-name="gr435" draw:text-style-name="P4" draw:layer="layout" svg:width="4.68cm" svg:height="0.64cm" svg:x="6.95cm" svg:y="15.678cm">
              <draw:text-box>
                <text:p text:style-name="P3"><text:span text:style-name="T2">Soldadura_Giro_0_Listo=1</text:span></text:p>
              </draw:text-box>
            </draw:frame>
          </draw:g>
          <draw:g>
            <draw:rect draw:style-name="gr436" draw:text-style-name="P1" draw:layer="layout" svg:width="1cm" svg:height="1cm" svg:x="6.205cm" svg:y="16.5cm">
              <text:p text:style-name="P2"><text:span text:style-name="T1">7</text:span></text:p>
            </draw:rect>
            <draw:line draw:style-name="gr437" draw:text-style-name="P1" draw:layer="layout" svg:x1="6.705cm" svg:y1="17.5cm" svg:x2="6.705cm" svg:y2="18.5cm">
              <draw:glue-point draw:id="4" svg:x="0cm" svg:y="5cm"/>
              <text:p/>
            </draw:line>
            <draw:line draw:style-name="gr438" draw:text-style-name="P1" draw:layer="layout" svg:x1="6.455cm" svg:y1="18cm" svg:x2="6.955cm" svg:y2="18cm">
              <text:p/>
            </draw:line>
            <draw:frame draw:style-name="gr439" draw:text-style-name="P4" draw:layer="layout" svg:width="2.835cm" svg:height="0.64cm" svg:x="6.955cm" svg:y="17.678cm">
              <draw:text-box>
                <text:p text:style-name="P3"><text:span text:style-name="T2">TON_05.DN=1</text:span></text:p>
              </draw:text-box>
            </draw:frame>
          </draw:g>
          <draw:g>
            <draw:rect draw:style-name="gr440" draw:text-style-name="P1" draw:layer="layout" svg:width="1cm" svg:height="1cm" svg:x="6.2cm" svg:y="18.5cm">
              <text:p text:style-name="P2"><text:span text:style-name="T1">8</text:span></text:p>
            </draw:rect>
            <draw:line draw:style-name="gr441" draw:text-style-name="P1" draw:layer="layout" svg:x1="6.7cm" svg:y1="19.5cm" svg:x2="6.7cm" svg:y2="20.5cm">
              <draw:glue-point draw:id="4" svg:x="0cm" svg:y="5cm"/>
              <text:p/>
            </draw:line>
            <draw:line draw:style-name="gr442" draw:text-style-name="P1" draw:layer="layout" svg:x1="6.45cm" svg:y1="20cm" svg:x2="6.95cm" svg:y2="20cm">
              <text:p/>
            </draw:line>
            <draw:frame draw:style-name="gr443" draw:text-style-name="P4" draw:layer="layout" svg:width="4.968cm" svg:height="0.64cm" svg:x="6.95cm" svg:y="19.678cm">
              <draw:text-box>
                <text:p text:style-name="P3"><text:span text:style-name="T2">Soldadura_Sensor_Salida=1</text:span></text:p>
              </draw:text-box>
            </draw:frame>
          </draw:g>
          <draw:polyline draw:style-name="gr97" draw:text-style-name="P6" draw:layer="layout" svg:width="1.399cm" svg:height="18.099cm" svg:x="5.3cm" svg:y="4.4cm" svg:viewBox="0 0 1400 18100" draw:points="1400,18100 0,18100 0,0 1400,0">
            <text:p/>
          </draw:polyline>
          <draw:g>
            <draw:line draw:style-name="gr444" draw:text-style-name="P1" draw:layer="layout" svg:x1="7.2cm" svg:y1="15cm" svg:x2="7.847cm" svg:y2="15cm">
              <text:p/>
            </draw:line>
            <draw:g>
              <draw:rect draw:style-name="gr445" draw:text-style-name="P5" draw:layer="layout" svg:width="3.233cm" svg:height="1cm" svg:x="8.817cm" svg:y="14.5cm">
                <text:p text:style-name="P2"><text:span text:style-name="T2">Soldadura_Matriz=0</text:span></text:p>
              </draw:rect>
              <draw:rect draw:style-name="gr446" draw:text-style-name="P5" draw:layer="layout" svg:width="0.97cm" svg:height="1cm" svg:x="7.847cm" svg:y="14.5cm">
                <text:p text:style-name="P2"><text:span text:style-name="T2">N</text:span></text:p>
              </draw:rect>
            </draw:g>
          </draw:g>
          <draw:g>
            <draw:line draw:style-name="gr447" draw:text-style-name="P1" draw:layer="layout" svg:x1="7.2cm" svg:y1="4.75cm" svg:x2="8.347cm" svg:y2="4.75cm">
              <text:p/>
            </draw:line>
            <draw:g>
              <draw:rect draw:style-name="gr448" draw:text-style-name="P5" draw:layer="layout" svg:width="5.733cm" svg:height="0.5cm" svg:x="10.067cm" svg:y="4.5cm">
                <text:p text:style-name="P2"><text:span text:style-name="T2">Soldadura_Gen_Material_Entrada=1</text:span></text:p>
              </draw:rect>
              <draw:rect draw:style-name="gr449" draw:text-style-name="P5" draw:layer="layout" svg:width="1.72cm" svg:height="0.5cm" svg:x="8.347cm" svg:y="4.5cm">
                <text:p text:style-name="P2"><text:span text:style-name="T2">N</text:span></text:p>
              </draw:rect>
            </draw:g>
          </draw:g>
          <draw:g>
            <draw:rect draw:style-name="gr450" draw:text-style-name="P5" draw:layer="layout" svg:width="5.769cm" svg:height="0.5cm" svg:x="10.031cm" svg:y="5cm">
              <text:p text:style-name="P2"><text:span text:style-name="T2">Soldadura_Banda_Entrada=1</text:span></text:p>
            </draw:rect>
            <draw:rect draw:style-name="gr451" draw:text-style-name="P5" draw:layer="layout" svg:width="1.731cm" svg:height="0.5cm" svg:x="8.3cm" svg:y="5cm">
              <text:p text:style-name="P2"><text:span text:style-name="T2">N</text:span></text:p>
            </draw:rect>
          </draw:g>
          <draw:g>
            <draw:line draw:style-name="gr452" draw:text-style-name="P1" draw:layer="layout" svg:x1="7.2cm" svg:y1="8.75cm" svg:x2="8.347cm" svg:y2="8.75cm">
              <text:p/>
            </draw:line>
            <draw:g>
              <draw:rect draw:style-name="gr453" draw:text-style-name="P5" draw:layer="layout" svg:width="5.734cm" svg:height="0.5cm" svg:x="10.066cm" svg:y="8.5cm">
                <text:p text:style-name="P2"><text:span text:style-name="T2">Soldadura_Start_Operario=1</text:span></text:p>
              </draw:rect>
              <draw:rect draw:style-name="gr454" draw:text-style-name="P5" draw:layer="layout" svg:width="1.72cm" svg:height="0.5cm" svg:x="8.346cm" svg:y="8.5cm">
                <text:p text:style-name="P2"><text:span text:style-name="T2">N</text:span></text:p>
              </draw:rect>
            </draw:g>
          </draw:g>
          <draw:g>
            <draw:rect draw:style-name="gr455" draw:text-style-name="P5" draw:layer="layout" svg:width="5.694cm" svg:height="0.5cm" svg:x="10.106cm" svg:y="9cm">
              <text:p text:style-name="P2"><text:span text:style-name="T2">Soldadura_Eli_Material_Entrada=1</text:span></text:p>
            </draw:rect>
            <draw:rect draw:style-name="gr456" draw:text-style-name="P5" draw:layer="layout" svg:width="1.706cm" svg:height="0.5cm" svg:x="8.4cm" svg:y="9cm">
              <text:p text:style-name="P2"><text:span text:style-name="T2">N</text:span></text:p>
            </draw:rect>
          </draw:g>
          <draw:g>
            <draw:line draw:style-name="gr457" draw:text-style-name="P1" draw:layer="layout" svg:x1="7.2cm" svg:y1="11cm" svg:x2="7.92cm" svg:y2="11cm">
              <text:p/>
            </draw:line>
            <draw:g>
              <draw:rect draw:style-name="gr458" draw:text-style-name="P5" draw:layer="layout" svg:width="3.6cm" svg:height="1cm" svg:x="9cm" svg:y="10.5cm">
                <text:p text:style-name="P2"><text:span text:style-name="T2">Soldadura_Matriz=180</text:span></text:p>
              </draw:rect>
              <draw:rect draw:style-name="gr459" draw:text-style-name="P5" draw:layer="layout" svg:width="1.08cm" svg:height="1cm" svg:x="7.92cm" svg:y="10.5cm">
                <text:p text:style-name="P2"><text:span text:style-name="T2">N</text:span></text:p>
              </draw:rect>
            </draw:g>
          </draw:g>
          <draw:g>
            <draw:line draw:style-name="gr460" draw:text-style-name="P1" draw:layer="layout" svg:x1="7.2cm" svg:y1="13cm" svg:x2="7.987cm" svg:y2="13cm">
              <text:p/>
            </draw:line>
            <draw:g>
              <draw:rect draw:style-name="gr461" draw:text-style-name="P5" draw:layer="layout" svg:width="3.933cm" svg:height="1cm" svg:x="9.167cm" svg:y="12.5cm">
                <text:p text:style-name="P2"><text:span text:style-name="T2">Soldadura_Giro_Listo=1</text:span></text:p>
              </draw:rect>
              <draw:rect draw:style-name="gr462" draw:text-style-name="P5" draw:layer="layout" svg:width="1.18cm" svg:height="1cm" svg:x="7.987cm" svg:y="12.5cm">
                <text:p text:style-name="P2"><text:span text:style-name="T2">N</text:span></text:p>
              </draw:rect>
            </draw:g>
          </draw:g>
          <draw:g>
            <draw:line draw:style-name="gr463" draw:text-style-name="P1" draw:layer="layout" svg:x1="7.2cm" svg:y1="17cm" svg:x2="7.847cm" svg:y2="17cm">
              <text:p/>
            </draw:line>
            <draw:g>
              <draw:rect draw:style-name="gr464" draw:text-style-name="P5" draw:layer="layout" svg:width="3.233cm" svg:height="1cm" svg:x="8.817cm" svg:y="16.5cm">
                <text:p text:style-name="P2"><text:span text:style-name="T2">TON_05</text:span></text:p>
              </draw:rect>
              <draw:rect draw:style-name="gr465" draw:text-style-name="P5" draw:layer="layout" svg:width="0.97cm" svg:height="1cm" svg:x="7.847cm" svg:y="16.5cm">
                <text:p text:style-name="P2"><text:span text:style-name="T2">N</text:span></text:p>
              </draw:rect>
            </draw:g>
          </draw:g>
          <draw:g>
            <draw:line draw:style-name="gr466" draw:text-style-name="P1" draw:layer="layout" svg:x1="7.2cm" svg:y1="18.75cm" svg:x2="8.267cm" svg:y2="18.75cm">
              <text:p/>
            </draw:line>
            <draw:g>
              <draw:rect draw:style-name="gr467" draw:text-style-name="P5" draw:layer="layout" svg:width="5.334cm" svg:height="0.5cm" svg:x="9.866cm" svg:y="18.5cm">
                <text:p text:style-name="P2"><text:span text:style-name="T2">Soldadura_Gen_Marco_Salida=1</text:span></text:p>
              </draw:rect>
              <draw:rect draw:style-name="gr468" draw:text-style-name="P5" draw:layer="layout" svg:width="1.6cm" svg:height="0.5cm" svg:x="8.266cm" svg:y="18.5cm">
                <text:p text:style-name="P2"><text:span text:style-name="T2">N</text:span></text:p>
              </draw:rect>
            </draw:g>
          </draw:g>
          <draw:g>
            <draw:rect draw:style-name="gr469" draw:text-style-name="P5" draw:layer="layout" svg:width="5.309cm" svg:height="0.5cm" svg:x="9.891cm" svg:y="19cm">
              <text:p text:style-name="P2"><text:span text:style-name="T2">Soldadura_Banda_Salida=1</text:span></text:p>
            </draw:rect>
            <draw:rect draw:style-name="gr470" draw:text-style-name="P5" draw:layer="layout" svg:width="1.591cm" svg:height="0.5cm" svg:x="8.3cm" svg:y="19cm">
              <text:p text:style-name="P2"><text:span text:style-name="T2">N</text:span></text:p>
            </draw:rect>
          </draw:g>
          <draw:g>
            <draw:rect draw:style-name="gr471" draw:text-style-name="P1" draw:layer="layout" svg:width="1cm" svg:height="1cm" svg:x="6.2cm" svg:y="20.5cm">
              <text:p text:style-name="P2"><text:span text:style-name="T1">9</text:span></text:p>
            </draw:rect>
            <draw:line draw:style-name="gr472" draw:text-style-name="P1" draw:layer="layout" svg:x1="6.7cm" svg:y1="21.5cm" svg:x2="6.7cm" svg:y2="22.5cm">
              <draw:glue-point draw:id="4" svg:x="0cm" svg:y="5cm"/>
              <text:p/>
            </draw:line>
            <draw:line draw:style-name="gr473" draw:text-style-name="P1" draw:layer="layout" svg:x1="6.45cm" svg:y1="22cm" svg:x2="6.95cm" svg:y2="22cm">
              <text:p/>
            </draw:line>
            <draw:frame draw:style-name="gr474" draw:text-style-name="P4" draw:layer="layout" svg:width="4.524cm" svg:height="0.64cm" svg:x="6.95cm" svg:y="21.678cm">
              <draw:text-box>
                <text:p text:style-name="P3"><text:span text:style-name="T2">Parar_Ciclo_Soldadura=0</text:span></text:p>
              </draw:text-box>
            </draw:frame>
          </draw:g>
          <draw:g>
            <draw:line draw:style-name="gr475" draw:text-style-name="P1" draw:layer="layout" svg:x1="7.2cm" svg:y1="21cm" svg:x2="8.214cm" svg:y2="21cm">
              <text:p/>
            </draw:line>
            <draw:g>
              <draw:rect draw:style-name="gr476" draw:text-style-name="P5" draw:layer="layout" svg:width="5.066cm" svg:height="1cm" svg:x="9.734cm" svg:y="20.5cm">
                <text:p text:style-name="P2"><text:span text:style-name="T2">Soldadura_Eli_Marco_Salida=1</text:span></text:p>
              </draw:rect>
              <draw:rect draw:style-name="gr477" draw:text-style-name="P5" draw:layer="layout" svg:width="1.52cm" svg:height="1cm" svg:x="8.214cm" svg:y="20.5cm">
                <text:p text:style-name="P2"><text:span text:style-name="T2">N</text:span></text:p>
              </draw:rect>
            </draw:g>
          </draw:g>
        </draw:g>
      </draw:page>
      <draw:page draw:name="page7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478" draw:text-style-name="P1" draw:layer="layout" svg:x1="5.172cm" svg:y1="3.43cm" svg:x2="5.172cm" svg:y2="4.43cm">
              <text:p/>
            </draw:line>
            <draw:line draw:style-name="gr479" draw:text-style-name="P1" draw:layer="layout" svg:x1="4.922cm" svg:y1="3.929cm" svg:x2="5.422cm" svg:y2="3.929cm">
              <text:p/>
            </draw:line>
            <draw:g>
              <draw:rect draw:style-name="gr480" draw:text-style-name="P1" draw:layer="layout" svg:width="1cm" svg:height="1cm" svg:x="4.673cm" svg:y="2.431cm">
                <text:p/>
              </draw:rect>
              <draw:rect draw:style-name="gr481" draw:text-style-name="P1" draw:layer="layout" svg:width="0.804cm" svg:height="0.831cm" svg:x="4.771cm" svg:y="2.516cm">
                <text:p text:style-name="P2"><text:span text:style-name="T1">0</text:span></text:p>
              </draw:rect>
            </draw:g>
          </draw:g>
          <draw:frame draw:style-name="gr482" draw:text-style-name="P4" draw:layer="layout" svg:width="2.293cm" svg:height="0.64cm" svg:x="5.423cm" svg:y="3.604cm">
            <draw:text-box>
              <text:p text:style-name="P3"><text:span text:style-name="T2">Start planta</text:span></text:p>
            </draw:text-box>
          </draw:frame>
        </draw:g>
        <draw:g>
          <draw:line draw:style-name="gr483" draw:text-style-name="P1" draw:layer="layout" svg:x1="5.718cm" svg:y1="2.93cm" svg:x2="6.265cm" svg:y2="2.93cm">
            <text:p/>
          </draw:line>
          <draw:g>
            <draw:rect draw:style-name="gr484" draw:text-style-name="P5" draw:layer="layout" svg:width="2.733cm" svg:height="1cm" svg:x="7.085cm" svg:y="2.43cm">
              <text:p text:style-name="P2"><text:span text:style-name="T2">Inicializar PLC</text:span></text:p>
            </draw:rect>
            <draw:rect draw:style-name="gr485" draw:text-style-name="P5" draw:layer="layout" svg:width="0.82cm" svg:height="1cm" svg:x="6.265cm" svg:y="2.43cm">
              <text:p text:style-name="P2"><text:span text:style-name="T2">N</text:span></text:p>
            </draw:rect>
          </draw:g>
        </draw:g>
        <draw:g>
          <draw:line draw:style-name="gr486" draw:text-style-name="P1" draw:layer="layout" svg:x1="8.573cm" svg:y1="4.396cm" svg:x2="16.873cm" svg:y2="4.396cm">
            <text:p/>
          </draw:line>
          <draw:line draw:style-name="gr487" draw:text-style-name="P1" draw:layer="layout" svg:x1="8.573cm" svg:y1="4.514cm" svg:x2="16.873cm" svg:y2="4.514cm">
            <text:p/>
          </draw:line>
          <draw:line draw:style-name="gr488" draw:text-style-name="P1" draw:layer="layout" svg:x1="9.265cm" svg:y1="4.514cm" svg:x2="9.265cm" svg:y2="5.33cm">
            <text:p/>
          </draw:line>
          <draw:line draw:style-name="gr489" draw:text-style-name="P1" draw:layer="layout" svg:x1="9.265cm" svg:y1="4.33cm" svg:x2="9.265cm" svg:y2="4.396cm">
            <text:p/>
          </draw:line>
          <draw:line draw:style-name="gr490" draw:text-style-name="P1" draw:layer="layout" svg:x1="16.181cm" svg:y1="5.33cm" svg:x2="16.181cm" svg:y2="4.514cm">
            <text:p/>
          </draw:line>
        </draw:g>
        <draw:g>
          <draw:g>
            <draw:line draw:style-name="gr491" draw:text-style-name="P1" draw:layer="layout" svg:x1="4.043cm" svg:y1="13.23cm" svg:x2="4.043cm" svg:y2="14.23cm">
              <text:p/>
            </draw:line>
            <draw:line draw:style-name="gr492" draw:text-style-name="P1" draw:layer="layout" svg:x1="3.708cm" svg:y1="13.73cm" svg:x2="4.378cm" svg:y2="13.73cm">
              <text:p/>
            </draw:line>
            <draw:frame draw:style-name="gr493" draw:text-style-name="P5" draw:layer="layout" svg:width="2.272cm" svg:height="1.184cm" svg:x="4.378cm" svg:y="13.116cm">
              <draw:text-box>
                <text:p text:style-name="P2"><text:span text:style-name="T2">Stop planta</text:span></text:p>
              </draw:text-box>
            </draw:frame>
          </draw:g>
          <draw:g>
            <draw:line draw:style-name="gr494" draw:text-style-name="P1" draw:layer="layout" svg:x1="4.043cm" svg:y1="13.046cm" svg:x2="4.043cm" svg:y2="12.23cm">
              <text:p/>
            </draw:line>
            <draw:g>
              <draw:line draw:style-name="gr495" draw:text-style-name="P1" draw:layer="layout" svg:x1="3.373cm" svg:y1="13.164cm" svg:x2="10.073cm" svg:y2="13.164cm">
                <text:p/>
              </draw:line>
              <draw:line draw:style-name="gr496" draw:text-style-name="P1" draw:layer="layout" svg:x1="3.373cm" svg:y1="13.046cm" svg:x2="10.073cm" svg:y2="13.046cm">
                <text:p/>
              </draw:line>
              <draw:line draw:style-name="gr497" draw:text-style-name="P1" draw:layer="layout" svg:x1="4.043cm" svg:y1="13.23cm" svg:x2="4.043cm" svg:y2="13.164cm">
                <text:p/>
              </draw:line>
            </draw:g>
          </draw:g>
        </draw:g>
        <draw:g>
          <draw:line draw:style-name="gr498" draw:text-style-name="P1" draw:layer="layout" svg:x1="19.473cm" svg:y1="13.046cm" svg:x2="19.473cm" svg:y2="12.23cm">
            <text:p/>
          </draw:line>
          <draw:g>
            <draw:line draw:style-name="gr499" draw:text-style-name="P1" draw:layer="layout" svg:x1="18.973cm" svg:y1="13.164cm" svg:x2="19.973cm" svg:y2="13.164cm">
              <text:p/>
            </draw:line>
            <draw:line draw:style-name="gr500" draw:text-style-name="P1" draw:layer="layout" svg:x1="18.973cm" svg:y1="13.046cm" svg:x2="19.973cm" svg:y2="13.046cm">
              <text:p/>
            </draw:line>
          </draw:g>
        </draw:g>
        <draw:g>
          <draw:line draw:style-name="gr501" draw:text-style-name="P1" draw:layer="layout" svg:x1="10.961cm" svg:y1="13.053cm" svg:x2="10.961cm" svg:y2="12.237cm">
            <text:p/>
          </draw:line>
          <draw:g>
            <draw:line draw:style-name="gr502" draw:text-style-name="P1" draw:layer="layout" svg:x1="10.073cm" svg:y1="13.171cm" svg:x2="18.952cm" svg:y2="13.171cm">
              <text:p/>
            </draw:line>
            <draw:line draw:style-name="gr503" draw:text-style-name="P1" draw:layer="layout" svg:x1="10.073cm" svg:y1="13.053cm" svg:x2="18.952cm" svg:y2="13.053cm">
              <text:p/>
            </draw:line>
          </draw:g>
        </draw:g>
        <draw:g>
          <draw:line draw:style-name="gr504" draw:text-style-name="P1" draw:layer="layout" svg:x1="2.724cm" svg:y1="6.593cm" svg:x2="5.962cm" svg:y2="6.593cm">
            <text:p/>
          </draw:line>
          <draw:line draw:style-name="gr505" draw:text-style-name="P1" draw:layer="layout" svg:x1="5.962cm" svg:y1="6.593cm" svg:x2="5.962cm" svg:y2="7.343cm">
            <text:p/>
          </draw:line>
          <draw:line draw:style-name="gr506" draw:text-style-name="P1" draw:layer="layout" svg:x1="5.8cm" svg:y1="6.843cm" svg:x2="6.124cm" svg:y2="6.843cm">
            <text:p/>
          </draw:line>
          <draw:frame draw:style-name="gr507" draw:text-style-name="P11" draw:layer="layout" svg:width="3.349cm" svg:height="1.029cm" svg:x="6.124cm" svg:y="6.501cm">
            <draw:text-box>
              <text:p text:style-name="P10"><text:span text:style-name="T8">Auto</text:span></text:p>
              <text:p text:style-name="P10"><text:span text:style-name="T8">Start SCADA</text:span></text:p>
            </draw:text-box>
          </draw:frame>
        </draw:g>
        <draw:g>
          <draw:line draw:style-name="gr508" draw:text-style-name="P1" draw:layer="layout" svg:x1="3.173cm" svg:y1="5.73cm" svg:x2="3.673cm" svg:y2="5.73cm">
            <text:p/>
          </draw:line>
          <draw:g>
            <draw:rect draw:style-name="gr509" draw:text-style-name="P5" draw:layer="layout" svg:width="2.5cm" svg:height="1cm" svg:x="4.423cm" svg:y="5.23cm">
              <text:p text:style-name="P2"><text:span text:style-name="T2">Habilitar celda</text:span></text:p>
              <text:p text:style-name="P2"><text:span text:style-name="T2">Inyeccion PU</text:span></text:p>
            </draw:rect>
            <draw:rect draw:style-name="gr510" draw:text-style-name="P5" draw:layer="layout" svg:width="0.75cm" svg:height="1cm" svg:x="3.673cm" svg:y="5.23cm">
              <text:p text:style-name="P2"><text:span text:style-name="T2">N</text:span></text:p>
            </draw:rect>
          </draw:g>
        </draw:g>
        <draw:g>
          <draw:rect draw:style-name="gr511" draw:text-style-name="P1" draw:layer="layout" svg:width="1cm" svg:height="1cm" svg:x="2.228cm" svg:y="5.33cm">
            <text:p text:style-name="P2"><text:span text:style-name="T1">1</text:span></text:p>
          </draw:rect>
          <draw:line draw:style-name="gr512" draw:text-style-name="P1" draw:layer="layout" svg:x1="2.728cm" svg:y1="6.33cm" svg:x2="2.728cm" svg:y2="7.33cm">
            <draw:glue-point draw:id="4" svg:x="0cm" svg:y="5cm"/>
            <text:p/>
          </draw:line>
          <draw:line draw:style-name="gr513" draw:text-style-name="P1" draw:layer="layout" svg:x1="2.478cm" svg:y1="6.83cm" svg:x2="2.978cm" svg:y2="6.83cm">
            <text:p/>
          </draw:line>
          <draw:frame draw:style-name="gr514" draw:text-style-name="P11" draw:layer="layout" svg:width="2.064cm" svg:height="0.955cm" svg:x="2.978cm" svg:y="6.508cm">
            <draw:text-box>
              <text:p text:style-name="P10"><text:span text:style-name="T8">Manual</text:span></text:p>
              <text:p text:style-name="P10"><text:span text:style-name="T8">Start boton</text:span></text:p>
            </draw:text-box>
          </draw:frame>
        </draw:g>
        <draw:g>
          <draw:rect draw:style-name="gr515" draw:text-style-name="P1" draw:layer="layout" svg:width="1cm" svg:height="1cm" svg:x="2.228cm" svg:y="7.33cm">
            <text:p text:style-name="P2"><text:span text:style-name="T1">2</text:span></text:p>
          </draw:rect>
          <draw:line draw:style-name="gr516" draw:text-style-name="P1" draw:layer="layout" svg:x1="2.728cm" svg:y1="8.33cm" svg:x2="2.728cm" svg:y2="9.33cm">
            <draw:glue-point draw:id="4" svg:x="0cm" svg:y="5cm"/>
            <text:p/>
          </draw:line>
          <draw:line draw:style-name="gr517" draw:text-style-name="P1" draw:layer="layout" svg:x1="2.478cm" svg:y1="8.83cm" svg:x2="2.978cm" svg:y2="8.83cm">
            <text:p/>
          </draw:line>
          <draw:frame draw:style-name="gr518" draw:text-style-name="P4" draw:layer="layout" svg:width="2.195cm" svg:height="1.072cm" svg:x="2.978cm" svg:y="8.508cm">
            <draw:text-box>
              <text:p text:style-name="P3"><text:span text:style-name="T2">Manual</text:span></text:p>
              <text:p text:style-name="P3"><text:span text:style-name="T2">Stop boton</text:span></text:p>
            </draw:text-box>
          </draw:frame>
        </draw:g>
        <draw:g>
          <draw:line draw:style-name="gr519" draw:text-style-name="P1" draw:layer="layout" svg:x1="3.223cm" svg:y1="7.83cm" svg:x2="3.51cm" svg:y2="7.83cm">
            <text:p/>
          </draw:line>
          <draw:g>
            <draw:rect draw:style-name="gr520" draw:text-style-name="P5" draw:layer="layout" svg:width="1.864cm" svg:height="1cm" svg:x="3.509cm" svg:y="7.33cm">
              <text:p text:style-name="P2"><text:span text:style-name="T2">Celda</text:span></text:p>
              <text:p text:style-name="P2"><text:span text:style-name="T2">Inyec PU</text:span></text:p>
            </draw:rect>
            <draw:line draw:style-name="gr521" draw:text-style-name="P1" draw:layer="layout" svg:x1="3.653cm" svg:y1="7.33cm" svg:x2="3.653cm" svg:y2="8.33cm">
              <text:p/>
            </draw:line>
            <draw:line draw:style-name="gr522" draw:text-style-name="P1" draw:layer="layout" svg:x1="5.23cm" svg:y1="7.33cm" svg:x2="5.23cm" svg:y2="8.33cm">
              <text:p/>
            </draw:line>
          </draw:g>
        </draw:g>
        <draw:g>
          <draw:line draw:style-name="gr523" draw:text-style-name="P1" draw:layer="layout" svg:x1="6.473cm" svg:y1="7.83cm" svg:x2="6.766cm" svg:y2="7.83cm">
            <text:p/>
          </draw:line>
          <draw:g>
            <draw:rect draw:style-name="gr524" draw:text-style-name="P5" draw:layer="layout" svg:width="1.907cm" svg:height="1cm" svg:x="6.766cm" svg:y="7.33cm">
              <text:p text:style-name="P2"><text:span text:style-name="T2">Celda</text:span></text:p>
              <text:p text:style-name="P2"><text:span text:style-name="T2">Inyec PU</text:span></text:p>
            </draw:rect>
            <draw:line draw:style-name="gr525" draw:text-style-name="P1" draw:layer="layout" svg:x1="6.913cm" svg:y1="7.33cm" svg:x2="6.913cm" svg:y2="8.33cm">
              <text:p/>
            </draw:line>
            <draw:line draw:style-name="gr526" draw:text-style-name="P1" draw:layer="layout" svg:x1="8.526cm" svg:y1="7.33cm" svg:x2="8.526cm" svg:y2="8.33cm">
              <text:p/>
            </draw:line>
          </draw:g>
        </draw:g>
        <draw:g>
          <draw:line draw:style-name="gr527" draw:text-style-name="P1" draw:layer="layout" svg:x1="9.269cm" svg:y1="6.586cm" svg:x2="12.725cm" svg:y2="6.586cm">
            <text:p/>
          </draw:line>
          <draw:line draw:style-name="gr528" draw:text-style-name="P1" draw:layer="layout" svg:x1="12.725cm" svg:y1="6.586cm" svg:x2="12.725cm" svg:y2="7.336cm">
            <text:p/>
          </draw:line>
          <draw:line draw:style-name="gr529" draw:text-style-name="P1" draw:layer="layout" svg:x1="12.552cm" svg:y1="6.836cm" svg:x2="12.898cm" svg:y2="6.836cm">
            <text:p/>
          </draw:line>
          <draw:frame draw:style-name="gr530" draw:text-style-name="P11" draw:layer="layout" svg:width="3.574cm" svg:height="1.029cm" svg:x="12.899cm" svg:y="6.494cm">
            <draw:text-box>
              <text:p text:style-name="P10"><text:span text:style-name="T8">Auto</text:span></text:p>
              <text:p text:style-name="P10"><text:span text:style-name="T8">Start SCADA</text:span></text:p>
            </draw:text-box>
          </draw:frame>
        </draw:g>
        <draw:g>
          <draw:rect draw:style-name="gr531" draw:text-style-name="P1" draw:layer="layout" svg:width="1cm" svg:height="1cm" svg:x="8.773cm" svg:y="7.33cm">
            <text:p text:style-name="P2"><text:span text:style-name="T1">5</text:span></text:p>
          </draw:rect>
          <draw:line draw:style-name="gr532" draw:text-style-name="P1" draw:layer="layout" svg:x1="9.273cm" svg:y1="8.33cm" svg:x2="9.273cm" svg:y2="9.33cm">
            <draw:glue-point draw:id="4" svg:x="0cm" svg:y="5cm"/>
            <text:p/>
          </draw:line>
          <draw:line draw:style-name="gr533" draw:text-style-name="P1" draw:layer="layout" svg:x1="9.023cm" svg:y1="8.83cm" svg:x2="9.523cm" svg:y2="8.83cm">
            <text:p/>
          </draw:line>
          <draw:frame draw:style-name="gr534" draw:text-style-name="P4" draw:layer="layout" svg:width="2.195cm" svg:height="1.072cm" svg:x="9.523cm" svg:y="8.508cm">
            <draw:text-box>
              <text:p text:style-name="P3"><text:span text:style-name="T2">Manual</text:span></text:p>
              <text:p text:style-name="P3"><text:span text:style-name="T2">Stop boton</text:span></text:p>
            </draw:text-box>
          </draw:frame>
        </draw:g>
        <draw:g>
          <draw:line draw:style-name="gr535" draw:text-style-name="P1" draw:layer="layout" svg:x1="9.768cm" svg:y1="7.823cm" svg:x2="10.075cm" svg:y2="7.823cm">
            <text:p/>
          </draw:line>
          <draw:g>
            <draw:rect draw:style-name="gr536" draw:text-style-name="P5" draw:layer="layout" svg:width="1.997cm" svg:height="1cm" svg:x="10.076cm" svg:y="7.323cm">
              <text:p text:style-name="P2"><text:span text:style-name="T2">Celda</text:span></text:p>
              <text:p text:style-name="P2"><text:span text:style-name="T2">Soldadura</text:span></text:p>
            </draw:rect>
            <draw:line draw:style-name="gr537" draw:text-style-name="P1" draw:layer="layout" svg:x1="10.229cm" svg:y1="7.323cm" svg:x2="10.229cm" svg:y2="8.323cm">
              <text:p/>
            </draw:line>
            <draw:line draw:style-name="gr538" draw:text-style-name="P1" draw:layer="layout" svg:x1="11.919cm" svg:y1="7.323cm" svg:x2="11.919cm" svg:y2="8.323cm">
              <text:p/>
            </draw:line>
          </draw:g>
        </draw:g>
        <draw:g>
          <draw:line draw:style-name="gr539" draw:text-style-name="P1" draw:layer="layout" svg:x1="13.218cm" svg:y1="7.823cm" svg:x2="13.532cm" svg:y2="7.823cm">
            <text:p/>
          </draw:line>
          <draw:g>
            <draw:rect draw:style-name="gr540" draw:text-style-name="P5" draw:layer="layout" svg:width="2.041cm" svg:height="1cm" svg:x="13.532cm" svg:y="7.323cm">
              <text:p text:style-name="P2"><text:span text:style-name="T2">Celda</text:span></text:p>
              <text:p text:style-name="P2"><text:span text:style-name="T2">Soldadura</text:span></text:p>
            </draw:rect>
            <draw:line draw:style-name="gr541" draw:text-style-name="P1" draw:layer="layout" svg:x1="13.689cm" svg:y1="7.323cm" svg:x2="13.689cm" svg:y2="8.323cm">
              <text:p/>
            </draw:line>
            <draw:line draw:style-name="gr542" draw:text-style-name="P1" draw:layer="layout" svg:x1="15.416cm" svg:y1="7.323cm" svg:x2="15.416cm" svg:y2="8.323cm">
              <text:p/>
            </draw:line>
          </draw:g>
        </draw:g>
        <draw:g>
          <draw:line draw:style-name="gr543" draw:text-style-name="P1" draw:layer="layout" svg:x1="9.723cm" svg:y1="5.723cm" svg:x2="10.223cm" svg:y2="5.723cm">
            <text:p/>
          </draw:line>
          <draw:g>
            <draw:rect draw:style-name="gr544" draw:text-style-name="P5" draw:layer="layout" svg:width="2.5cm" svg:height="1cm" svg:x="10.973cm" svg:y="5.223cm">
              <text:p text:style-name="P2"><text:span text:style-name="T2">Habilitar celda</text:span></text:p>
              <text:p text:style-name="P2"><text:span text:style-name="T2">Soldadura</text:span></text:p>
            </draw:rect>
            <draw:rect draw:style-name="gr545" draw:text-style-name="P5" draw:layer="layout" svg:width="0.75cm" svg:height="1cm" svg:x="10.223cm" svg:y="5.223cm">
              <text:p text:style-name="P2"><text:span text:style-name="T2">N</text:span></text:p>
            </draw:rect>
          </draw:g>
        </draw:g>
        <draw:g>
          <draw:rect draw:style-name="gr546" draw:text-style-name="P1" draw:layer="layout" svg:width="1cm" svg:height="1cm" svg:x="8.778cm" svg:y="5.323cm">
            <text:p text:style-name="P2"><text:span text:style-name="T1">4</text:span></text:p>
          </draw:rect>
          <draw:line draw:style-name="gr547" draw:text-style-name="P1" draw:layer="layout" svg:x1="9.278cm" svg:y1="6.323cm" svg:x2="9.278cm" svg:y2="7.323cm">
            <draw:glue-point draw:id="4" svg:x="0cm" svg:y="5cm"/>
            <text:p/>
          </draw:line>
          <draw:line draw:style-name="gr548" draw:text-style-name="P1" draw:layer="layout" svg:x1="9.028cm" svg:y1="6.823cm" svg:x2="9.528cm" svg:y2="6.823cm">
            <text:p/>
          </draw:line>
          <draw:frame draw:style-name="gr549" draw:text-style-name="P11" draw:layer="layout" svg:width="2.064cm" svg:height="0.955cm" svg:x="9.528cm" svg:y="6.501cm">
            <draw:text-box>
              <text:p text:style-name="P10"><text:span text:style-name="T8">Manual</text:span></text:p>
              <text:p text:style-name="P10"><text:span text:style-name="T8">Start boton</text:span></text:p>
            </draw:text-box>
          </draw:frame>
        </draw:g>
        <draw:g>
          <draw:line draw:style-name="gr550" draw:text-style-name="P1" draw:layer="layout" svg:x1="2.673cm" svg:y1="9.364cm" svg:x2="5.968cm" svg:y2="9.364cm">
            <text:p/>
          </draw:line>
          <draw:line draw:style-name="gr551" draw:text-style-name="P1" draw:layer="layout" svg:x1="5.968cm" svg:y1="9.364cm" svg:x2="5.968cm" svg:y2="8.33cm">
            <text:p/>
          </draw:line>
          <draw:line draw:style-name="gr552" draw:text-style-name="P1" draw:layer="layout" svg:x1="5.803cm" svg:y1="9.019cm" svg:x2="6.132cm" svg:y2="9.019cm">
            <text:p/>
          </draw:line>
          <draw:frame draw:style-name="gr553" draw:text-style-name="P4" draw:layer="layout" svg:width="2.526cm" svg:height="1.029cm" svg:x="6.132cm" svg:y="8.548cm">
            <draw:text-box>
              <text:p text:style-name="P3"><text:span text:style-name="T2">Auto</text:span></text:p>
              <text:p text:style-name="P3"><text:span text:style-name="T2">Stop SCADA</text:span></text:p>
            </draw:text-box>
          </draw:frame>
        </draw:g>
        <draw:rect draw:style-name="gr554" draw:text-style-name="P1" draw:layer="layout" svg:width="1cm" svg:height="1cm" svg:x="5.473cm" svg:y="7.33cm">
          <text:p text:style-name="P2"><text:span text:style-name="T1">3</text:span></text:p>
        </draw:rect>
        <draw:rect draw:style-name="gr555" draw:text-style-name="P1" draw:layer="layout" svg:width="1cm" svg:height="1cm" svg:x="12.173cm" svg:y="7.33cm">
          <text:p text:style-name="P2"><text:span text:style-name="T1">6</text:span></text:p>
        </draw:rect>
        <draw:g>
          <draw:line draw:style-name="gr556" draw:text-style-name="P1" draw:layer="layout" svg:x1="9.273cm" svg:y1="9.364cm" svg:x2="12.712cm" svg:y2="9.364cm">
            <text:p/>
          </draw:line>
          <draw:line draw:style-name="gr557" draw:text-style-name="P1" draw:layer="layout" svg:x1="12.712cm" svg:y1="9.364cm" svg:x2="12.712cm" svg:y2="8.332cm">
            <text:p/>
          </draw:line>
          <draw:line draw:style-name="gr558" draw:text-style-name="P1" draw:layer="layout" svg:x1="12.54cm" svg:y1="9.02cm" svg:x2="12.884cm" svg:y2="9.02cm">
            <text:p/>
          </draw:line>
          <draw:frame draw:style-name="gr559" draw:text-style-name="P4" draw:layer="layout" svg:width="2.526cm" svg:height="1.029cm" svg:x="12.884cm" svg:y="8.549cm">
            <draw:text-box>
              <text:p text:style-name="P3"><text:span text:style-name="T2">Auto</text:span></text:p>
              <text:p text:style-name="P3"><text:span text:style-name="T2">Stop SCADA</text:span></text:p>
            </draw:text-box>
          </draw:frame>
        </draw:g>
        <draw:g>
          <draw:line draw:style-name="gr560" draw:text-style-name="P1" draw:layer="layout" svg:x1="2.813cm" svg:y1="4.514cm" svg:x2="2.813cm" svg:y2="5.33cm">
            <text:p/>
          </draw:line>
          <draw:g>
            <draw:line draw:style-name="gr561" draw:text-style-name="P1" draw:layer="layout" svg:x1="2.173cm" svg:y1="4.396cm" svg:x2="8.573cm" svg:y2="4.396cm">
              <text:p/>
            </draw:line>
            <draw:line draw:style-name="gr562" draw:text-style-name="P1" draw:layer="layout" svg:x1="2.173cm" svg:y1="4.514cm" svg:x2="8.573cm" svg:y2="4.514cm">
              <text:p/>
            </draw:line>
            <draw:line draw:style-name="gr563" draw:text-style-name="P1" draw:layer="layout" svg:x1="2.813cm" svg:y1="4.33cm" svg:x2="2.813cm" svg:y2="4.396cm">
              <text:p/>
            </draw:line>
          </draw:g>
        </draw:g>
        <draw:g>
          <draw:rect draw:style-name="gr564" draw:text-style-name="P1" draw:layer="layout" svg:width="1cm" svg:height="1cm" svg:x="15.628cm" svg:y="5.33cm">
            <text:p text:style-name="P2"><text:span text:style-name="T1">7</text:span></text:p>
          </draw:rect>
          <draw:line draw:style-name="gr565" draw:text-style-name="P1" draw:layer="layout" svg:x1="16.128cm" svg:y1="6.33cm" svg:x2="16.128cm" svg:y2="7.33cm">
            <draw:glue-point draw:id="4" svg:x="0cm" svg:y="5cm"/>
            <text:p/>
          </draw:line>
          <draw:line draw:style-name="gr566" draw:text-style-name="P1" draw:layer="layout" svg:x1="15.878cm" svg:y1="6.83cm" svg:x2="16.378cm" svg:y2="6.83cm">
            <text:p/>
          </draw:line>
          <draw:frame draw:style-name="gr567" draw:text-style-name="P4" draw:layer="layout" svg:width="2.424cm" svg:height="0.656cm" svg:x="16.378cm" svg:y="6.508cm">
            <draw:text-box>
              <text:p text:style-name="P3"><text:span text:style-name="T2">Silla sencilla</text:span></text:p>
            </draw:text-box>
          </draw:frame>
        </draw:g>
        <draw:g>
          <draw:line draw:style-name="gr568" draw:text-style-name="P1" draw:layer="layout" svg:x1="16.173cm" svg:y1="6.58cm" svg:x2="20.745cm" svg:y2="6.58cm">
            <text:p/>
          </draw:line>
          <draw:line draw:style-name="gr569" draw:text-style-name="P1" draw:layer="layout" svg:x1="20.745cm" svg:y1="6.58cm" svg:x2="20.745cm" svg:y2="7.33cm">
            <text:p/>
          </draw:line>
          <draw:line draw:style-name="gr570" draw:text-style-name="P1" draw:layer="layout" svg:x1="20.517cm" svg:y1="6.83cm" svg:x2="20.974cm" svg:y2="6.83cm">
            <text:p/>
          </draw:line>
          <draw:frame draw:style-name="gr571" draw:text-style-name="P4" draw:layer="layout" svg:width="2.669cm" svg:height="0.64cm" svg:x="20.974cm" svg:y="6.488cm">
            <draw:text-box>
              <text:p text:style-name="P3"><text:span text:style-name="T2">Silla compleja</text:span></text:p>
            </draw:text-box>
          </draw:frame>
        </draw:g>
        <draw:g>
          <draw:rect draw:style-name="gr572" draw:text-style-name="P1" draw:layer="layout" svg:width="1cm" svg:height="1cm" svg:x="15.673cm" svg:y="7.33cm">
            <text:p text:style-name="P2"><text:span text:style-name="T1">8</text:span></text:p>
          </draw:rect>
          <draw:line draw:style-name="gr573" draw:text-style-name="P1" draw:layer="layout" svg:x1="16.173cm" svg:y1="8.33cm" svg:x2="16.173cm" svg:y2="9.33cm">
            <draw:glue-point draw:id="4" svg:x="0cm" svg:y="5cm"/>
            <text:p/>
          </draw:line>
          <draw:line draw:style-name="gr574" draw:text-style-name="P1" draw:layer="layout" svg:x1="15.923cm" svg:y1="8.83cm" svg:x2="16.423cm" svg:y2="8.83cm">
            <text:p/>
          </draw:line>
          <draw:frame draw:style-name="gr575" draw:text-style-name="P4" draw:layer="layout" svg:width="2.293cm" svg:height="0.656cm" svg:x="16.423cm" svg:y="8.508cm">
            <draw:text-box>
              <text:p text:style-name="P3"><text:span text:style-name="T2">Start planta</text:span></text:p>
            </draw:text-box>
          </draw:frame>
        </draw:g>
        <draw:g>
          <draw:line draw:style-name="gr576" draw:text-style-name="P1" draw:layer="layout" svg:x1="16.673cm" svg:y1="7.83cm" svg:x2="17.173cm" svg:y2="7.83cm">
            <text:p/>
          </draw:line>
          <draw:g>
            <draw:rect draw:style-name="gr577" draw:text-style-name="P5" draw:layer="layout" svg:width="2.5cm" svg:height="1cm" svg:x="17.923cm" svg:y="7.33cm">
              <text:p text:style-name="P2"><text:span text:style-name="T2">Deshabilitar</text:span></text:p>
              <text:p text:style-name="P2"><text:span text:style-name="T2">Celda ext PP</text:span></text:p>
            </draw:rect>
            <draw:rect draw:style-name="gr578" draw:text-style-name="P5" draw:layer="layout" svg:width="0.75cm" svg:height="1cm" svg:x="17.173cm" svg:y="7.33cm">
              <text:p text:style-name="P2"><text:span text:style-name="T2">N</text:span></text:p>
            </draw:rect>
          </draw:g>
        </draw:g>
        <draw:g>
          <draw:rect draw:style-name="gr579" draw:text-style-name="P1" draw:layer="layout" svg:width="1cm" svg:height="1cm" svg:x="20.53cm" svg:y="7.33cm">
            <text:p text:style-name="P2"><text:span text:style-name="T1">9</text:span></text:p>
          </draw:rect>
          <draw:line draw:style-name="gr580" draw:text-style-name="P1" draw:layer="layout" svg:x1="21.03cm" svg:y1="8.33cm" svg:x2="21.03cm" svg:y2="9.33cm">
            <draw:glue-point draw:id="4" svg:x="0cm" svg:y="5cm"/>
            <text:p/>
          </draw:line>
          <draw:line draw:style-name="gr581" draw:text-style-name="P1" draw:layer="layout" svg:x1="20.78cm" svg:y1="8.83cm" svg:x2="21.28cm" svg:y2="8.83cm">
            <text:p/>
          </draw:line>
          <draw:frame draw:style-name="gr582" draw:text-style-name="P11" draw:layer="layout" svg:width="2.293cm" svg:height="0.955cm" svg:x="21.28cm" svg:y="8.508cm">
            <draw:text-box>
              <text:p text:style-name="P10"><text:span text:style-name="T8">Manual</text:span></text:p>
              <text:p text:style-name="P10"><text:span text:style-name="T8">Start boton</text:span></text:p>
            </draw:text-box>
          </draw:frame>
        </draw:g>
        <draw:g>
          <draw:line draw:style-name="gr583" draw:text-style-name="P1" draw:layer="layout" svg:x1="21.573cm" svg:y1="7.83cm" svg:x2="22.073cm" svg:y2="7.83cm">
            <text:p/>
          </draw:line>
          <draw:g>
            <draw:rect draw:style-name="gr584" draw:text-style-name="P5" draw:layer="layout" svg:width="2.5cm" svg:height="1cm" svg:x="22.823cm" svg:y="7.33cm">
              <text:p text:style-name="P2"><text:span text:style-name="T2">Habilitar</text:span></text:p>
              <text:p text:style-name="P2"><text:span text:style-name="T2">Celda ext PP</text:span></text:p>
            </draw:rect>
            <draw:rect draw:style-name="gr585" draw:text-style-name="P5" draw:layer="layout" svg:width="0.75cm" svg:height="1cm" svg:x="22.073cm" svg:y="7.33cm">
              <text:p text:style-name="P2"><text:span text:style-name="T2">N</text:span></text:p>
            </draw:rect>
          </draw:g>
        </draw:g>
        <draw:g>
          <draw:line draw:style-name="gr586" draw:text-style-name="P1" draw:layer="layout" svg:x1="21cm" svg:y1="8.552cm" svg:x2="23.619cm" svg:y2="8.552cm">
            <text:p/>
          </draw:line>
          <draw:line draw:style-name="gr587" draw:text-style-name="P1" draw:layer="layout" svg:x1="23.619cm" svg:y1="8.552cm" svg:x2="23.619cm" svg:y2="9.302cm">
            <text:p/>
          </draw:line>
          <draw:line draw:style-name="gr588" draw:text-style-name="P1" draw:layer="layout" svg:x1="23.488cm" svg:y1="8.802cm" svg:x2="23.75cm" svg:y2="8.802cm">
            <text:p/>
          </draw:line>
          <draw:frame draw:style-name="gr589" draw:text-style-name="P4" draw:layer="layout" svg:width="2.836cm" svg:height="1.029cm" svg:x="23.751cm" svg:y="8.46cm">
            <draw:text-box>
              <text:p text:style-name="P3"><text:span text:style-name="T2">Auto</text:span></text:p>
              <text:p text:style-name="P3"><text:span text:style-name="T2">Start SCADA</text:span></text:p>
            </draw:text-box>
          </draw:frame>
        </draw:g>
        <draw:g>
          <draw:rect draw:style-name="gr590" draw:text-style-name="P1" draw:layer="layout" svg:width="1cm" svg:height="1cm" svg:x="20.573cm" svg:y="9.296cm">
            <text:p text:style-name="P2"><text:span text:style-name="T1">10</text:span></text:p>
          </draw:rect>
          <draw:line draw:style-name="gr591" draw:text-style-name="P1" draw:layer="layout" svg:x1="21.073cm" svg:y1="10.296cm" svg:x2="21.073cm" svg:y2="11.296cm">
            <draw:glue-point draw:id="4" svg:x="0cm" svg:y="5cm"/>
            <text:p/>
          </draw:line>
          <draw:line draw:style-name="gr592" draw:text-style-name="P1" draw:layer="layout" svg:x1="20.823cm" svg:y1="10.796cm" svg:x2="21.323cm" svg:y2="10.796cm">
            <text:p/>
          </draw:line>
          <draw:frame draw:style-name="gr593" draw:text-style-name="P4" draw:layer="layout" svg:width="2.195cm" svg:height="1.072cm" svg:x="21.323cm" svg:y="10.474cm">
            <draw:text-box>
              <text:p text:style-name="P3"><text:span text:style-name="T2">Manual</text:span></text:p>
              <text:p text:style-name="P3"><text:span text:style-name="T2">Stop boton</text:span></text:p>
            </draw:text-box>
          </draw:frame>
        </draw:g>
        <draw:g>
          <draw:line draw:style-name="gr594" draw:text-style-name="P1" draw:layer="layout" svg:x1="21.568cm" svg:y1="9.789cm" svg:x2="21.809cm" svg:y2="9.789cm">
            <text:p/>
          </draw:line>
          <draw:g>
            <draw:rect draw:style-name="gr595" draw:text-style-name="P5" draw:layer="layout" svg:width="1.564cm" svg:height="1cm" svg:x="21.809cm" svg:y="9.289cm">
              <text:p text:style-name="P2"><text:span text:style-name="T2">Celda</text:span></text:p>
              <text:p text:style-name="P2"><text:span text:style-name="T2">ext PP</text:span></text:p>
            </draw:rect>
            <draw:line draw:style-name="gr596" draw:text-style-name="P1" draw:layer="layout" svg:x1="21.929cm" svg:y1="9.289cm" svg:x2="21.929cm" svg:y2="10.289cm">
              <text:p/>
            </draw:line>
            <draw:line draw:style-name="gr597" draw:text-style-name="P1" draw:layer="layout" svg:x1="23.253cm" svg:y1="9.289cm" svg:x2="23.253cm" svg:y2="10.289cm">
              <text:p/>
            </draw:line>
          </draw:g>
        </draw:g>
        <draw:g>
          <draw:line draw:style-name="gr598" draw:text-style-name="P1" draw:layer="layout" svg:x1="24.518cm" svg:y1="9.789cm" svg:x2="24.765cm" svg:y2="9.789cm">
            <text:p/>
          </draw:line>
          <draw:g>
            <draw:rect draw:style-name="gr599" draw:text-style-name="P5" draw:layer="layout" svg:width="1.608cm" svg:height="1cm" svg:x="24.765cm" svg:y="9.289cm">
              <text:p text:style-name="P2"><text:span text:style-name="T2">Celda</text:span></text:p>
              <text:p text:style-name="P2"><text:span text:style-name="T2">ext PP</text:span></text:p>
            </draw:rect>
            <draw:line draw:style-name="gr600" draw:text-style-name="P1" draw:layer="layout" svg:x1="24.889cm" svg:y1="9.289cm" svg:x2="24.889cm" svg:y2="10.289cm">
              <text:p/>
            </draw:line>
            <draw:line draw:style-name="gr601" draw:text-style-name="P1" draw:layer="layout" svg:x1="26.249cm" svg:y1="9.289cm" svg:x2="26.249cm" svg:y2="10.289cm">
              <text:p/>
            </draw:line>
          </draw:g>
        </draw:g>
        <draw:rect draw:style-name="gr602" draw:text-style-name="P1" draw:layer="layout" svg:width="1cm" svg:height="1cm" svg:x="23.473cm" svg:y="9.296cm">
          <text:p text:style-name="P2"><text:span text:style-name="T1">11</text:span></text:p>
        </draw:rect>
        <draw:g>
          <draw:line draw:style-name="gr603" draw:text-style-name="P1" draw:layer="layout" svg:x1="21.073cm" svg:y1="11.33cm" svg:x2="23.931cm" svg:y2="11.33cm">
            <text:p/>
          </draw:line>
          <draw:line draw:style-name="gr604" draw:text-style-name="P1" draw:layer="layout" svg:x1="23.931cm" svg:y1="11.33cm" svg:x2="23.931cm" svg:y2="10.298cm">
            <text:p/>
          </draw:line>
          <draw:line draw:style-name="gr605" draw:text-style-name="P1" draw:layer="layout" svg:x1="23.788cm" svg:y1="10.986cm" svg:x2="24.074cm" svg:y2="10.986cm">
            <text:p/>
          </draw:line>
          <draw:frame draw:style-name="gr606" draw:text-style-name="P4" draw:layer="layout" svg:width="2.526cm" svg:height="1.029cm" svg:x="24.074cm" svg:y="10.515cm">
            <draw:text-box>
              <text:p text:style-name="P3"><text:span text:style-name="T2">Auto</text:span></text:p>
              <text:p text:style-name="P3"><text:span text:style-name="T2">Stop SCADA</text:span></text:p>
            </draw:text-box>
          </draw:frame>
        </draw:g>
        <draw:polyline draw:style-name="gr97" draw:text-style-name="P6" draw:layer="layout" svg:width="6.699cm" svg:height="2.899cm" svg:x="16.173cm" svg:y="9.33cm" svg:viewBox="0 0 6700 2900" draw:points="6700,2000 6700,2900 0,2900 0,0">
          <text:p/>
        </draw:polyline>
        <draw:line draw:style-name="gr97" draw:text-style-name="P6" draw:layer="layout" svg:x1="4.073cm" svg:y1="9.33cm" svg:x2="4.073cm" svg:y2="12.43cm">
          <text:p/>
        </draw:line>
        <draw:line draw:style-name="gr97" draw:text-style-name="P6" draw:layer="layout" svg:x1="10.973cm" svg:y1="9.33cm" svg:x2="10.973cm" svg:y2="12.43cm">
          <text:p/>
        </draw:line>
        <draw:polyline draw:style-name="gr97" draw:text-style-name="P6" draw:layer="layout" svg:width="3.699cm" svg:height="14.269cm" svg:x="1.473cm" svg:y="1.93cm" svg:viewBox="0 0 3700 14270" draw:points="2627,14270 27,14270 0,0 3700,0 3700,500">
          <text:p/>
        </draw:polyline>
        <draw:g>
          <draw:rect draw:style-name="gr607" draw:text-style-name="P1" draw:layer="layout" svg:width="1cm" svg:height="1cm" svg:x="3.6cm" svg:y="14.2cm">
            <text:p text:style-name="P2"><text:span text:style-name="T1">12</text:span></text:p>
          </draw:rect>
          <draw:line draw:style-name="gr608" draw:text-style-name="P1" draw:layer="layout" svg:x1="4.1cm" svg:y1="15.2cm" svg:x2="4.1cm" svg:y2="16.2cm">
            <draw:glue-point draw:id="4" svg:x="0cm" svg:y="5cm"/>
            <text:p/>
          </draw:line>
          <draw:line draw:style-name="gr609" draw:text-style-name="P1" draw:layer="layout" svg:x1="3.85cm" svg:y1="15.7cm" svg:x2="4.35cm" svg:y2="15.7cm">
            <text:p/>
          </draw:line>
          <draw:frame draw:style-name="gr610" draw:text-style-name="P4" draw:layer="layout" svg:width="3.931cm" svg:height="0.64cm" svg:x="4.35cm" svg:y="15.378cm">
            <draw:text-box>
              <text:p text:style-name="P3"><text:span text:style-name="T2">Celdas deshabilitadas</text:span></text:p>
            </draw:text-box>
          </draw:frame>
        </draw:g>
        <draw:g>
          <draw:line draw:style-name="gr611" draw:text-style-name="P1" draw:layer="layout" svg:x1="4.65cm" svg:y1="14.7cm" svg:x2="5.15cm" svg:y2="14.7cm">
            <text:p/>
          </draw:line>
          <draw:g>
            <draw:rect draw:style-name="gr612" draw:text-style-name="P5" draw:layer="layout" svg:width="2.5cm" svg:height="1cm" svg:x="5.9cm" svg:y="14.2cm">
              <text:p text:style-name="P2"><text:span text:style-name="T2">Deshabilitar</text:span></text:p>
              <text:p text:style-name="P2"><text:span text:style-name="T2">celdas</text:span></text:p>
            </draw:rect>
            <draw:rect draw:style-name="gr613" draw:text-style-name="P5" draw:layer="layout" svg:width="0.75cm" svg:height="1cm" svg:x="5.15cm" svg:y="14.2cm">
              <text:p text:style-name="P2"><text:span text:style-name="T2">N</text:span></text:p>
            </draw:rect>
          </draw:g>
        </draw:g>
      </draw:page>
      <draw:page draw:name="page8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614" draw:text-style-name="P1" draw:layer="layout" svg:x1="4.972cm" svg:y1="3.43cm" svg:x2="4.972cm" svg:y2="4.43cm">
              <text:p/>
            </draw:line>
            <draw:line draw:style-name="gr615" draw:text-style-name="P1" draw:layer="layout" svg:x1="4.722cm" svg:y1="3.929cm" svg:x2="5.222cm" svg:y2="3.929cm">
              <text:p/>
            </draw:line>
            <draw:g>
              <draw:rect draw:style-name="gr616" draw:text-style-name="P1" draw:layer="layout" svg:width="1cm" svg:height="1cm" svg:x="4.473cm" svg:y="2.431cm">
                <text:p/>
              </draw:rect>
              <draw:rect draw:style-name="gr617" draw:text-style-name="P1" draw:layer="layout" svg:width="0.804cm" svg:height="0.831cm" svg:x="4.571cm" svg:y="2.516cm">
                <text:p text:style-name="P2"><text:span text:style-name="T1">0</text:span></text:p>
              </draw:rect>
            </draw:g>
          </draw:g>
          <draw:frame draw:style-name="gr618" draw:text-style-name="P4" draw:layer="layout" svg:width="2.674cm" svg:height="0.64cm" svg:x="5.223cm" svg:y="3.604cm">
            <draw:text-box>
              <text:p text:style-name="P3"><text:span text:style-name="T2">Start_cloud=1</text:span></text:p>
            </draw:text-box>
          </draw:frame>
        </draw:g>
        <draw:g>
          <draw:line draw:style-name="gr619" draw:text-style-name="P1" draw:layer="layout" svg:x1="5.518cm" svg:y1="2.93cm" svg:x2="6.065cm" svg:y2="2.93cm">
            <text:p/>
          </draw:line>
          <draw:g>
            <draw:rect draw:style-name="gr620" draw:text-style-name="P5" draw:layer="layout" svg:width="2.733cm" svg:height="1cm" svg:x="6.885cm" svg:y="2.43cm">
              <text:p text:style-name="P2"><text:span text:style-name="T2">Inicializar PLC</text:span></text:p>
            </draw:rect>
            <draw:rect draw:style-name="gr621" draw:text-style-name="P5" draw:layer="layout" svg:width="0.82cm" svg:height="1cm" svg:x="6.065cm" svg:y="2.43cm">
              <text:p text:style-name="P2"><text:span text:style-name="T2">N</text:span></text:p>
            </draw:rect>
          </draw:g>
        </draw:g>
        <draw:g>
          <draw:line draw:style-name="gr622" draw:text-style-name="P1" draw:layer="layout" svg:x1="8.373cm" svg:y1="4.396cm" svg:x2="16.673cm" svg:y2="4.396cm">
            <text:p/>
          </draw:line>
          <draw:line draw:style-name="gr623" draw:text-style-name="P1" draw:layer="layout" svg:x1="8.373cm" svg:y1="4.514cm" svg:x2="16.673cm" svg:y2="4.514cm">
            <text:p/>
          </draw:line>
          <draw:line draw:style-name="gr624" draw:text-style-name="P1" draw:layer="layout" svg:x1="9.065cm" svg:y1="4.514cm" svg:x2="9.065cm" svg:y2="5.33cm">
            <text:p/>
          </draw:line>
          <draw:line draw:style-name="gr625" draw:text-style-name="P1" draw:layer="layout" svg:x1="9.065cm" svg:y1="4.33cm" svg:x2="9.065cm" svg:y2="4.396cm">
            <text:p/>
          </draw:line>
          <draw:line draw:style-name="gr626" draw:text-style-name="P1" draw:layer="layout" svg:x1="15.981cm" svg:y1="5.33cm" svg:x2="15.981cm" svg:y2="4.514cm">
            <text:p/>
          </draw:line>
        </draw:g>
        <draw:g>
          <draw:g>
            <draw:line draw:style-name="gr627" draw:text-style-name="P1" draw:layer="layout" svg:x1="3.843cm" svg:y1="13.23cm" svg:x2="3.843cm" svg:y2="14.23cm">
              <text:p/>
            </draw:line>
            <draw:line draw:style-name="gr628" draw:text-style-name="P1" draw:layer="layout" svg:x1="3.508cm" svg:y1="13.73cm" svg:x2="4.178cm" svg:y2="13.73cm">
              <text:p/>
            </draw:line>
            <draw:frame draw:style-name="gr629" draw:text-style-name="P5" draw:layer="layout" svg:width="2.653cm" svg:height="1.184cm" svg:x="4.178cm" svg:y="13.116cm">
              <draw:text-box>
                <text:p text:style-name="P2"><text:span text:style-name="T2">Stop_cloud=0</text:span></text:p>
              </draw:text-box>
            </draw:frame>
          </draw:g>
          <draw:g>
            <draw:line draw:style-name="gr630" draw:text-style-name="P1" draw:layer="layout" svg:x1="3.843cm" svg:y1="13.046cm" svg:x2="3.843cm" svg:y2="12.23cm">
              <text:p/>
            </draw:line>
            <draw:g>
              <draw:line draw:style-name="gr631" draw:text-style-name="P1" draw:layer="layout" svg:x1="3.173cm" svg:y1="13.164cm" svg:x2="9.873cm" svg:y2="13.164cm">
                <text:p/>
              </draw:line>
              <draw:line draw:style-name="gr632" draw:text-style-name="P1" draw:layer="layout" svg:x1="3.173cm" svg:y1="13.046cm" svg:x2="9.873cm" svg:y2="13.046cm">
                <text:p/>
              </draw:line>
              <draw:line draw:style-name="gr633" draw:text-style-name="P1" draw:layer="layout" svg:x1="3.843cm" svg:y1="13.23cm" svg:x2="3.843cm" svg:y2="13.164cm">
                <text:p/>
              </draw:line>
            </draw:g>
          </draw:g>
        </draw:g>
        <draw:g>
          <draw:line draw:style-name="gr634" draw:text-style-name="P1" draw:layer="layout" svg:x1="19.273cm" svg:y1="13.046cm" svg:x2="19.273cm" svg:y2="12.23cm">
            <text:p/>
          </draw:line>
          <draw:g>
            <draw:line draw:style-name="gr635" draw:text-style-name="P1" draw:layer="layout" svg:x1="18.773cm" svg:y1="13.164cm" svg:x2="19.773cm" svg:y2="13.164cm">
              <text:p/>
            </draw:line>
            <draw:line draw:style-name="gr636" draw:text-style-name="P1" draw:layer="layout" svg:x1="18.773cm" svg:y1="13.046cm" svg:x2="19.773cm" svg:y2="13.046cm">
              <text:p/>
            </draw:line>
          </draw:g>
        </draw:g>
        <draw:g>
          <draw:line draw:style-name="gr637" draw:text-style-name="P1" draw:layer="layout" svg:x1="10.761cm" svg:y1="13.053cm" svg:x2="10.761cm" svg:y2="12.237cm">
            <text:p/>
          </draw:line>
          <draw:g>
            <draw:line draw:style-name="gr638" draw:text-style-name="P1" draw:layer="layout" svg:x1="9.873cm" svg:y1="13.171cm" svg:x2="18.752cm" svg:y2="13.171cm">
              <text:p/>
            </draw:line>
            <draw:line draw:style-name="gr639" draw:text-style-name="P1" draw:layer="layout" svg:x1="9.873cm" svg:y1="13.053cm" svg:x2="18.752cm" svg:y2="13.053cm">
              <text:p/>
            </draw:line>
          </draw:g>
        </draw:g>
        <draw:g>
          <draw:line draw:style-name="gr640" draw:text-style-name="P1" draw:layer="layout" svg:x1="2.524cm" svg:y1="6.593cm" svg:x2="5.762cm" svg:y2="6.593cm">
            <text:p/>
          </draw:line>
          <draw:line draw:style-name="gr641" draw:text-style-name="P1" draw:layer="layout" svg:x1="5.762cm" svg:y1="6.593cm" svg:x2="5.762cm" svg:y2="7.343cm">
            <text:p/>
          </draw:line>
          <draw:line draw:style-name="gr642" draw:text-style-name="P1" draw:layer="layout" svg:x1="5.6cm" svg:y1="6.843cm" svg:x2="5.924cm" svg:y2="6.843cm">
            <text:p/>
          </draw:line>
          <draw:frame draw:style-name="gr643" draw:text-style-name="P4" draw:layer="layout" svg:width="3.349cm" svg:height="1.029cm" svg:x="5.924cm" svg:y="6.501cm">
            <draw:text-box>
              <text:p text:style-name="P12"><text:span text:style-name="T4">Auto=1</text:span></text:p>
              <text:p text:style-name="P12"><text:span text:style-name="T4">Start_SCADA_PU=1</text:span></text:p>
            </draw:text-box>
          </draw:frame>
        </draw:g>
        <draw:g>
          <draw:line draw:style-name="gr644" draw:text-style-name="P1" draw:layer="layout" svg:x1="2.973cm" svg:y1="5.73cm" svg:x2="3.473cm" svg:y2="5.73cm">
            <text:p/>
          </draw:line>
          <draw:g>
            <draw:rect draw:style-name="gr645" draw:text-style-name="P5" draw:layer="layout" svg:width="2.5cm" svg:height="1cm" svg:x="4.223cm" svg:y="5.23cm">
              <text:p text:style-name="P2"><text:span text:style-name="T2">Active_PP=1</text:span></text:p>
            </draw:rect>
            <draw:rect draw:style-name="gr646" draw:text-style-name="P5" draw:layer="layout" svg:width="0.75cm" svg:height="1cm" svg:x="3.473cm" svg:y="5.23cm">
              <text:p text:style-name="P2"><text:span text:style-name="T2">N</text:span></text:p>
            </draw:rect>
          </draw:g>
        </draw:g>
        <draw:g>
          <draw:rect draw:style-name="gr647" draw:text-style-name="P1" draw:layer="layout" svg:width="1cm" svg:height="1cm" svg:x="2.028cm" svg:y="5.33cm">
            <text:p text:style-name="P2"><text:span text:style-name="T1">1</text:span></text:p>
          </draw:rect>
          <draw:line draw:style-name="gr648" draw:text-style-name="P1" draw:layer="layout" svg:x1="2.528cm" svg:y1="6.33cm" svg:x2="2.528cm" svg:y2="7.33cm">
            <draw:glue-point draw:id="4" svg:x="0cm" svg:y="5cm"/>
            <text:p/>
          </draw:line>
          <draw:line draw:style-name="gr649" draw:text-style-name="P1" draw:layer="layout" svg:x1="2.278cm" svg:y1="6.83cm" svg:x2="2.778cm" svg:y2="6.83cm">
            <text:p/>
          </draw:line>
          <draw:frame draw:style-name="gr650" draw:text-style-name="P7" draw:layer="layout" svg:width="2.284cm" svg:height="0.735cm" svg:x="2.778cm" svg:y="6.508cm">
            <draw:text-box>
              <text:p text:style-name="P12"><text:span text:style-name="T3">Manual=1</text:span></text:p>
              <text:p text:style-name="P12"><text:span text:style-name="T3">Start_Fisico_PU=1</text:span></text:p>
            </draw:text-box>
          </draw:frame>
        </draw:g>
        <draw:g>
          <draw:rect draw:style-name="gr651" draw:text-style-name="P1" draw:layer="layout" svg:width="1cm" svg:height="1cm" svg:x="2.028cm" svg:y="7.33cm">
            <text:p text:style-name="P2"><text:span text:style-name="T1">2</text:span></text:p>
          </draw:rect>
          <draw:line draw:style-name="gr652" draw:text-style-name="P1" draw:layer="layout" svg:x1="2.528cm" svg:y1="8.33cm" svg:x2="2.528cm" svg:y2="9.33cm">
            <draw:glue-point draw:id="4" svg:x="0cm" svg:y="5cm"/>
            <text:p/>
          </draw:line>
          <draw:line draw:style-name="gr653" draw:text-style-name="P1" draw:layer="layout" svg:x1="2.278cm" svg:y1="8.83cm" svg:x2="2.778cm" svg:y2="8.83cm">
            <text:p/>
          </draw:line>
          <draw:frame draw:style-name="gr654" draw:text-style-name="P4" draw:layer="layout" svg:width="2.272cm" svg:height="1.072cm" svg:x="2.778cm" svg:y="8.508cm">
            <draw:text-box>
              <text:p text:style-name="P12"><text:span text:style-name="T4">Manual=1</text:span></text:p>
              <text:p text:style-name="P12"><text:span text:style-name="T4">Stop_Fisico_PU=1</text:span></text:p>
            </draw:text-box>
          </draw:frame>
        </draw:g>
        <draw:g>
          <draw:line draw:style-name="gr655" draw:text-style-name="P1" draw:layer="layout" svg:x1="3.023cm" svg:y1="7.83cm" svg:x2="3.31cm" svg:y2="7.83cm">
            <text:p/>
          </draw:line>
          <draw:g>
            <draw:rect draw:style-name="gr656" draw:text-style-name="P5" draw:layer="layout" svg:width="1.864cm" svg:height="1cm" svg:x="3.309cm" svg:y="7.33cm">
              <text:p text:style-name="P2"><text:span text:style-name="T2">Celda</text:span></text:p>
              <text:p text:style-name="P2"><text:span text:style-name="T2">Inyec PU</text:span></text:p>
            </draw:rect>
            <draw:line draw:style-name="gr657" draw:text-style-name="P1" draw:layer="layout" svg:x1="3.453cm" svg:y1="7.33cm" svg:x2="3.453cm" svg:y2="8.33cm">
              <text:p/>
            </draw:line>
            <draw:line draw:style-name="gr658" draw:text-style-name="P1" draw:layer="layout" svg:x1="5.03cm" svg:y1="7.33cm" svg:x2="5.03cm" svg:y2="8.33cm">
              <text:p/>
            </draw:line>
          </draw:g>
        </draw:g>
        <draw:g>
          <draw:line draw:style-name="gr659" draw:text-style-name="P1" draw:layer="layout" svg:x1="6.273cm" svg:y1="7.83cm" svg:x2="6.566cm" svg:y2="7.83cm">
            <text:p/>
          </draw:line>
          <draw:g>
            <draw:rect draw:style-name="gr660" draw:text-style-name="P5" draw:layer="layout" svg:width="1.907cm" svg:height="1cm" svg:x="6.566cm" svg:y="7.33cm">
              <text:p text:style-name="P2"><text:span text:style-name="T2">Celda</text:span></text:p>
              <text:p text:style-name="P2"><text:span text:style-name="T2">Inyec PU</text:span></text:p>
            </draw:rect>
            <draw:line draw:style-name="gr661" draw:text-style-name="P1" draw:layer="layout" svg:x1="6.713cm" svg:y1="7.33cm" svg:x2="6.713cm" svg:y2="8.33cm">
              <text:p/>
            </draw:line>
            <draw:line draw:style-name="gr662" draw:text-style-name="P1" draw:layer="layout" svg:x1="8.326cm" svg:y1="7.33cm" svg:x2="8.326cm" svg:y2="8.33cm">
              <text:p/>
            </draw:line>
          </draw:g>
        </draw:g>
        <draw:g>
          <draw:line draw:style-name="gr663" draw:text-style-name="P1" draw:layer="layout" svg:x1="9.069cm" svg:y1="6.586cm" svg:x2="12.525cm" svg:y2="6.586cm">
            <text:p/>
          </draw:line>
          <draw:line draw:style-name="gr664" draw:text-style-name="P1" draw:layer="layout" svg:x1="12.525cm" svg:y1="6.586cm" svg:x2="12.525cm" svg:y2="7.336cm">
            <text:p/>
          </draw:line>
          <draw:line draw:style-name="gr665" draw:text-style-name="P1" draw:layer="layout" svg:x1="12.352cm" svg:y1="6.836cm" svg:x2="12.698cm" svg:y2="6.836cm">
            <text:p/>
          </draw:line>
          <draw:frame draw:style-name="gr666" draw:text-style-name="P4" draw:layer="layout" svg:width="3.574cm" svg:height="1.029cm" svg:x="12.699cm" svg:y="6.494cm">
            <draw:text-box>
              <text:p text:style-name="P12"><text:span text:style-name="T4">Auto=1</text:span></text:p>
              <text:p text:style-name="P12"><text:span text:style-name="T4">Start_SCADA_Soldadura=1</text:span></text:p>
            </draw:text-box>
          </draw:frame>
        </draw:g>
        <draw:g>
          <draw:rect draw:style-name="gr667" draw:text-style-name="P1" draw:layer="layout" svg:width="1cm" svg:height="1cm" svg:x="8.573cm" svg:y="7.33cm">
            <text:p text:style-name="P2"><text:span text:style-name="T1">5</text:span></text:p>
          </draw:rect>
          <draw:line draw:style-name="gr668" draw:text-style-name="P1" draw:layer="layout" svg:x1="9.073cm" svg:y1="8.33cm" svg:x2="9.073cm" svg:y2="9.33cm">
            <draw:glue-point draw:id="4" svg:x="0cm" svg:y="5cm"/>
            <text:p/>
          </draw:line>
          <draw:line draw:style-name="gr669" draw:text-style-name="P1" draw:layer="layout" svg:x1="8.823cm" svg:y1="8.83cm" svg:x2="9.323cm" svg:y2="8.83cm">
            <text:p/>
          </draw:line>
          <draw:frame draw:style-name="gr670" draw:text-style-name="P4" draw:layer="layout" svg:width="2.953cm" svg:height="1.072cm" svg:x="9.323cm" svg:y="8.508cm">
            <draw:text-box>
              <text:p text:style-name="P12"><text:span text:style-name="T4">Manual=1</text:span></text:p>
              <text:p text:style-name="P12"><text:span text:style-name="T4">Stop_Fisico_Soldadura=1</text:span></text:p>
            </draw:text-box>
          </draw:frame>
        </draw:g>
        <draw:g>
          <draw:line draw:style-name="gr671" draw:text-style-name="P1" draw:layer="layout" svg:x1="9.568cm" svg:y1="7.823cm" svg:x2="9.875cm" svg:y2="7.823cm">
            <text:p/>
          </draw:line>
          <draw:g>
            <draw:rect draw:style-name="gr672" draw:text-style-name="P5" draw:layer="layout" svg:width="1.997cm" svg:height="1cm" svg:x="9.876cm" svg:y="7.323cm">
              <text:p text:style-name="P2"><text:span text:style-name="T2">Celda</text:span></text:p>
              <text:p text:style-name="P2"><text:span text:style-name="T2">Soldadura</text:span></text:p>
            </draw:rect>
            <draw:line draw:style-name="gr673" draw:text-style-name="P1" draw:layer="layout" svg:x1="10.029cm" svg:y1="7.323cm" svg:x2="10.029cm" svg:y2="8.323cm">
              <text:p/>
            </draw:line>
            <draw:line draw:style-name="gr674" draw:text-style-name="P1" draw:layer="layout" svg:x1="11.719cm" svg:y1="7.323cm" svg:x2="11.719cm" svg:y2="8.323cm">
              <text:p/>
            </draw:line>
          </draw:g>
        </draw:g>
        <draw:g>
          <draw:line draw:style-name="gr675" draw:text-style-name="P1" draw:layer="layout" svg:x1="13.018cm" svg:y1="7.823cm" svg:x2="13.332cm" svg:y2="7.823cm">
            <text:p/>
          </draw:line>
          <draw:g>
            <draw:rect draw:style-name="gr676" draw:text-style-name="P5" draw:layer="layout" svg:width="2.041cm" svg:height="1cm" svg:x="13.332cm" svg:y="7.323cm">
              <text:p text:style-name="P2"><text:span text:style-name="T2">Celda</text:span></text:p>
              <text:p text:style-name="P2"><text:span text:style-name="T2">Soldadura</text:span></text:p>
            </draw:rect>
            <draw:line draw:style-name="gr677" draw:text-style-name="P1" draw:layer="layout" svg:x1="13.489cm" svg:y1="7.323cm" svg:x2="13.489cm" svg:y2="8.323cm">
              <text:p/>
            </draw:line>
            <draw:line draw:style-name="gr678" draw:text-style-name="P1" draw:layer="layout" svg:x1="15.216cm" svg:y1="7.323cm" svg:x2="15.216cm" svg:y2="8.323cm">
              <text:p/>
            </draw:line>
          </draw:g>
        </draw:g>
        <draw:g>
          <draw:line draw:style-name="gr679" draw:text-style-name="P1" draw:layer="layout" svg:x1="9.523cm" svg:y1="5.723cm" svg:x2="10.2cm" svg:y2="5.723cm">
            <text:p/>
          </draw:line>
          <draw:g>
            <draw:rect draw:style-name="gr680" draw:text-style-name="P5" draw:layer="layout" svg:width="3.385cm" svg:height="1cm" svg:x="11.215cm" svg:y="5.223cm">
              <text:p text:style-name="P2"><text:span text:style-name="T2">Active_Soldadura=1</text:span></text:p>
            </draw:rect>
            <draw:rect draw:style-name="gr681" draw:text-style-name="P5" draw:layer="layout" svg:width="1.015cm" svg:height="1cm" svg:x="10.2cm" svg:y="5.223cm">
              <text:p text:style-name="P2"><text:span text:style-name="T2">N</text:span></text:p>
            </draw:rect>
          </draw:g>
        </draw:g>
        <draw:g>
          <draw:rect draw:style-name="gr682" draw:text-style-name="P1" draw:layer="layout" svg:width="1cm" svg:height="1cm" svg:x="8.578cm" svg:y="5.323cm">
            <text:p text:style-name="P2"><text:span text:style-name="T1">4</text:span></text:p>
          </draw:rect>
          <draw:line draw:style-name="gr683" draw:text-style-name="P1" draw:layer="layout" svg:x1="9.078cm" svg:y1="6.323cm" svg:x2="9.078cm" svg:y2="7.323cm">
            <draw:glue-point draw:id="4" svg:x="0cm" svg:y="5cm"/>
            <text:p/>
          </draw:line>
          <draw:line draw:style-name="gr684" draw:text-style-name="P1" draw:layer="layout" svg:x1="8.828cm" svg:y1="6.823cm" svg:x2="9.328cm" svg:y2="6.823cm">
            <text:p/>
          </draw:line>
          <draw:frame draw:style-name="gr685" draw:text-style-name="P4" draw:layer="layout" svg:width="2.966cm" svg:height="0.735cm" svg:x="9.328cm" svg:y="6.501cm">
            <draw:text-box>
              <text:p text:style-name="P12"><text:span text:style-name="T4">Manual=1</text:span></text:p>
              <text:p text:style-name="P12"><text:span text:style-name="T4">Start_Fisico_Soldadura=1</text:span></text:p>
            </draw:text-box>
          </draw:frame>
        </draw:g>
        <draw:g>
          <draw:line draw:style-name="gr686" draw:text-style-name="P1" draw:layer="layout" svg:x1="2.473cm" svg:y1="9.364cm" svg:x2="5.768cm" svg:y2="9.364cm">
            <text:p/>
          </draw:line>
          <draw:line draw:style-name="gr687" draw:text-style-name="P1" draw:layer="layout" svg:x1="5.768cm" svg:y1="9.364cm" svg:x2="5.768cm" svg:y2="8.33cm">
            <text:p/>
          </draw:line>
          <draw:line draw:style-name="gr688" draw:text-style-name="P1" draw:layer="layout" svg:x1="5.603cm" svg:y1="9.019cm" svg:x2="5.932cm" svg:y2="9.019cm">
            <text:p/>
          </draw:line>
          <draw:frame draw:style-name="gr689" draw:text-style-name="P4" draw:layer="layout" svg:width="2.432cm" svg:height="1.029cm" svg:x="5.932cm" svg:y="8.548cm">
            <draw:text-box>
              <text:p text:style-name="P12"><text:span text:style-name="T4">Auto=1</text:span></text:p>
              <text:p text:style-name="P12"><text:span text:style-name="T4">Stop_SCADA_PU=1</text:span></text:p>
            </draw:text-box>
          </draw:frame>
        </draw:g>
        <draw:rect draw:style-name="gr690" draw:text-style-name="P1" draw:layer="layout" svg:width="1cm" svg:height="1cm" svg:x="5.273cm" svg:y="7.33cm">
          <text:p text:style-name="P13"><text:span text:style-name="T1">3</text:span></text:p>
        </draw:rect>
        <draw:rect draw:style-name="gr691" draw:text-style-name="P1" draw:layer="layout" svg:width="1cm" svg:height="1cm" svg:x="11.973cm" svg:y="7.33cm">
          <text:p text:style-name="P13"><text:span text:style-name="T1">6</text:span></text:p>
        </draw:rect>
        <draw:g>
          <draw:line draw:style-name="gr692" draw:text-style-name="P1" draw:layer="layout" svg:x1="9.073cm" svg:y1="9.364cm" svg:x2="12.512cm" svg:y2="9.364cm">
            <text:p/>
          </draw:line>
          <draw:line draw:style-name="gr693" draw:text-style-name="P1" draw:layer="layout" svg:x1="12.512cm" svg:y1="9.364cm" svg:x2="12.512cm" svg:y2="8.332cm">
            <text:p/>
          </draw:line>
          <draw:line draw:style-name="gr694" draw:text-style-name="P1" draw:layer="layout" svg:x1="12.34cm" svg:y1="9.02cm" svg:x2="12.684cm" svg:y2="9.02cm">
            <text:p/>
          </draw:line>
          <draw:frame draw:style-name="gr695" draw:text-style-name="P4" draw:layer="layout" svg:width="3.114cm" svg:height="1.029cm" svg:x="12.684cm" svg:y="8.549cm">
            <draw:text-box>
              <text:p text:style-name="P12"><text:span text:style-name="T4">Auto=1</text:span></text:p>
              <text:p text:style-name="P12"><text:span text:style-name="T4">Stop_SCADA_Soldadura=1</text:span></text:p>
            </draw:text-box>
          </draw:frame>
        </draw:g>
        <draw:g>
          <draw:line draw:style-name="gr696" draw:text-style-name="P1" draw:layer="layout" svg:x1="2.613cm" svg:y1="4.514cm" svg:x2="2.613cm" svg:y2="5.33cm">
            <text:p/>
          </draw:line>
          <draw:g>
            <draw:line draw:style-name="gr697" draw:text-style-name="P1" draw:layer="layout" svg:x1="1.973cm" svg:y1="4.396cm" svg:x2="8.373cm" svg:y2="4.396cm">
              <text:p/>
            </draw:line>
            <draw:line draw:style-name="gr698" draw:text-style-name="P1" draw:layer="layout" svg:x1="1.973cm" svg:y1="4.514cm" svg:x2="8.373cm" svg:y2="4.514cm">
              <text:p/>
            </draw:line>
            <draw:line draw:style-name="gr699" draw:text-style-name="P1" draw:layer="layout" svg:x1="2.613cm" svg:y1="4.33cm" svg:x2="2.613cm" svg:y2="4.396cm">
              <text:p/>
            </draw:line>
          </draw:g>
        </draw:g>
        <draw:g>
          <draw:rect draw:style-name="gr700" draw:text-style-name="P1" draw:layer="layout" svg:width="1cm" svg:height="1cm" svg:x="15.428cm" svg:y="5.33cm">
            <text:p text:style-name="P2"><text:span text:style-name="T1">7</text:span></text:p>
          </draw:rect>
          <draw:line draw:style-name="gr701" draw:text-style-name="P1" draw:layer="layout" svg:x1="15.928cm" svg:y1="6.33cm" svg:x2="15.928cm" svg:y2="7.33cm">
            <draw:glue-point draw:id="4" svg:x="0cm" svg:y="5cm"/>
            <text:p/>
          </draw:line>
          <draw:line draw:style-name="gr702" draw:text-style-name="P1" draw:layer="layout" svg:x1="15.678cm" svg:y1="6.83cm" svg:x2="16.178cm" svg:y2="6.83cm">
            <text:p/>
          </draw:line>
          <draw:frame draw:style-name="gr703" draw:text-style-name="P4" draw:layer="layout" svg:width="2.424cm" svg:height="0.656cm" svg:x="16.178cm" svg:y="6.508cm">
            <draw:text-box>
              <text:p text:style-name="P3"><text:span text:style-name="T2">Producto=1</text:span></text:p>
            </draw:text-box>
          </draw:frame>
        </draw:g>
        <draw:g>
          <draw:line draw:style-name="gr704" draw:text-style-name="P1" draw:layer="layout" svg:x1="15.973cm" svg:y1="6.58cm" svg:x2="20.545cm" svg:y2="6.58cm">
            <text:p/>
          </draw:line>
          <draw:line draw:style-name="gr705" draw:text-style-name="P1" draw:layer="layout" svg:x1="20.545cm" svg:y1="6.58cm" svg:x2="20.545cm" svg:y2="7.33cm">
            <text:p/>
          </draw:line>
          <draw:line draw:style-name="gr706" draw:text-style-name="P1" draw:layer="layout" svg:x1="20.317cm" svg:y1="6.83cm" svg:x2="20.774cm" svg:y2="6.83cm">
            <text:p/>
          </draw:line>
          <draw:frame draw:style-name="gr707" draw:text-style-name="P4" draw:layer="layout" svg:width="2.305cm" svg:height="0.64cm" svg:x="20.774cm" svg:y="6.488cm">
            <draw:text-box>
              <text:p text:style-name="P3"><text:span text:style-name="T2">Producto=0</text:span></text:p>
            </draw:text-box>
          </draw:frame>
        </draw:g>
        <draw:g>
          <draw:rect draw:style-name="gr708" draw:text-style-name="P1" draw:layer="layout" svg:width="1cm" svg:height="1cm" svg:x="15.473cm" svg:y="7.33cm">
            <text:p text:style-name="P2"><text:span text:style-name="T1">8</text:span></text:p>
          </draw:rect>
          <draw:line draw:style-name="gr709" draw:text-style-name="P1" draw:layer="layout" svg:x1="15.973cm" svg:y1="8.33cm" svg:x2="15.973cm" svg:y2="9.33cm">
            <draw:glue-point draw:id="4" svg:x="0cm" svg:y="5cm"/>
            <text:p/>
          </draw:line>
          <draw:line draw:style-name="gr710" draw:text-style-name="P1" draw:layer="layout" svg:x1="15.723cm" svg:y1="8.83cm" svg:x2="16.223cm" svg:y2="8.83cm">
            <text:p/>
          </draw:line>
          <draw:frame draw:style-name="gr711" draw:text-style-name="P4" draw:layer="layout" svg:width="2.674cm" svg:height="0.656cm" svg:x="16.223cm" svg:y="8.508cm">
            <draw:text-box>
              <text:p text:style-name="P3"><text:span text:style-name="T2">Start_cloud=1</text:span></text:p>
            </draw:text-box>
          </draw:frame>
        </draw:g>
        <draw:g>
          <draw:line draw:style-name="gr712" draw:text-style-name="P1" draw:layer="layout" svg:x1="16.473cm" svg:y1="7.83cm" svg:x2="16.973cm" svg:y2="7.83cm">
            <text:p/>
          </draw:line>
          <draw:g>
            <draw:rect draw:style-name="gr713" draw:text-style-name="P5" draw:layer="layout" svg:width="2.5cm" svg:height="1cm" svg:x="17.723cm" svg:y="7.33cm">
              <text:p text:style-name="P2"><text:span text:style-name="T2">Active_PP=0</text:span></text:p>
            </draw:rect>
            <draw:rect draw:style-name="gr714" draw:text-style-name="P5" draw:layer="layout" svg:width="0.75cm" svg:height="1cm" svg:x="16.973cm" svg:y="7.33cm">
              <text:p text:style-name="P2"><text:span text:style-name="T2">N</text:span></text:p>
            </draw:rect>
          </draw:g>
        </draw:g>
        <draw:g>
          <draw:rect draw:style-name="gr715" draw:text-style-name="P1" draw:layer="layout" svg:width="1cm" svg:height="1cm" svg:x="20.33cm" svg:y="7.33cm">
            <text:p text:style-name="P2"><text:span text:style-name="T1">9</text:span></text:p>
          </draw:rect>
          <draw:line draw:style-name="gr716" draw:text-style-name="P1" draw:layer="layout" svg:x1="20.83cm" svg:y1="8.33cm" svg:x2="20.83cm" svg:y2="9.33cm">
            <draw:glue-point draw:id="4" svg:x="0cm" svg:y="5cm"/>
            <text:p/>
          </draw:line>
          <draw:line draw:style-name="gr717" draw:text-style-name="P1" draw:layer="layout" svg:x1="20.58cm" svg:y1="8.83cm" svg:x2="21.08cm" svg:y2="8.83cm">
            <text:p/>
          </draw:line>
          <draw:frame draw:style-name="gr718" draw:text-style-name="P4" draw:layer="layout" svg:width="2.293cm" svg:height="0.735cm" svg:x="21.08cm" svg:y="8.508cm">
            <draw:text-box>
              <text:p text:style-name="P12"><text:span text:style-name="T4">Manual=1</text:span></text:p>
              <text:p text:style-name="P12"><text:span text:style-name="T4">Start_Fisico_PP=1</text:span></text:p>
            </draw:text-box>
          </draw:frame>
        </draw:g>
        <draw:g>
          <draw:line draw:style-name="gr719" draw:text-style-name="P1" draw:layer="layout" svg:x1="21.373cm" svg:y1="7.83cm" svg:x2="21.873cm" svg:y2="7.83cm">
            <text:p/>
          </draw:line>
          <draw:g>
            <draw:rect draw:style-name="gr720" draw:text-style-name="P5" draw:layer="layout" svg:width="2.5cm" svg:height="1cm" svg:x="22.623cm" svg:y="7.33cm">
              <text:p text:style-name="P2"><text:span text:style-name="T2">Active_PP=1</text:span></text:p>
            </draw:rect>
            <draw:rect draw:style-name="gr721" draw:text-style-name="P5" draw:layer="layout" svg:width="0.75cm" svg:height="1cm" svg:x="21.873cm" svg:y="7.33cm">
              <text:p text:style-name="P2"><text:span text:style-name="T2">N</text:span></text:p>
            </draw:rect>
          </draw:g>
        </draw:g>
        <draw:g>
          <draw:line draw:style-name="gr722" draw:text-style-name="P1" draw:layer="layout" svg:x1="20.8cm" svg:y1="8.552cm" svg:x2="23.419cm" svg:y2="8.552cm">
            <text:p/>
          </draw:line>
          <draw:line draw:style-name="gr723" draw:text-style-name="P1" draw:layer="layout" svg:x1="23.419cm" svg:y1="8.552cm" svg:x2="23.419cm" svg:y2="9.302cm">
            <text:p/>
          </draw:line>
          <draw:line draw:style-name="gr724" draw:text-style-name="P1" draw:layer="layout" svg:x1="23.288cm" svg:y1="8.802cm" svg:x2="23.55cm" svg:y2="8.802cm">
            <text:p/>
          </draw:line>
          <draw:frame draw:style-name="gr725" draw:text-style-name="P4" draw:layer="layout" svg:width="3.127cm" svg:height="1.029cm" svg:x="23.551cm" svg:y="8.46cm">
            <draw:text-box>
              <text:p text:style-name="P12"><text:span text:style-name="T4">Auto=1</text:span></text:p>
              <text:p text:style-name="P12"><text:span text:style-name="T4">Start_SCADA_Soldadura=1</text:span></text:p>
            </draw:text-box>
          </draw:frame>
        </draw:g>
        <draw:g>
          <draw:rect draw:style-name="gr726" draw:text-style-name="P1" draw:layer="layout" svg:width="1cm" svg:height="1cm" svg:x="20.373cm" svg:y="9.296cm">
            <text:p text:style-name="P2"><text:span text:style-name="T1">10</text:span></text:p>
          </draw:rect>
          <draw:line draw:style-name="gr727" draw:text-style-name="P1" draw:layer="layout" svg:x1="20.873cm" svg:y1="10.296cm" svg:x2="20.873cm" svg:y2="11.296cm">
            <draw:glue-point draw:id="4" svg:x="0cm" svg:y="5cm"/>
            <text:p/>
          </draw:line>
          <draw:line draw:style-name="gr728" draw:text-style-name="P1" draw:layer="layout" svg:x1="20.623cm" svg:y1="10.796cm" svg:x2="21.123cm" svg:y2="10.796cm">
            <text:p/>
          </draw:line>
          <draw:frame draw:style-name="gr729" draw:text-style-name="P4" draw:layer="layout" svg:width="2.259cm" svg:height="1.072cm" svg:x="21.123cm" svg:y="10.474cm">
            <draw:text-box>
              <text:p text:style-name="P12"><text:span text:style-name="T4">Manual=1</text:span></text:p>
              <text:p text:style-name="P12"><text:span text:style-name="T4">Stop_Fisico_PP=1</text:span></text:p>
            </draw:text-box>
          </draw:frame>
        </draw:g>
        <draw:g>
          <draw:line draw:style-name="gr730" draw:text-style-name="P1" draw:layer="layout" svg:x1="21.368cm" svg:y1="9.789cm" svg:x2="21.609cm" svg:y2="9.789cm">
            <text:p/>
          </draw:line>
          <draw:g>
            <draw:rect draw:style-name="gr731" draw:text-style-name="P5" draw:layer="layout" svg:width="1.564cm" svg:height="1cm" svg:x="21.609cm" svg:y="9.289cm">
              <text:p text:style-name="P2"><text:span text:style-name="T2">Celda</text:span></text:p>
              <text:p text:style-name="P2"><text:span text:style-name="T2">ext PP</text:span></text:p>
            </draw:rect>
            <draw:line draw:style-name="gr732" draw:text-style-name="P1" draw:layer="layout" svg:x1="21.729cm" svg:y1="9.289cm" svg:x2="21.729cm" svg:y2="10.289cm">
              <text:p/>
            </draw:line>
            <draw:line draw:style-name="gr733" draw:text-style-name="P1" draw:layer="layout" svg:x1="23.053cm" svg:y1="9.289cm" svg:x2="23.053cm" svg:y2="10.289cm">
              <text:p/>
            </draw:line>
          </draw:g>
        </draw:g>
        <draw:g>
          <draw:line draw:style-name="gr734" draw:text-style-name="P1" draw:layer="layout" svg:x1="24.318cm" svg:y1="9.789cm" svg:x2="24.565cm" svg:y2="9.789cm">
            <text:p/>
          </draw:line>
          <draw:g>
            <draw:rect draw:style-name="gr735" draw:text-style-name="P5" draw:layer="layout" svg:width="1.608cm" svg:height="1cm" svg:x="24.565cm" svg:y="9.289cm">
              <text:p text:style-name="P2"><text:span text:style-name="T2">Celda</text:span></text:p>
              <text:p text:style-name="P2"><text:span text:style-name="T2">ext PP</text:span></text:p>
            </draw:rect>
            <draw:line draw:style-name="gr736" draw:text-style-name="P1" draw:layer="layout" svg:x1="24.689cm" svg:y1="9.289cm" svg:x2="24.689cm" svg:y2="10.289cm">
              <text:p/>
            </draw:line>
            <draw:line draw:style-name="gr737" draw:text-style-name="P1" draw:layer="layout" svg:x1="26.049cm" svg:y1="9.289cm" svg:x2="26.049cm" svg:y2="10.289cm">
              <text:p/>
            </draw:line>
          </draw:g>
        </draw:g>
        <draw:rect draw:style-name="gr738" draw:text-style-name="P1" draw:layer="layout" svg:width="1cm" svg:height="1cm" svg:x="23.273cm" svg:y="9.296cm">
          <text:p text:style-name="P13"><text:span text:style-name="T1">11</text:span></text:p>
        </draw:rect>
        <draw:g>
          <draw:line draw:style-name="gr739" draw:text-style-name="P1" draw:layer="layout" svg:x1="20.873cm" svg:y1="11.33cm" svg:x2="23.731cm" svg:y2="11.33cm">
            <text:p/>
          </draw:line>
          <draw:line draw:style-name="gr740" draw:text-style-name="P1" draw:layer="layout" svg:x1="23.731cm" svg:y1="11.33cm" svg:x2="23.731cm" svg:y2="10.298cm">
            <text:p/>
          </draw:line>
          <draw:line draw:style-name="gr741" draw:text-style-name="P1" draw:layer="layout" svg:x1="23.588cm" svg:y1="10.986cm" svg:x2="23.874cm" svg:y2="10.986cm">
            <text:p/>
          </draw:line>
          <draw:frame draw:style-name="gr742" draw:text-style-name="P4" draw:layer="layout" svg:width="3.114cm" svg:height="1.029cm" svg:x="23.874cm" svg:y="10.515cm">
            <draw:text-box>
              <text:p text:style-name="P12"><text:span text:style-name="T4">Auto=1</text:span></text:p>
              <text:p text:style-name="P12"><text:span text:style-name="T4">Stop_SCADA_Soldadura=1</text:span></text:p>
            </draw:text-box>
          </draw:frame>
        </draw:g>
        <draw:polyline draw:style-name="gr97" draw:text-style-name="P6" draw:layer="layout" svg:width="6.699cm" svg:height="2.899cm" svg:x="15.973cm" svg:y="9.33cm" svg:viewBox="0 0 6700 2900" draw:points="6700,2000 6700,2900 0,2900 0,0">
          <text:p/>
        </draw:polyline>
        <draw:line draw:style-name="gr97" draw:text-style-name="P6" draw:layer="layout" svg:x1="3.873cm" svg:y1="9.33cm" svg:x2="3.873cm" svg:y2="12.43cm">
          <text:p/>
        </draw:line>
        <draw:line draw:style-name="gr97" draw:text-style-name="P6" draw:layer="layout" svg:x1="10.773cm" svg:y1="9.33cm" svg:x2="10.773cm" svg:y2="12.43cm">
          <text:p/>
        </draw:line>
        <draw:polyline draw:style-name="gr97" draw:text-style-name="P6" draw:layer="layout" svg:width="3.699cm" svg:height="14.269cm" svg:x="1.273cm" svg:y="1.93cm" svg:viewBox="0 0 3700 14270" draw:points="2627,14270 27,14270 0,0 3700,0 3700,500">
          <text:p/>
        </draw:polyline>
        <draw:g>
          <draw:rect draw:style-name="gr743" draw:text-style-name="P1" draw:layer="layout" svg:width="1cm" svg:height="1cm" svg:x="3.4cm" svg:y="14.2cm">
            <text:p text:style-name="P2"><text:span text:style-name="T1">12</text:span></text:p>
          </draw:rect>
          <draw:line draw:style-name="gr744" draw:text-style-name="P1" draw:layer="layout" svg:x1="3.9cm" svg:y1="15.2cm" svg:x2="3.9cm" svg:y2="16.2cm">
            <draw:glue-point draw:id="4" svg:x="0cm" svg:y="5cm"/>
            <text:p/>
          </draw:line>
          <draw:line draw:style-name="gr745" draw:text-style-name="P1" draw:layer="layout" svg:x1="3.65cm" svg:y1="15.7cm" svg:x2="4.15cm" svg:y2="15.7cm">
            <text:p/>
          </draw:line>
          <draw:frame draw:style-name="gr746" draw:text-style-name="P4" draw:layer="layout" svg:width="2.699cm" svg:height="1.088cm" svg:x="4.15cm" svg:y="15.378cm">
            <draw:text-box>
              <text:p text:style-name="P14"><text:span text:style-name="T9">Active_PP=0</text:span></text:p>
              <text:p text:style-name="P14"><text:span text:style-name="T9">Active_PU=0</text:span></text:p>
              <text:p text:style-name="P14"><text:span text:style-name="T9">Active_Soldadura=0</text:span></text:p>
            </draw:text-box>
          </draw:frame>
        </draw:g>
        <draw:g>
          <draw:line draw:style-name="gr747" draw:text-style-name="P1" draw:layer="layout" svg:x1="4.45cm" svg:y1="14.7cm" svg:x2="4.95cm" svg:y2="14.7cm">
            <text:p/>
          </draw:line>
          <draw:g>
            <draw:rect draw:style-name="gr748" draw:text-style-name="P15" draw:layer="layout" svg:width="2.5cm" svg:height="1cm" svg:x="5.7cm" svg:y="14.2cm">
              <text:p text:style-name="P14"><text:span text:style-name="T10">Active_PP=0</text:span></text:p>
              <text:p text:style-name="P14"><text:span text:style-name="T10">Active_PU=0</text:span></text:p>
              <text:p text:style-name="P14"><text:span text:style-name="T10">Active_Soldadura=0</text:span></text:p>
            </draw:rect>
            <draw:rect draw:style-name="gr749" draw:text-style-name="P5" draw:layer="layout" svg:width="0.75cm" svg:height="1cm" svg:x="4.95cm" svg:y="14.2cm">
              <text:p text:style-name="P2"><text:span text:style-name="T2">N</text:span></text:p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us Caballero</meta:initial-creator>
    <meta:creation-date>2022-06-27T14:06:23.73</meta:creation-date>
    <dc:date>2022-06-29T21:08:40.65</dc:date>
    <dc:creator>Jesus Caballero</dc:creator>
    <meta:editing-duration>PT18H53M36S</meta:editing-duration>
    <meta:editing-cycles>5</meta:editing-cycles>
    <meta:generator>OpenOffice/4.1.12$Win32 OpenOffice.org_project/4112m1$Build-9809</meta:generator>
    <meta:document-statistic meta:object-count="1087"/>
  </office:meta>
</office:document-meta>
</file>